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293cm"/>
    </style:style>
    <style:style style:name="Table25.B" style:family="table-column">
      <style:table-column-properties style:column-width="2.258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2.42cm" style:rel-column-width="9325*"/>
    </style:style>
    <style:style style:name="Table26.B" style:family="table-column">
      <style:table-column-properties style:column-width="4.219cm" style:rel-column-width="16256*"/>
    </style:style>
    <style:style style:name="Table26.C" style:family="table-column">
      <style:table-column-properties style:column-width="1.588cm" style:rel-column-width="6115*"/>
    </style:style>
    <style:style style:name="Table26.D" style:family="table-column">
      <style:table-column-properties style:column-width="8.784cm" style:rel-column-width="33839*"/>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2.42cm" style:rel-column-width="9325*"/>
    </style:style>
    <style:style style:name="Table19.B" style:family="table-column">
      <style:table-column-properties style:column-width="4.219cm" style:rel-column-width="16256*"/>
    </style:style>
    <style:style style:name="Table19.C" style:family="table-column">
      <style:table-column-properties style:column-width="1.588cm" style:rel-column-width="6115*"/>
    </style:style>
    <style:style style:name="Table19.D" style:family="table-column">
      <style:table-column-properties style:column-width="8.784cm" style:rel-column-width="33839*"/>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1.64cm" style:rel-column-width="6319*"/>
    </style:style>
    <style:style style:name="Table24.B" style:family="table-column">
      <style:table-column-properties style:column-width="5.001cm" style:rel-column-width="19262*"/>
    </style:style>
    <style:style style:name="Table24.C" style:family="table-column">
      <style:table-column-properties style:column-width="1.588cm" style:rel-column-width="6115*"/>
    </style:style>
    <style:style style:name="Table24.D" style:family="table-column">
      <style:table-column-properties style:column-width="8.784cm" style:rel-column-width="33839*"/>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data-style-name="N0">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24.A11" style:family="table-cell">
      <style:table-cell-properties fo:padding="0.097cm" fo:border-left="0.05pt solid #000000" fo:border-right="none" fo:border-top="none" fo:border-bottom="0.05pt solid #000000"/>
    </style:style>
    <style:style style:name="Table24.B11" style:family="table-cell">
      <style:table-cell-properties fo:padding="0.097cm" fo:border-left="0.05pt solid #000000" fo:border-right="none" fo:border-top="none" fo:border-bottom="0.05pt solid #000000"/>
    </style:style>
    <style:style style:name="Table24.C11" style:family="table-cell">
      <style:table-cell-properties fo:padding="0.097cm" fo:border-left="0.05pt solid #000000" fo:border-right="none" fo:border-top="none" fo:border-bottom="0.05pt solid #000000"/>
    </style:style>
    <style:style style:name="Table24.D11" style:family="table-cell">
      <style:table-cell-properties fo:padding="0.097cm" fo:border-left="0.05pt solid #000000" fo:border-right="0.05pt solid #000000" fo:border-top="none" fo:border-bottom="0.05pt solid #000000"/>
    </style:style>
    <style:style style:name="Table24.A12" style:family="table-cell">
      <style:table-cell-properties fo:padding="0.097cm" fo:border-left="0.05pt solid #000000" fo:border-right="none" fo:border-top="none" fo:border-bottom="0.05pt solid #000000"/>
    </style:style>
    <style:style style:name="Table24.B12" style:family="table-cell">
      <style:table-cell-properties fo:padding="0.097cm" fo:border-left="0.05pt solid #000000" fo:border-right="none" fo:border-top="none" fo:border-bottom="0.05pt solid #000000"/>
    </style:style>
    <style:style style:name="Table24.C12" style:family="table-cell">
      <style:table-cell-properties fo:padding="0.097cm" fo:border-left="0.05pt solid #000000" fo:border-right="none" fo:border-top="none" fo:border-bottom="0.05pt solid #000000"/>
    </style:style>
    <style:style style:name="Table24.D12" style:family="table-cell">
      <style:table-cell-properties fo:padding="0.097cm" fo:border-left="0.05pt solid #000000" fo:border-right="0.05pt solid #000000" fo:border-top="none" fo:border-bottom="0.05pt solid #000000"/>
    </style:style>
    <style:style style:name="Table24.A13" style:family="table-cell">
      <style:table-cell-properties fo:padding="0.097cm" fo:border-left="0.05pt solid #000000" fo:border-right="none" fo:border-top="none" fo:border-bottom="0.05pt solid #000000"/>
    </style:style>
    <style:style style:name="Table24.B13" style:family="table-cell">
      <style:table-cell-properties fo:padding="0.097cm" fo:border-left="0.05pt solid #000000" fo:border-right="none" fo:border-top="none" fo:border-bottom="0.05pt solid #000000"/>
    </style:style>
    <style:style style:name="Table24.C13" style:family="table-cell">
      <style:table-cell-properties fo:padding="0.097cm" fo:border-left="0.05pt solid #000000" fo:border-right="none" fo:border-top="none" fo:border-bottom="0.05pt solid #000000"/>
    </style:style>
    <style:style style:name="Table24.D13" style:family="table-cell">
      <style:table-cell-properties fo:padding="0.097cm" fo:border-left="0.05pt solid #000000" fo:border-right="0.05pt solid #000000" fo:border-top="none" fo:border-bottom="0.05pt solid #000000"/>
    </style:style>
    <style:style style:name="Table24.A14" style:family="table-cell">
      <style:table-cell-properties fo:padding="0.097cm" fo:border-left="0.05pt solid #000000" fo:border-right="none" fo:border-top="none" fo:border-bottom="0.05pt solid #000000"/>
    </style:style>
    <style:style style:name="Table24.B14" style:family="table-cell">
      <style:table-cell-properties fo:padding="0.097cm" fo:border-left="0.05pt solid #000000" fo:border-right="none" fo:border-top="none" fo:border-bottom="0.05pt solid #000000"/>
    </style:style>
    <style:style style:name="Table24.C14" style:family="table-cell">
      <style:table-cell-properties fo:padding="0.097cm" fo:border-left="0.05pt solid #000000" fo:border-right="none" fo:border-top="none" fo:border-bottom="0.05pt solid #000000"/>
    </style:style>
    <style:style style:name="Table24.D14"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2.064cm"/>
    </style:style>
    <style:style style:name="Table27.B" style:family="table-column">
      <style:table-column-properties style:column-width="14.949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table:align="left"/>
    </style:style>
    <style:style style:name="Table31.A" style:family="table-column">
      <style:table-column-properties style:column-width="2.064cm"/>
    </style:style>
    <style:style style:name="Table31.B" style:family="table-column">
      <style:table-column-properties style:column-width="14.949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2.064cm"/>
    </style:style>
    <style:style style:name="Table29.B" style:family="table-column">
      <style:table-column-properties style:column-width="14.949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table:align="left"/>
    </style:style>
    <style:style style:name="Table30.A" style:family="table-column">
      <style:table-column-properties style:column-width="2.064cm"/>
    </style:style>
    <style:style style:name="Table30.B" style:family="table-column">
      <style:table-column-properties style:column-width="14.949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table:align="left"/>
    </style:style>
    <style:style style:name="Table28.A" style:family="table-column">
      <style:table-column-properties style:column-width="2.064cm"/>
    </style:style>
    <style:style style:name="Table28.B" style:family="table-column">
      <style:table-column-properties style:column-width="14.949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table:align="left"/>
    </style:style>
    <style:style style:name="Table32.A" style:family="table-column">
      <style:table-column-properties style:column-width="2.064cm"/>
    </style:style>
    <style:style style:name="Table32.B" style:family="table-column">
      <style:table-column-properties style:column-width="14.949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2.064cm"/>
    </style:style>
    <style:style style:name="Table35.B" style:family="table-column">
      <style:table-column-properties style:column-width="14.949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table:align="left"/>
    </style:style>
    <style:style style:name="Table33.A" style:family="table-column">
      <style:table-column-properties style:column-width="2.064cm"/>
    </style:style>
    <style:style style:name="Table33.B" style:family="table-column">
      <style:table-column-properties style:column-width="14.94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5.106cm"/>
    </style:style>
    <style:style style:name="Table20.B" style:family="table-column">
      <style:table-column-properties style:column-width="11.906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207cm" style:rel-column-width="16205*"/>
    </style:style>
    <style:style style:name="Table1.B" style:family="table-column">
      <style:table-column-properties style:column-width="3.149cm" style:rel-column-width="12128*"/>
    </style:style>
    <style:style style:name="Table1.C" style:family="table-column">
      <style:table-column-properties style:column-width="2.843cm" style:rel-column-width="10953*"/>
    </style:style>
    <style:style style:name="Table1.D" style:family="table-column">
      <style:table-column-properties style:column-width="3.401cm" style:rel-column-width="13100*"/>
    </style:style>
    <style:style style:name="Table1.E" style:family="table-column">
      <style:table-column-properties style:column-width="3.413cm" style:rel-column-width="1314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E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207cm" style:rel-column-width="16205*"/>
    </style:style>
    <style:style style:name="Table2.B" style:family="table-column">
      <style:table-column-properties style:column-width="3.149cm" style:rel-column-width="12128*"/>
    </style:style>
    <style:style style:name="Table2.C" style:family="table-column">
      <style:table-column-properties style:column-width="2.843cm" style:rel-column-width="10953*"/>
    </style:style>
    <style:style style:name="Table2.D" style:family="table-column">
      <style:table-column-properties style:column-width="3.401cm" style:rel-column-width="13100*"/>
    </style:style>
    <style:style style:name="Table2.E" style:family="table-column">
      <style:table-column-properties style:column-width="3.413cm" style:rel-column-width="13149*"/>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207cm" style:rel-column-width="16205*"/>
    </style:style>
    <style:style style:name="Table3.B" style:family="table-column">
      <style:table-column-properties style:column-width="3.149cm" style:rel-column-width="12128*"/>
    </style:style>
    <style:style style:name="Table3.C" style:family="table-column">
      <style:table-column-properties style:column-width="2.843cm" style:rel-column-width="10953*"/>
    </style:style>
    <style:style style:name="Table3.D" style:family="table-column">
      <style:table-column-properties style:column-width="3.401cm" style:rel-column-width="13100*"/>
    </style:style>
    <style:style style:name="Table3.E" style:family="table-column">
      <style:table-column-properties style:column-width="3.413cm" style:rel-column-width="13149*"/>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207cm" style:rel-column-width="16205*"/>
    </style:style>
    <style:style style:name="Table4.B" style:family="table-column">
      <style:table-column-properties style:column-width="3.149cm" style:rel-column-width="12128*"/>
    </style:style>
    <style:style style:name="Table4.C" style:family="table-column">
      <style:table-column-properties style:column-width="2.843cm" style:rel-column-width="10953*"/>
    </style:style>
    <style:style style:name="Table4.D" style:family="table-column">
      <style:table-column-properties style:column-width="3.401cm" style:rel-column-width="13100*"/>
    </style:style>
    <style:style style:name="Table4.E" style:family="table-column">
      <style:table-column-properties style:column-width="3.413cm" style:rel-column-width="13149*"/>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E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207cm" style:rel-column-width="16205*"/>
    </style:style>
    <style:style style:name="Table5.B" style:family="table-column">
      <style:table-column-properties style:column-width="3.149cm" style:rel-column-width="12128*"/>
    </style:style>
    <style:style style:name="Table5.C" style:family="table-column">
      <style:table-column-properties style:column-width="2.843cm" style:rel-column-width="10953*"/>
    </style:style>
    <style:style style:name="Table5.D" style:family="table-column">
      <style:table-column-properties style:column-width="3.401cm" style:rel-column-width="13100*"/>
    </style:style>
    <style:style style:name="Table5.E" style:family="table-column">
      <style:table-column-properties style:column-width="3.413cm" style:rel-column-width="13149*"/>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207cm" style:rel-column-width="16205*"/>
    </style:style>
    <style:style style:name="Table11.B" style:family="table-column">
      <style:table-column-properties style:column-width="3.149cm" style:rel-column-width="12128*"/>
    </style:style>
    <style:style style:name="Table11.C" style:family="table-column">
      <style:table-column-properties style:column-width="2.843cm" style:rel-column-width="10953*"/>
    </style:style>
    <style:style style:name="Table11.D" style:family="table-column">
      <style:table-column-properties style:column-width="3.401cm" style:rel-column-width="13100*"/>
    </style:style>
    <style:style style:name="Table11.E" style:family="table-column">
      <style:table-column-properties style:column-width="3.413cm" style:rel-column-width="13149*"/>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207cm" style:rel-column-width="16205*"/>
    </style:style>
    <style:style style:name="Table6.B" style:family="table-column">
      <style:table-column-properties style:column-width="3.149cm" style:rel-column-width="12128*"/>
    </style:style>
    <style:style style:name="Table6.C" style:family="table-column">
      <style:table-column-properties style:column-width="2.843cm" style:rel-column-width="10953*"/>
    </style:style>
    <style:style style:name="Table6.D" style:family="table-column">
      <style:table-column-properties style:column-width="3.401cm" style:rel-column-width="13100*"/>
    </style:style>
    <style:style style:name="Table6.E" style:family="table-column">
      <style:table-column-properties style:column-width="3.413cm" style:rel-column-width="13149*"/>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none" fo:border-top="none" fo:border-bottom="0.05pt solid #000000"/>
    </style:style>
    <style:style style:name="Table6.D11" style:family="table-cell">
      <style:table-cell-properties fo:padding="0.097cm" fo:border-left="0.05pt solid #000000" fo:border-right="none" fo:border-top="none" fo:border-bottom="0.05pt solid #000000"/>
    </style:style>
    <style:style style:name="Table6.E11"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207cm" style:rel-column-width="16205*"/>
    </style:style>
    <style:style style:name="Table17.B" style:family="table-column">
      <style:table-column-properties style:column-width="3.149cm" style:rel-column-width="12128*"/>
    </style:style>
    <style:style style:name="Table17.C" style:family="table-column">
      <style:table-column-properties style:column-width="2.843cm" style:rel-column-width="10953*"/>
    </style:style>
    <style:style style:name="Table17.D" style:family="table-column">
      <style:table-column-properties style:column-width="3.401cm" style:rel-column-width="13100*"/>
    </style:style>
    <style:style style:name="Table17.E" style:family="table-column">
      <style:table-column-properties style:column-width="3.413cm" style:rel-column-width="13149*"/>
    </style:style>
    <style:style style:name="Table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7.E1" style:family="table-cell">
      <style:table-cell-properties fo:background-color="#c0c0c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207cm" style:rel-column-width="16205*"/>
    </style:style>
    <style:style style:name="Table16.B" style:family="table-column">
      <style:table-column-properties style:column-width="3.149cm" style:rel-column-width="12128*"/>
    </style:style>
    <style:style style:name="Table16.C" style:family="table-column">
      <style:table-column-properties style:column-width="2.843cm" style:rel-column-width="10953*"/>
    </style:style>
    <style:style style:name="Table16.D" style:family="table-column">
      <style:table-column-properties style:column-width="3.401cm" style:rel-column-width="13100*"/>
    </style:style>
    <style:style style:name="Table16.E" style:family="table-column">
      <style:table-column-properties style:column-width="3.413cm" style:rel-column-width="13149*"/>
    </style:style>
    <style:style style:name="Table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6.E1" style:family="table-cell">
      <style:table-cell-properties fo:background-color="#c0c0c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207cm" style:rel-column-width="16205*"/>
    </style:style>
    <style:style style:name="Table18.B" style:family="table-column">
      <style:table-column-properties style:column-width="3.149cm" style:rel-column-width="12128*"/>
    </style:style>
    <style:style style:name="Table18.C" style:family="table-column">
      <style:table-column-properties style:column-width="2.843cm" style:rel-column-width="10953*"/>
    </style:style>
    <style:style style:name="Table18.D" style:family="table-column">
      <style:table-column-properties style:column-width="3.401cm" style:rel-column-width="13100*"/>
    </style:style>
    <style:style style:name="Table18.E" style:family="table-column">
      <style:table-column-properties style:column-width="3.413cm" style:rel-column-width="13149*"/>
    </style:style>
    <style:style style:name="Table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8.E1" style:family="table-cell">
      <style:table-cell-properties fo:background-color="#c0c0c0"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207cm" style:rel-column-width="16205*"/>
    </style:style>
    <style:style style:name="Table21.B" style:family="table-column">
      <style:table-column-properties style:column-width="3.149cm" style:rel-column-width="12128*"/>
    </style:style>
    <style:style style:name="Table21.C" style:family="table-column">
      <style:table-column-properties style:column-width="2.843cm" style:rel-column-width="10953*"/>
    </style:style>
    <style:style style:name="Table21.D" style:family="table-column">
      <style:table-column-properties style:column-width="3.401cm" style:rel-column-width="13100*"/>
    </style:style>
    <style:style style:name="Table21.E" style:family="table-column">
      <style:table-column-properties style:column-width="3.413cm" style:rel-column-width="13149*"/>
    </style:style>
    <style:style style:name="Table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1.E1" style:family="table-cell">
      <style:table-cell-properties fo:background-color="#c0c0c0"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none" fo:border-top="none" fo:border-bottom="0.05pt solid #000000"/>
    </style:style>
    <style:style style:name="Table21.E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none" fo:border-top="none" fo:border-bottom="0.05pt solid #000000"/>
    </style:style>
    <style:style style:name="Table21.D3" style:family="table-cell">
      <style:table-cell-properties fo:padding="0.097cm" fo:border-left="0.05pt solid #000000" fo:border-right="none" fo:border-top="none" fo:border-bottom="0.05pt solid #000000"/>
    </style:style>
    <style:style style:name="Table21.E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none" fo:border-top="none" fo:border-bottom="0.05pt solid #000000"/>
    </style:style>
    <style:style style:name="Table21.D4" style:family="table-cell">
      <style:table-cell-properties fo:padding="0.097cm" fo:border-left="0.05pt solid #000000" fo:border-right="none" fo:border-top="none" fo:border-bottom="0.05pt solid #000000"/>
    </style:style>
    <style:style style:name="Table21.E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none" fo:border-top="none" fo:border-bottom="0.05pt solid #000000"/>
    </style:style>
    <style:style style:name="Table21.D5" style:family="table-cell">
      <style:table-cell-properties fo:padding="0.097cm" fo:border-left="0.05pt solid #000000" fo:border-right="none" fo:border-top="none" fo:border-bottom="0.05pt solid #000000"/>
    </style:style>
    <style:style style:name="Table21.E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none" fo:border-top="none" fo:border-bottom="0.05pt solid #000000"/>
    </style:style>
    <style:style style:name="Table21.D6" style:family="table-cell">
      <style:table-cell-properties fo:padding="0.097cm" fo:border-left="0.05pt solid #000000" fo:border-right="none" fo:border-top="none" fo:border-bottom="0.05pt solid #000000"/>
    </style:style>
    <style:style style:name="Table21.E6" style:family="table-cell">
      <style:table-cell-properties fo:padding="0.097cm" fo:border-left="0.05pt solid #000000" fo:border-right="0.05pt solid #000000" fo:border-top="none" fo:border-bottom="0.05pt solid #000000"/>
    </style:style>
    <style:style style:name="Table34" style:family="table">
      <style:table-properties style:width="17.007cm" fo:margin-left="0cm" fo:margin-right="-0.007cm" table:align="margins"/>
    </style:style>
    <style:style style:name="Table34.A" style:family="table-column">
      <style:table-column-properties style:column-width="2.999cm" style:rel-column-width="11554*"/>
    </style:style>
    <style:style style:name="Table34.B" style:family="table-column">
      <style:table-column-properties style:column-width="2.898cm" style:rel-column-width="11167*"/>
    </style:style>
    <style:style style:name="Table34.C" style:family="table-column">
      <style:table-column-properties style:column-width="2.607cm" style:rel-column-width="10045*"/>
    </style:style>
    <style:style style:name="Table34.D" style:family="table-column">
      <style:table-column-properties style:column-width="2.835cm" style:rel-column-width="10922*"/>
    </style:style>
    <style:style style:name="Table34.F" style:family="table-column">
      <style:table-column-properties style:column-width="2.835cm" style:rel-column-width="10925*"/>
    </style:style>
    <style:style style:name="Table34.1" style:family="table-row">
      <style:table-row-properties fo:keep-together="always"/>
    </style:style>
    <style:style style:name="Table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4.F1" style:family="table-cell">
      <style:table-cell-properties fo:background-color="#c0c0c0"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none" fo:border-top="none" fo:border-bottom="0.05pt solid #000000"/>
    </style:style>
    <style:style style:name="Table34.E2" style:family="table-cell">
      <style:table-cell-properties fo:padding="0.097cm" fo:border-left="0.05pt solid #000000" fo:border-right="none" fo:border-top="none" fo:border-bottom="0.05pt solid #000000"/>
    </style:style>
    <style:style style:name="Table34.F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none" fo:border-top="none" fo:border-bottom="0.05pt solid #000000"/>
    </style:style>
    <style:style style:name="Table34.E3" style:family="table-cell">
      <style:table-cell-properties fo:padding="0.097cm" fo:border-left="0.05pt solid #000000" fo:border-right="none" fo:border-top="none" fo:border-bottom="0.05pt solid #000000"/>
    </style:style>
    <style:style style:name="Table34.F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none" fo:border-top="none" fo:border-bottom="0.05pt solid #000000"/>
    </style:style>
    <style:style style:name="Table34.E4" style:family="table-cell">
      <style:table-cell-properties fo:padding="0.097cm" fo:border-left="0.05pt solid #000000" fo:border-right="none" fo:border-top="none" fo:border-bottom="0.05pt solid #000000"/>
    </style:style>
    <style:style style:name="Table34.F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none" fo:border-top="none" fo:border-bottom="0.05pt solid #000000"/>
    </style:style>
    <style:style style:name="Table34.E5" style:family="table-cell">
      <style:table-cell-properties fo:padding="0.097cm" fo:border-left="0.05pt solid #000000" fo:border-right="none" fo:border-top="none" fo:border-bottom="0.05pt solid #000000"/>
    </style:style>
    <style:style style:name="Table34.F5" style:family="table-cell">
      <style:table-cell-properties fo:padding="0.097cm" fo:border-left="0.05pt solid #000000" fo:border-right="0.05pt solid #000000" fo:border-top="none" fo:border-bottom="0.05pt solid #000000"/>
    </style:style>
    <style:style style:name="Table22" style:family="table">
      <style:table-properties style:width="17.007cm" fo:margin-left="0cm" fo:margin-right="-0.007cm" table:align="margins"/>
    </style:style>
    <style:style style:name="Table22.A" style:family="table-column">
      <style:table-column-properties style:column-width="2.999cm" style:rel-column-width="11554*"/>
    </style:style>
    <style:style style:name="Table22.B" style:family="table-column">
      <style:table-column-properties style:column-width="2.898cm" style:rel-column-width="11167*"/>
    </style:style>
    <style:style style:name="Table22.C" style:family="table-column">
      <style:table-column-properties style:column-width="2.607cm" style:rel-column-width="10045*"/>
    </style:style>
    <style:style style:name="Table22.D" style:family="table-column">
      <style:table-column-properties style:column-width="2.835cm" style:rel-column-width="10922*"/>
    </style:style>
    <style:style style:name="Table22.F" style:family="table-column">
      <style:table-column-properties style:column-width="2.835cm" style:rel-column-width="10925*"/>
    </style:style>
    <style:style style:name="Table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2.E1" style:family="table-cell">
      <style:table-cell-properties fo:background-color="#c0c0c0"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none" fo:border-top="none" fo:border-bottom="0.05pt solid #000000"/>
    </style:style>
    <style:style style:name="Table22.E6" style:family="table-cell">
      <style:table-cell-properties fo:padding="0.097cm" fo:border-left="0.05pt solid #000000" fo:border-right="none" fo:border-top="none" fo:border-bottom="0.05pt solid #000000"/>
    </style:style>
    <style:style style:name="Table22.F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none" fo:border-top="none" fo:border-bottom="0.05pt solid #000000"/>
    </style:style>
    <style:style style:name="Table22.E7" style:family="table-cell">
      <style:table-cell-properties fo:padding="0.097cm" fo:border-left="0.05pt solid #000000" fo:border-right="none" fo:border-top="none" fo:border-bottom="0.05pt solid #000000"/>
    </style:style>
    <style:style style:name="Table22.F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none" fo:border-top="none" fo:border-bottom="0.05pt solid #000000"/>
    </style:style>
    <style:style style:name="Table22.E8" style:family="table-cell">
      <style:table-cell-properties fo:padding="0.097cm" fo:border-left="0.05pt solid #000000" fo:border-right="none" fo:border-top="none" fo:border-bottom="0.05pt solid #000000"/>
    </style:style>
    <style:style style:name="Table22.F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none" fo:border-top="none" fo:border-bottom="0.05pt solid #000000"/>
    </style:style>
    <style:style style:name="Table22.E9" style:family="table-cell">
      <style:table-cell-properties fo:padding="0.097cm" fo:border-left="0.05pt solid #000000" fo:border-right="none" fo:border-top="none" fo:border-bottom="0.05pt solid #000000"/>
    </style:style>
    <style:style style:name="Table22.F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none" fo:border-top="none" fo:border-bottom="0.05pt solid #000000"/>
    </style:style>
    <style:style style:name="Table22.E10" style:family="table-cell">
      <style:table-cell-properties fo:padding="0.097cm" fo:border-left="0.05pt solid #000000" fo:border-right="none" fo:border-top="none" fo:border-bottom="0.05pt solid #000000"/>
    </style:style>
    <style:style style:name="Table22.F10" style:family="table-cell">
      <style:table-cell-properties fo:padding="0.097cm" fo:border-left="0.05pt solid #000000"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0.05pt solid #000000" fo:border-right="none" fo:border-top="none" fo:border-bottom="0.05pt solid #000000"/>
    </style:style>
    <style:style style:name="Table22.C11" style:family="table-cell">
      <style:table-cell-properties fo:padding="0.097cm" fo:border-left="0.05pt solid #000000" fo:border-right="none" fo:border-top="none" fo:border-bottom="0.05pt solid #000000"/>
    </style:style>
    <style:style style:name="Table22.D11" style:family="table-cell">
      <style:table-cell-properties fo:padding="0.097cm" fo:border-left="0.05pt solid #000000" fo:border-right="none" fo:border-top="none" fo:border-bottom="0.05pt solid #000000"/>
    </style:style>
    <style:style style:name="Table22.E11" style:family="table-cell">
      <style:table-cell-properties fo:padding="0.097cm" fo:border-left="0.05pt solid #000000" fo:border-right="none" fo:border-top="none" fo:border-bottom="0.05pt solid #000000"/>
    </style:style>
    <style:style style:name="Table22.F11" style:family="table-cell">
      <style:table-cell-properties fo:padding="0.097cm" fo:border-left="0.05pt solid #000000"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0.05pt solid #000000" fo:border-right="none" fo:border-top="none" fo:border-bottom="0.05pt solid #000000"/>
    </style:style>
    <style:style style:name="Table22.C12" style:family="table-cell">
      <style:table-cell-properties fo:padding="0.097cm" fo:border-left="0.05pt solid #000000" fo:border-right="none" fo:border-top="none" fo:border-bottom="0.05pt solid #000000"/>
    </style:style>
    <style:style style:name="Table22.D12" style:family="table-cell">
      <style:table-cell-properties fo:padding="0.097cm" fo:border-left="0.05pt solid #000000" fo:border-right="none" fo:border-top="none" fo:border-bottom="0.05pt solid #000000"/>
    </style:style>
    <style:style style:name="Table22.E12" style:family="table-cell">
      <style:table-cell-properties fo:padding="0.097cm" fo:border-left="0.05pt solid #000000" fo:border-right="none" fo:border-top="none" fo:border-bottom="0.05pt solid #000000"/>
    </style:style>
    <style:style style:name="Table22.F12" style:family="table-cell">
      <style:table-cell-properties fo:padding="0.097cm" fo:border-left="0.05pt solid #000000"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0.05pt solid #000000" fo:border-right="none" fo:border-top="none" fo:border-bottom="0.05pt solid #000000"/>
    </style:style>
    <style:style style:name="Table22.C13" style:family="table-cell">
      <style:table-cell-properties fo:padding="0.097cm" fo:border-left="0.05pt solid #000000" fo:border-right="none" fo:border-top="none" fo:border-bottom="0.05pt solid #000000"/>
    </style:style>
    <style:style style:name="Table22.D13" style:family="table-cell">
      <style:table-cell-properties fo:padding="0.097cm" fo:border-left="0.05pt solid #000000" fo:border-right="none" fo:border-top="none" fo:border-bottom="0.05pt solid #000000"/>
    </style:style>
    <style:style style:name="Table22.E13" style:family="table-cell">
      <style:table-cell-properties fo:padding="0.097cm" fo:border-left="0.05pt solid #000000"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0.05pt solid #000000" fo:border-right="none" fo:border-top="none" fo:border-bottom="0.05pt solid #000000"/>
    </style:style>
    <style:style style:name="Table22.C14" style:family="table-cell">
      <style:table-cell-properties fo:padding="0.097cm" fo:border-left="0.05pt solid #000000" fo:border-right="none" fo:border-top="none" fo:border-bottom="0.05pt solid #000000"/>
    </style:style>
    <style:style style:name="Table22.D14" style:family="table-cell">
      <style:table-cell-properties fo:padding="0.097cm" fo:border-left="0.05pt solid #000000" fo:border-right="none" fo:border-top="none" fo:border-bottom="0.05pt solid #000000"/>
    </style:style>
    <style:style style:name="Table22.E14" style:family="table-cell">
      <style:table-cell-properties fo:padding="0.097cm" fo:border-left="0.05pt solid #000000"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0.05pt solid #000000" fo:border-right="none" fo:border-top="none" fo:border-bottom="0.05pt solid #000000"/>
    </style:style>
    <style:style style:name="Table22.C15" style:family="table-cell">
      <style:table-cell-properties fo:padding="0.097cm" fo:border-left="0.05pt solid #000000" fo:border-right="none" fo:border-top="none" fo:border-bottom="0.05pt solid #000000"/>
    </style:style>
    <style:style style:name="Table22.D15" style:family="table-cell">
      <style:table-cell-properties fo:padding="0.097cm" fo:border-left="0.05pt solid #000000" fo:border-right="none" fo:border-top="none" fo:border-bottom="0.05pt solid #000000"/>
    </style:style>
    <style:style style:name="Table22.E15" style:family="table-cell">
      <style:table-cell-properties fo:padding="0.097cm" fo:border-left="0.05pt solid #000000" fo:border-right="none" fo:border-top="none" fo:border-bottom="0.05pt solid #000000"/>
    </style:style>
    <style:style style:name="Table22.F15" style:family="table-cell">
      <style:table-cell-properties fo:padding="0.097cm" fo:border-left="0.05pt solid #000000" fo:border-right="0.05pt solid #000000" fo:border-top="none" fo:border-bottom="0.05pt solid #000000"/>
    </style:style>
    <style:style style:name="Table22.A16" style:family="table-cell">
      <style:table-cell-properties fo:padding="0.097cm" fo:border-left="0.05pt solid #000000" fo:border-right="none" fo:border-top="none" fo:border-bottom="0.05pt solid #000000"/>
    </style:style>
    <style:style style:name="Table22.B16" style:family="table-cell">
      <style:table-cell-properties fo:padding="0.097cm" fo:border-left="0.05pt solid #000000" fo:border-right="none" fo:border-top="none" fo:border-bottom="0.05pt solid #000000"/>
    </style:style>
    <style:style style:name="Table22.C16" style:family="table-cell">
      <style:table-cell-properties fo:padding="0.097cm" fo:border-left="0.05pt solid #000000" fo:border-right="none" fo:border-top="none" fo:border-bottom="0.05pt solid #000000"/>
    </style:style>
    <style:style style:name="Table22.D16" style:family="table-cell">
      <style:table-cell-properties fo:padding="0.097cm" fo:border-left="0.05pt solid #000000" fo:border-right="none" fo:border-top="none" fo:border-bottom="0.05pt solid #000000"/>
    </style:style>
    <style:style style:name="Table22.E16" style:family="table-cell">
      <style:table-cell-properties fo:padding="0.097cm" fo:border-left="0.05pt solid #000000" fo:border-right="none" fo:border-top="none" fo:border-bottom="0.05pt solid #000000"/>
    </style:style>
    <style:style style:name="Table22.F16"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207cm" style:rel-column-width="16205*"/>
    </style:style>
    <style:style style:name="Table7.B" style:family="table-column">
      <style:table-column-properties style:column-width="3.149cm" style:rel-column-width="12128*"/>
    </style:style>
    <style:style style:name="Table7.C" style:family="table-column">
      <style:table-column-properties style:column-width="2.843cm" style:rel-column-width="10953*"/>
    </style:style>
    <style:style style:name="Table7.D" style:family="table-column">
      <style:table-column-properties style:column-width="3.401cm" style:rel-column-width="13100*"/>
    </style:style>
    <style:style style:name="Table7.E" style:family="table-column">
      <style:table-column-properties style:column-width="3.413cm" style:rel-column-width="13149*"/>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none" fo:border-top="none" fo:border-bottom="0.05pt solid #000000"/>
    </style:style>
    <style:style style:name="Table7.E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207cm" style:rel-column-width="16205*"/>
    </style:style>
    <style:style style:name="Table8.B" style:family="table-column">
      <style:table-column-properties style:column-width="3.149cm" style:rel-column-width="12128*"/>
    </style:style>
    <style:style style:name="Table8.C" style:family="table-column">
      <style:table-column-properties style:column-width="2.843cm" style:rel-column-width="10953*"/>
    </style:style>
    <style:style style:name="Table8.D" style:family="table-column">
      <style:table-column-properties style:column-width="3.401cm" style:rel-column-width="13100*"/>
    </style:style>
    <style:style style:name="Table8.E" style:family="table-column">
      <style:table-column-properties style:column-width="3.413cm" style:rel-column-width="13149*"/>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207cm" style:rel-column-width="16205*"/>
    </style:style>
    <style:style style:name="Table9.B" style:family="table-column">
      <style:table-column-properties style:column-width="3.149cm" style:rel-column-width="12128*"/>
    </style:style>
    <style:style style:name="Table9.C" style:family="table-column">
      <style:table-column-properties style:column-width="2.843cm" style:rel-column-width="10953*"/>
    </style:style>
    <style:style style:name="Table9.D" style:family="table-column">
      <style:table-column-properties style:column-width="3.401cm" style:rel-column-width="13100*"/>
    </style:style>
    <style:style style:name="Table9.E" style:family="table-column">
      <style:table-column-properties style:column-width="3.413cm" style:rel-column-width="13149*"/>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207cm" style:rel-column-width="16205*"/>
    </style:style>
    <style:style style:name="Table10.B" style:family="table-column">
      <style:table-column-properties style:column-width="3.149cm" style:rel-column-width="12128*"/>
    </style:style>
    <style:style style:name="Table10.C" style:family="table-column">
      <style:table-column-properties style:column-width="2.843cm" style:rel-column-width="10953*"/>
    </style:style>
    <style:style style:name="Table10.D" style:family="table-column">
      <style:table-column-properties style:column-width="3.401cm" style:rel-column-width="13100*"/>
    </style:style>
    <style:style style:name="Table10.E" style:family="table-column">
      <style:table-column-properties style:column-width="3.413cm" style:rel-column-width="13149*"/>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margin-right="-0.012cm" table:align="margins"/>
    </style:style>
    <style:style style:name="Table23.A" style:family="table-column">
      <style:table-column-properties style:column-width="4.207cm" style:rel-column-width="16205*"/>
    </style:style>
    <style:style style:name="Table23.B" style:family="table-column">
      <style:table-column-properties style:column-width="3.149cm" style:rel-column-width="12128*"/>
    </style:style>
    <style:style style:name="Table23.C" style:family="table-column">
      <style:table-column-properties style:column-width="2.843cm" style:rel-column-width="10953*"/>
    </style:style>
    <style:style style:name="Table23.D" style:family="table-column">
      <style:table-column-properties style:column-width="3.401cm" style:rel-column-width="13100*"/>
    </style:style>
    <style:style style:name="Table23.E" style:family="table-column">
      <style:table-column-properties style:column-width="3.413cm" style:rel-column-width="13149*"/>
    </style:style>
    <style:style style:name="Table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3.E1" style:family="table-cell">
      <style:table-cell-properties fo:background-color="#c0c0c0"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none" fo:border-top="none" fo:border-bottom="0.05pt solid #000000"/>
    </style:style>
    <style:style style:name="Table23.D7" style:family="table-cell">
      <style:table-cell-properties fo:padding="0.097cm" fo:border-left="0.05pt solid #000000" fo:border-right="none" fo:border-top="none" fo:border-bottom="0.05pt solid #000000"/>
    </style:style>
    <style:style style:name="Table23.E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none" fo:border-top="none" fo:border-bottom="0.05pt solid #000000"/>
    </style:style>
    <style:style style:name="Table23.C8" style:family="table-cell">
      <style:table-cell-properties fo:padding="0.097cm" fo:border-left="0.05pt solid #000000" fo:border-right="none" fo:border-top="none" fo:border-bottom="0.05pt solid #000000"/>
    </style:style>
    <style:style style:name="Table23.D8" style:family="table-cell">
      <style:table-cell-properties fo:padding="0.097cm" fo:border-left="0.05pt solid #000000" fo:border-right="none" fo:border-top="none" fo:border-bottom="0.05pt solid #000000"/>
    </style:style>
    <style:style style:name="Table23.E8" style:family="table-cell">
      <style:table-cell-properties fo:padding="0.097cm" fo:border-left="0.05pt solid #000000"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0.05pt solid #000000" fo:border-right="none" fo:border-top="none" fo:border-bottom="0.05pt solid #000000"/>
    </style:style>
    <style:style style:name="Table23.C9" style:family="table-cell">
      <style:table-cell-properties fo:padding="0.097cm" fo:border-left="0.05pt solid #000000" fo:border-right="none" fo:border-top="none" fo:border-bottom="0.05pt solid #000000"/>
    </style:style>
    <style:style style:name="Table23.D9" style:family="table-cell">
      <style:table-cell-properties fo:padding="0.097cm" fo:border-left="0.05pt solid #000000" fo:border-right="none" fo:border-top="none" fo:border-bottom="0.05pt solid #000000"/>
    </style:style>
    <style:style style:name="Table23.E9"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3.545cm" style:rel-column-width="13657*"/>
    </style:style>
    <style:style style:name="Table13.B" style:family="table-column">
      <style:table-column-properties style:column-width="3.228cm" style:rel-column-width="12434*"/>
    </style:style>
    <style:style style:name="Table13.C" style:family="table-column">
      <style:table-column-properties style:column-width="1.64cm" style:rel-column-width="6319*"/>
    </style:style>
    <style:style style:name="Table13.D" style:family="table-column">
      <style:table-column-properties style:column-width="5.184cm" style:rel-column-width="19969*"/>
    </style:style>
    <style:style style:name="Table13.E" style:family="table-column">
      <style:table-column-properties style:column-width="3.415cm" style:rel-column-width="13156*"/>
    </style:style>
    <style:style style:name="Table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E1" style:family="table-cell">
      <style:table-cell-properties fo:background-color="#c0c0c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3.545cm" style:rel-column-width="13657*"/>
    </style:style>
    <style:style style:name="Table14.B" style:family="table-column">
      <style:table-column-properties style:column-width="3.228cm" style:rel-column-width="12434*"/>
    </style:style>
    <style:style style:name="Table14.C" style:family="table-column">
      <style:table-column-properties style:column-width="1.64cm" style:rel-column-width="6319*"/>
    </style:style>
    <style:style style:name="Table14.D" style:family="table-column">
      <style:table-column-properties style:column-width="5.927cm" style:rel-column-width="22830*"/>
    </style:style>
    <style:style style:name="Table14.E" style:family="table-column">
      <style:table-column-properties style:column-width="2.672cm" style:rel-column-width="10295*"/>
    </style:style>
    <style:style style:name="Table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4.E1" style:family="table-cell">
      <style:table-cell-properties fo:background-color="#c0c0c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none" fo:border-top="none" fo:border-bottom="0.05pt solid #000000"/>
    </style:style>
    <style:style style:name="Table14.E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none" fo:border-top="none" fo:border-bottom="0.05pt solid #000000"/>
    </style:style>
    <style:style style:name="Table14.D5" style:family="table-cell">
      <style:table-cell-properties fo:padding="0.097cm" fo:border-left="0.05pt solid #000000" fo:border-right="none" fo:border-top="none" fo:border-bottom="0.05pt solid #000000"/>
    </style:style>
    <style:style style:name="Table14.E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none" fo:border-top="none" fo:border-bottom="0.05pt solid #000000"/>
    </style:style>
    <style:style style:name="Table14.D6" style:family="table-cell">
      <style:table-cell-properties fo:padding="0.097cm" fo:border-left="0.05pt solid #000000" fo:border-right="none" fo:border-top="none" fo:border-bottom="0.05pt solid #000000"/>
    </style:style>
    <style:style style:name="Table14.E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none" fo:border-top="none" fo:border-bottom="0.05pt solid #000000"/>
    </style:style>
    <style:style style:name="Table14.D7" style:family="table-cell">
      <style:table-cell-properties fo:padding="0.097cm" fo:border-left="0.05pt solid #000000" fo:border-right="none" fo:border-top="none" fo:border-bottom="0.05pt solid #000000"/>
    </style:style>
    <style:style style:name="Table14.E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none" fo:border-top="none" fo:border-bottom="0.05pt solid #000000"/>
    </style:style>
    <style:style style:name="Table14.D8" style:family="table-cell">
      <style:table-cell-properties fo:padding="0.097cm" fo:border-left="0.05pt solid #000000" fo:border-right="none" fo:border-top="none" fo:border-bottom="0.05pt solid #000000"/>
    </style:style>
    <style:style style:name="Table14.E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none" fo:border-top="none" fo:border-bottom="0.05pt solid #000000"/>
    </style:style>
    <style:style style:name="Table14.C9" style:family="table-cell">
      <style:table-cell-properties fo:padding="0.097cm" fo:border-left="0.05pt solid #000000" fo:border-right="none" fo:border-top="none" fo:border-bottom="0.05pt solid #000000"/>
    </style:style>
    <style:style style:name="Table14.D9" style:family="table-cell">
      <style:table-cell-properties fo:padding="0.097cm" fo:border-left="0.05pt solid #000000" fo:border-right="none" fo:border-top="none" fo:border-bottom="0.05pt solid #000000"/>
    </style:style>
    <style:style style:name="Table14.E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none" fo:border-top="none" fo:border-bottom="0.05pt solid #000000"/>
    </style:style>
    <style:style style:name="Table14.B10" style:family="table-cell">
      <style:table-cell-properties fo:padding="0.097cm" fo:border-left="0.05pt solid #000000" fo:border-right="none" fo:border-top="none" fo:border-bottom="0.05pt solid #000000"/>
    </style:style>
    <style:style style:name="Table14.C10" style:family="table-cell">
      <style:table-cell-properties fo:padding="0.097cm" fo:border-left="0.05pt solid #000000" fo:border-right="none" fo:border-top="none" fo:border-bottom="0.05pt solid #000000"/>
    </style:style>
    <style:style style:name="Table14.D10" style:family="table-cell">
      <style:table-cell-properties fo:padding="0.097cm" fo:border-left="0.05pt solid #000000" fo:border-right="none" fo:border-top="none" fo:border-bottom="0.05pt solid #000000"/>
    </style:style>
    <style:style style:name="Table14.E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none" fo:border-top="none" fo:border-bottom="0.05pt solid #000000"/>
    </style:style>
    <style:style style:name="Table14.C11" style:family="table-cell">
      <style:table-cell-properties fo:padding="0.097cm" fo:border-left="0.05pt solid #000000" fo:border-right="none" fo:border-top="none" fo:border-bottom="0.05pt solid #000000"/>
    </style:style>
    <style:style style:name="Table14.D11" style:family="table-cell">
      <style:table-cell-properties fo:padding="0.097cm" fo:border-left="0.05pt solid #000000" fo:border-right="none" fo:border-top="none" fo:border-bottom="0.05pt solid #000000"/>
    </style:style>
    <style:style style:name="Table14.E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none" fo:border-top="none" fo:border-bottom="0.05pt solid #000000"/>
    </style:style>
    <style:style style:name="Table14.C12" style:family="table-cell">
      <style:table-cell-properties fo:padding="0.097cm" fo:border-left="0.05pt solid #000000" fo:border-right="none" fo:border-top="none" fo:border-bottom="0.05pt solid #000000"/>
    </style:style>
    <style:style style:name="Table14.D12" style:family="table-cell">
      <style:table-cell-properties fo:padding="0.097cm" fo:border-left="0.05pt solid #000000" fo:border-right="none" fo:border-top="none" fo:border-bottom="0.05pt solid #000000"/>
    </style:style>
    <style:style style:name="Table14.E12" style:family="table-cell">
      <style:table-cell-properties fo:padding="0.097cm" fo:border-left="0.05pt solid #000000" fo:border-right="0.05pt solid #000000" fo:border-top="none" fo:border-bottom="0.05pt solid #000000"/>
    </style:style>
    <style:style style:name="Table14.A13" style:family="table-cell">
      <style:table-cell-properties fo:padding="0.097cm" fo:border-left="0.05pt solid #000000" fo:border-right="none" fo:border-top="none" fo:border-bottom="0.05pt solid #000000"/>
    </style:style>
    <style:style style:name="Table14.B13" style:family="table-cell">
      <style:table-cell-properties fo:padding="0.097cm" fo:border-left="0.05pt solid #000000" fo:border-right="none" fo:border-top="none" fo:border-bottom="0.05pt solid #000000"/>
    </style:style>
    <style:style style:name="Table14.C13" style:family="table-cell">
      <style:table-cell-properties fo:padding="0.097cm" fo:border-left="0.05pt solid #000000" fo:border-right="none" fo:border-top="none" fo:border-bottom="0.05pt solid #000000"/>
    </style:style>
    <style:style style:name="Table14.D13" style:family="table-cell">
      <style:table-cell-properties fo:padding="0.097cm" fo:border-left="0.05pt solid #000000" fo:border-right="none" fo:border-top="none" fo:border-bottom="0.05pt solid #000000"/>
    </style:style>
    <style:style style:name="Table14.E13"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3.545cm" style:rel-column-width="13657*"/>
    </style:style>
    <style:style style:name="Table15.B" style:family="table-column">
      <style:table-column-properties style:column-width="3.228cm" style:rel-column-width="12434*"/>
    </style:style>
    <style:style style:name="Table15.C" style:family="table-column">
      <style:table-column-properties style:column-width="1.64cm" style:rel-column-width="6319*"/>
    </style:style>
    <style:style style:name="Table15.D" style:family="table-column">
      <style:table-column-properties style:column-width="5.927cm" style:rel-column-width="22830*"/>
    </style:style>
    <style:style style:name="Table15.E" style:family="table-column">
      <style:table-column-properties style:column-width="2.672cm" style:rel-column-width="10295*"/>
    </style:style>
    <style:style style:name="Table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5.E1" style:family="table-cell">
      <style:table-cell-properties fo:background-color="#c0c0c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207cm" style:rel-column-width="16205*"/>
    </style:style>
    <style:style style:name="Table12.B" style:family="table-column">
      <style:table-column-properties style:column-width="3.149cm" style:rel-column-width="12128*"/>
    </style:style>
    <style:style style:name="Table12.C" style:family="table-column">
      <style:table-column-properties style:column-width="2.843cm" style:rel-column-width="10953*"/>
    </style:style>
    <style:style style:name="Table12.D" style:family="table-column">
      <style:table-column-properties style:column-width="3.401cm" style:rel-column-width="13100*"/>
    </style:style>
    <style:style style:name="Table12.E" style:family="table-column">
      <style:table-column-properties style:column-width="3.413cm" style:rel-column-width="13149*"/>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207cm" style:rel-column-width="16205*"/>
    </style:style>
    <style:style style:name="Table36.B" style:family="table-column">
      <style:table-column-properties style:column-width="3.149cm" style:rel-column-width="12128*"/>
    </style:style>
    <style:style style:name="Table36.C" style:family="table-column">
      <style:table-column-properties style:column-width="2.843cm" style:rel-column-width="10953*"/>
    </style:style>
    <style:style style:name="Table36.D" style:family="table-column">
      <style:table-column-properties style:column-width="3.401cm" style:rel-column-width="13100*"/>
    </style:style>
    <style:style style:name="Table36.E" style:family="table-column">
      <style:table-column-properties style:column-width="3.413cm" style:rel-column-width="13149*"/>
    </style:style>
    <style:style style:name="Table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6.E1" style:family="table-cell">
      <style:table-cell-properties fo:background-color="#c0c0c0"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82a90"/>
    </style:style>
    <style:style style:name="P5" style:family="paragraph" style:parent-style-name="Standard">
      <style:paragraph-properties fo:text-align="start" style:justify-single-word="false"/>
    </style:style>
    <style:style style:name="P6" style:family="paragraph" style:parent-style-name="Standard">
      <style:text-properties style:font-name="Times New Roman"/>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text-properties style:use-window-font-color="true" style:font-name="Times New Roman" fo:font-size="11pt" style:font-size-asian="11pt" style:font-size-complex="11pt"/>
    </style:style>
    <style:style style:name="P9" style:family="paragraph" style:parent-style-name="Standard">
      <style:text-properties style:use-window-font-color="true" style:font-name="Times New Roman" fo:font-size="11pt" style:font-name-asian="Consolas" style:font-size-asian="11pt" style:font-name-complex="Consolas" style:font-size-complex="11pt"/>
    </style:style>
    <style:style style:name="P10" style:family="paragraph" style:parent-style-name="Standard">
      <style:text-properties officeooo:rsid="0026ab28" officeooo:paragraph-rsid="0026ab28"/>
    </style:style>
    <style:style style:name="P11" style:family="paragraph" style:parent-style-name="Standard">
      <style:text-properties officeooo:paragraph-rsid="00342f6a"/>
    </style:style>
    <style:style style:name="P12" style:family="paragraph" style:parent-style-name="Standard">
      <style:text-properties officeooo:rsid="00661331" officeooo:paragraph-rsid="00661331"/>
    </style:style>
    <style:style style:name="P13" style:family="paragraph" style:parent-style-name="Standard">
      <style:text-properties officeooo:rsid="00767391" officeooo:paragraph-rsid="00767391"/>
    </style:style>
    <style:style style:name="P14" style:family="paragraph" style:parent-style-name="Standard">
      <style:text-properties officeooo:rsid="00b62c57" officeooo:paragraph-rsid="00b62c57"/>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margin-left="1.251cm" fo:margin-right="0cm" fo:text-indent="0cm" style:auto-text-indent="false"/>
      <style:text-properties officeooo:rsid="0021dbba" officeooo:paragraph-rsid="0021dbba"/>
    </style:style>
    <style:style style:name="P17" style:family="paragraph" style:parent-style-name="Standard">
      <style:paragraph-properties fo:margin-left="1.251cm" fo:margin-right="0cm" fo:text-indent="0cm" style:auto-text-indent="false"/>
      <style:text-properties officeooo:rsid="0021dbba" officeooo:paragraph-rsid="0066cdba"/>
    </style:style>
    <style:style style:name="P18" style:family="paragraph" style:parent-style-name="Standard">
      <style:paragraph-properties fo:margin-left="1.251cm" fo:margin-right="0cm" fo:text-indent="0cm" style:auto-text-indent="false"/>
      <style:text-properties officeooo:paragraph-rsid="0066cdba"/>
    </style:style>
    <style:style style:name="P19" style:family="paragraph" style:parent-style-name="Standard">
      <style:paragraph-properties fo:margin-left="1.251cm" fo:margin-right="0cm" fo:text-indent="0cm" style:auto-text-indent="false"/>
      <style:text-properties officeooo:rsid="0079db46" officeooo:paragraph-rsid="0079db46"/>
    </style:style>
    <style:style style:name="P20" style:family="paragraph" style:parent-style-name="Standard">
      <style:paragraph-properties fo:margin-left="1.251cm" fo:margin-right="0cm" fo:text-indent="0cm" style:auto-text-indent="false"/>
      <style:text-properties officeooo:rsid="00857f08" officeooo:paragraph-rsid="00857f08"/>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42f6a"/>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officeooo:paragraph-rsid="00342f6a" style:font-weight-asian="bold" style:font-weight-complex="bold"/>
    </style:style>
    <style:style style:name="P25" style:family="paragraph" style:parent-style-name="Table_20_Contents">
      <style:paragraph-properties fo:text-align="center" style:justify-single-word="false"/>
      <style:text-properties fo:font-weight="bold" officeooo:paragraph-rsid="005c0489" style:font-weight-asian="bold" style:font-weight-complex="bold"/>
    </style:style>
    <style:style style:name="P26" style:family="paragraph" style:parent-style-name="Table_20_Contents">
      <style:paragraph-properties fo:text-align="center" style:justify-single-word="false"/>
      <style:text-properties fo:font-weight="bold" officeooo:paragraph-rsid="009ac592" style:font-weight-asian="bold" style:font-weight-complex="bold"/>
    </style:style>
    <style:style style:name="P27" style:family="paragraph" style:parent-style-name="Table_20_Contents">
      <style:paragraph-properties fo:text-align="center" style:justify-single-word="false"/>
      <style:text-properties fo:font-weight="bold" officeooo:paragraph-rsid="00e0d1b1" style:font-weight-asian="bold" style:font-weight-complex="bold"/>
    </style:style>
    <style:style style:name="P28" style:family="paragraph" style:parent-style-name="Table_20_Contents">
      <style:paragraph-properties fo:text-align="center" style:justify-single-word="false"/>
      <style:text-properties fo:font-weight="bold" officeooo:rsid="00db8205" officeooo:paragraph-rsid="00db8205" style:font-weight-asian="bold" style:font-weight-complex="bold"/>
    </style:style>
    <style:style style:name="P29" style:family="paragraph" style:parent-style-name="Table_20_Contents">
      <style:paragraph-properties fo:text-align="center" style:justify-single-word="false"/>
      <style:text-properties fo:font-weight="bold" officeooo:rsid="00db8205" officeooo:paragraph-rsid="00e0d1b1" style:font-weight-asian="bold" style:font-weight-complex="bold"/>
    </style:style>
    <style:style style:name="P30"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3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2" style:family="paragraph" style:parent-style-name="Table_20_Contents">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style:font-size-asian="8pt" style:font-size-complex="8pt"/>
    </style:style>
    <style:style style:name="P34" style:family="paragraph" style:parent-style-name="Table_20_Contents">
      <style:text-properties style:font-name="Times New Roman"/>
    </style:style>
    <style:style style:name="P35" style:family="paragraph" style:parent-style-name="Table_20_Contents">
      <style:text-properties officeooo:rsid="0031454b" officeooo:paragraph-rsid="0031454b"/>
    </style:style>
    <style:style style:name="P36" style:family="paragraph" style:parent-style-name="Table_20_Contents">
      <style:text-properties officeooo:paragraph-rsid="00342f6a"/>
    </style:style>
    <style:style style:name="P37" style:family="paragraph" style:parent-style-name="Table_20_Contents">
      <style:text-properties officeooo:paragraph-rsid="005c0489"/>
    </style:style>
    <style:style style:name="P38" style:family="paragraph" style:parent-style-name="Table_20_Contents">
      <style:text-properties officeooo:paragraph-rsid="005ecd72"/>
    </style:style>
    <style:style style:name="P39" style:family="paragraph" style:parent-style-name="Table_20_Contents">
      <style:text-properties officeooo:rsid="005c0489" officeooo:paragraph-rsid="005c0489"/>
    </style:style>
    <style:style style:name="P40" style:family="paragraph" style:parent-style-name="Table_20_Contents">
      <style:text-properties officeooo:rsid="005deaff" officeooo:paragraph-rsid="005deaff"/>
    </style:style>
    <style:style style:name="P41" style:family="paragraph" style:parent-style-name="Table_20_Contents">
      <style:text-properties officeooo:rsid="005ecd72" officeooo:paragraph-rsid="005ecd72"/>
    </style:style>
    <style:style style:name="P42" style:family="paragraph" style:parent-style-name="Table_20_Contents">
      <style:paragraph-properties fo:text-align="center" style:justify-single-word="false"/>
      <style:text-properties officeooo:rsid="005ecd72" officeooo:paragraph-rsid="005ecd72"/>
    </style:style>
    <style:style style:name="P43" style:family="paragraph" style:parent-style-name="Table_20_Contents">
      <style:text-properties officeooo:rsid="006313d5" officeooo:paragraph-rsid="006313d5"/>
    </style:style>
    <style:style style:name="P44" style:family="paragraph" style:parent-style-name="Table_20_Contents">
      <style:paragraph-properties fo:text-align="center" style:justify-single-word="false"/>
      <style:text-properties officeooo:rsid="006313d5" officeooo:paragraph-rsid="006313d5"/>
    </style:style>
    <style:style style:name="P45" style:family="paragraph" style:parent-style-name="Table_20_Contents">
      <style:paragraph-properties fo:text-align="center" style:justify-single-word="false"/>
      <style:text-properties officeooo:rsid="006313d5" officeooo:paragraph-rsid="005c0489"/>
    </style:style>
    <style:style style:name="P46" style:family="paragraph" style:parent-style-name="Table_20_Contents">
      <style:paragraph-properties fo:text-align="center" style:justify-single-word="false"/>
      <style:text-properties officeooo:rsid="006313d5" officeooo:paragraph-rsid="005ecd72"/>
    </style:style>
    <style:style style:name="P47" style:family="paragraph" style:parent-style-name="Table_20_Contents">
      <style:paragraph-properties fo:text-align="center" style:justify-single-word="false"/>
      <style:text-properties officeooo:rsid="006313d5" officeooo:paragraph-rsid="00602139"/>
    </style:style>
    <style:style style:name="P48" style:family="paragraph" style:parent-style-name="Table_20_Contents">
      <style:paragraph-properties fo:text-align="start" style:justify-single-word="false"/>
      <style:text-properties style:font-size-asian="16pt" style:font-size-complex="16pt"/>
    </style:style>
    <style:style style:name="P49"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50" style:family="paragraph" style:parent-style-name="Table_20_Contents">
      <style:text-properties officeooo:rsid="0099f443" officeooo:paragraph-rsid="0099f443"/>
    </style:style>
    <style:style style:name="P51" style:family="paragraph" style:parent-style-name="Table_20_Contents">
      <style:paragraph-properties fo:text-align="center" style:justify-single-word="false"/>
      <style:text-properties officeooo:rsid="0099f443" officeooo:paragraph-rsid="0099f443"/>
    </style:style>
    <style:style style:name="P52" style:family="paragraph" style:parent-style-name="Table_20_Contents">
      <style:paragraph-properties fo:text-align="center" style:justify-single-word="false"/>
      <style:text-properties officeooo:rsid="0099f443" officeooo:paragraph-rsid="009ac592"/>
    </style:style>
    <style:style style:name="P53" style:family="paragraph" style:parent-style-name="Table_20_Contents">
      <style:text-properties officeooo:rsid="0099f443" officeooo:paragraph-rsid="009ac592"/>
    </style:style>
    <style:style style:name="P54" style:family="paragraph" style:parent-style-name="Table_20_Contents">
      <style:text-properties officeooo:paragraph-rsid="009ac592"/>
    </style:style>
    <style:style style:name="P55" style:family="paragraph" style:parent-style-name="Table_20_Contents">
      <style:text-properties officeooo:rsid="009ac592" officeooo:paragraph-rsid="009ac592"/>
    </style:style>
    <style:style style:name="P56" style:family="paragraph" style:parent-style-name="Table_20_Contents">
      <style:paragraph-properties fo:text-align="center" style:justify-single-word="false"/>
      <style:text-properties officeooo:rsid="009ac592" officeooo:paragraph-rsid="009ac592"/>
    </style:style>
    <style:style style:name="P57" style:family="paragraph" style:parent-style-name="Table_20_Contents">
      <style:text-properties officeooo:paragraph-rsid="00c67c07"/>
    </style:style>
    <style:style style:name="P58" style:family="paragraph" style:parent-style-name="Table_20_Contents">
      <style:text-properties officeooo:rsid="00c67c07" officeooo:paragraph-rsid="00c67c07"/>
    </style:style>
    <style:style style:name="P59" style:family="paragraph" style:parent-style-name="Table_20_Contents">
      <style:text-properties officeooo:paragraph-rsid="00c95989"/>
    </style:style>
    <style:style style:name="P60" style:family="paragraph" style:parent-style-name="Table_20_Contents">
      <style:text-properties officeooo:rsid="00c95989" officeooo:paragraph-rsid="00c95989"/>
    </style:style>
    <style:style style:name="P61" style:family="paragraph" style:parent-style-name="Table_20_Contents">
      <style:text-properties fo:font-size="9pt" style:font-size-asian="9pt" style:font-size-complex="9pt"/>
    </style:style>
    <style:style style:name="P62" style:family="paragraph" style:parent-style-name="Table_20_Contents">
      <style:paragraph-properties fo:text-align="center" style:justify-single-word="false"/>
      <style:text-properties fo:font-size="9pt" style:font-size-asian="9pt" style:font-size-complex="9pt"/>
    </style:style>
    <style:style style:name="P63" style:family="paragraph" style:parent-style-name="Table_20_Contents">
      <style:paragraph-properties fo:text-align="center" style:justify-single-word="false"/>
      <style:text-properties fo:font-size="9pt" officeooo:paragraph-rsid="00e0d1b1" style:font-size-asian="9pt" style:font-size-complex="9pt"/>
    </style:style>
    <style:style style:name="P64" style:family="paragraph" style:parent-style-name="Table_20_Contents">
      <style:text-properties fo:font-size="9pt" officeooo:rsid="00cff968" officeooo:paragraph-rsid="00cff968" style:font-size-asian="9pt" style:font-size-complex="9pt"/>
    </style:style>
    <style:style style:name="P65" style:family="paragraph" style:parent-style-name="Table_20_Contents">
      <style:text-properties fo:font-size="9pt" officeooo:rsid="00d1539c" officeooo:paragraph-rsid="00d1539c" style:font-size-asian="9pt" style:font-size-complex="9pt"/>
    </style:style>
    <style:style style:name="P66" style:family="paragraph" style:parent-style-name="Table_20_Contents">
      <style:text-properties fo:font-size="9pt" officeooo:rsid="00d344bb" officeooo:paragraph-rsid="00d344bb" style:font-size-asian="9pt" style:font-size-complex="9pt"/>
    </style:style>
    <style:style style:name="P67" style:family="paragraph" style:parent-style-name="Table_20_Contents">
      <style:text-properties fo:font-size="9pt" officeooo:rsid="00d54fe7" officeooo:paragraph-rsid="00d54fe7" style:font-size-asian="9pt" style:font-size-complex="9pt"/>
    </style:style>
    <style:style style:name="P68" style:family="paragraph" style:parent-style-name="Table_20_Contents">
      <style:text-properties fo:font-size="9pt" officeooo:rsid="00db8205" officeooo:paragraph-rsid="00db8205" style:font-size-asian="9pt" style:font-size-complex="9pt"/>
    </style:style>
    <style:style style:name="P69" style:family="paragraph" style:parent-style-name="Table_20_Contents">
      <style:text-properties fo:font-size="9pt" officeooo:rsid="00db8205" officeooo:paragraph-rsid="00e0d1b1" style:font-size-asian="9pt" style:font-size-complex="9pt"/>
    </style:style>
    <style:style style:name="P70" style:family="paragraph" style:parent-style-name="Table_20_Contents">
      <style:text-properties fo:font-size="9pt" officeooo:rsid="00dd029d" officeooo:paragraph-rsid="00dd029d" style:font-size-asian="9pt" style:font-size-complex="9pt"/>
    </style:style>
    <style:style style:name="P71" style:family="paragraph" style:parent-style-name="Table_20_Contents">
      <style:paragraph-properties fo:text-align="center" style:justify-single-word="false"/>
      <style:text-properties fo:font-size="9pt" officeooo:rsid="00dd029d" officeooo:paragraph-rsid="00dd029d" style:font-size-asian="9pt" style:font-size-complex="9pt"/>
    </style:style>
    <style:style style:name="P72" style:family="paragraph" style:parent-style-name="Table_20_Contents">
      <style:text-properties fo:font-size="9pt" officeooo:paragraph-rsid="00e0d1b1" style:font-size-asian="9pt" style:font-size-complex="9pt"/>
    </style:style>
    <style:style style:name="P73" style:family="paragraph" style:parent-style-name="Table_20_Contents">
      <style:text-properties fo:font-size="9pt" officeooo:rsid="00e0d1b1" officeooo:paragraph-rsid="00e0d1b1" style:font-size-asian="9pt" style:font-size-complex="9pt"/>
    </style:style>
    <style:style style:name="P74" style:family="paragraph" style:parent-style-name="Table_20_Contents">
      <style:text-properties fo:font-size="9pt" officeooo:rsid="00e28699" officeooo:paragraph-rsid="00e28699" style:font-size-asian="9pt" style:font-size-complex="9pt"/>
    </style:style>
    <style:style style:name="P75" style:family="paragraph" style:parent-style-name="Table_20_Contents">
      <style:text-properties fo:font-size="9pt" officeooo:rsid="00f28481" officeooo:paragraph-rsid="00f28481" style:font-size-asian="9pt" style:font-size-complex="9pt"/>
    </style:style>
    <style:style style:name="P76" style:family="paragraph" style:parent-style-name="Table_20_Contents">
      <style:text-properties officeooo:rsid="00ddbfa9" officeooo:paragraph-rsid="00ddbfa9"/>
    </style:style>
    <style:style style:name="P77" style:family="paragraph" style:parent-style-name="Table_20_Contents">
      <style:text-properties officeooo:rsid="00e0914f" officeooo:paragraph-rsid="00e0914f"/>
    </style:style>
    <style:style style:name="P78" style:family="paragraph" style:parent-style-name="Standard">
      <style:paragraph-properties fo:break-before="page"/>
    </style:style>
    <style:style style:name="P79" style:family="paragraph" style:parent-style-name="Contents_20_Heading">
      <style:paragraph-properties fo:break-before="page"/>
    </style:style>
    <style:style style:name="P80" style:family="paragraph" style:parent-style-name="Text_20_body">
      <style:text-properties fo:font-style="italic" style:font-style-asian="italic" style:font-style-complex="italic"/>
    </style:style>
    <style:style style:name="P81" style:family="paragraph" style:parent-style-name="Text_20_body">
      <style:text-properties fo:font-style="normal" style:font-style-asian="normal" style:font-style-complex="normal"/>
    </style:style>
    <style:style style:name="P82" style:family="paragraph" style:parent-style-name="Text_20_body">
      <style:paragraph-properties fo:text-align="start" style:justify-single-word="false"/>
      <style:text-properties fo:font-size="16pt" style:font-size-asian="16pt" style:font-size-complex="16pt"/>
    </style:style>
    <style:style style:name="P83" style:family="paragraph" style:parent-style-name="Text_20_body">
      <style:text-properties style:font-name="Times New Roman" fo:font-size="11pt" fo:font-style="normal" style:font-name-asian="Lucida Sans Unicode" style:font-style-asian="normal" style:font-name-complex="Mangal" style:font-style-complex="normal"/>
    </style:style>
    <style:style style:name="P84" style:family="paragraph" style:parent-style-name="Text_20_body">
      <style:paragraph-properties fo:text-align="center" style:justify-single-word="false">
        <style:tab-stops>
          <style:tab-stop style:position="0.185cm"/>
        </style:tab-stops>
      </style:paragraph-properties>
      <style:text-properties style:font-name="Times New Roman" fo:font-size="11pt" officeooo:rsid="0040b238" officeooo:paragraph-rsid="00404de0"/>
    </style:style>
    <style:style style:name="P85" style:family="paragraph" style:parent-style-name="Text_20_body">
      <style:paragraph-properties>
        <style:tab-stops>
          <style:tab-stop style:position="0.185cm"/>
        </style:tab-stops>
      </style:paragraph-properties>
      <style:text-properties style:font-name="Times New Roman" fo:font-size="11pt" officeooo:rsid="0040b238" officeooo:paragraph-rsid="00404de0"/>
    </style:style>
    <style:style style:name="P86" style:family="paragraph" style:parent-style-name="Text_20_body">
      <style:text-properties style:font-name="Times New Roman" fo:font-size="11pt" officeooo:rsid="004becd6" officeooo:paragraph-rsid="004becd6"/>
    </style:style>
    <style:style style:name="P87" style:family="paragraph" style:parent-style-name="Text_20_body">
      <style:paragraph-properties fo:text-align="center" style:justify-single-word="false"/>
      <style:text-properties style:font-name="Times New Roman" fo:font-size="11pt" officeooo:rsid="004becd6" officeooo:paragraph-rsid="004becd6"/>
    </style:style>
    <style:style style:name="P88" style:family="paragraph" style:parent-style-name="Text_20_body">
      <style:paragraph-properties fo:text-align="start" style:justify-single-word="false"/>
      <style:text-properties style:font-name="Times New Roman" fo:font-size="11pt" officeooo:rsid="004c584c" officeooo:paragraph-rsid="004c584c"/>
    </style:style>
    <style:style style:name="P89" style:family="paragraph" style:parent-style-name="Text_20_body">
      <style:paragraph-properties fo:text-align="center" style:justify-single-word="false"/>
      <style:text-properties style:font-name="Times New Roman" fo:font-size="11pt" officeooo:rsid="006de15c" officeooo:paragraph-rsid="006be177"/>
    </style:style>
    <style:style style:name="P90" style:family="paragraph" style:parent-style-name="Text_20_body">
      <style:paragraph-properties fo:text-align="start" style:justify-single-word="false"/>
      <style:text-properties style:font-name="Times New Roman" fo:font-size="11pt" officeooo:rsid="006e34c6" officeooo:paragraph-rsid="006e34c6"/>
    </style:style>
    <style:style style:name="P91" style:family="paragraph" style:parent-style-name="Text_20_body">
      <style:text-properties style:font-name="Times New Roman" fo:font-size="11pt" officeooo:rsid="0076b0b2" officeooo:paragraph-rsid="0055cf03" style:font-name-asian="Lucida Sans Unicode" style:font-name-complex="Mangal"/>
    </style:style>
    <style:style style:name="P92" style:family="paragraph" style:parent-style-name="Text_20_body">
      <style:text-properties style:font-name="Times New Roman" fo:font-size="11pt" officeooo:rsid="007910af" officeooo:paragraph-rsid="007910af" style:font-name-asian="Lucida Sans Unicode" style:font-name-complex="Mangal"/>
    </style:style>
    <style:style style:name="P93" style:family="paragraph" style:parent-style-name="Text_20_body">
      <style:text-properties style:font-name="Times New Roman" fo:font-size="11pt" officeooo:paragraph-rsid="0055cf03"/>
    </style:style>
    <style:style style:name="P94" style:family="paragraph" style:parent-style-name="Text_20_body">
      <style:paragraph-properties fo:text-align="start" style:justify-single-word="false"/>
      <style:text-properties style:font-name="Times New Roman" fo:font-size="11pt" officeooo:rsid="006be177" officeooo:paragraph-rsid="006be177"/>
    </style:style>
    <style:style style:name="P95" style:family="paragraph" style:parent-style-name="Text_20_body">
      <style:paragraph-properties fo:text-align="justify" style:justify-single-word="false"/>
    </style:style>
    <style:style style:name="P96" style:family="paragraph" style:parent-style-name="Text_20_body">
      <style:text-properties officeooo:paragraph-rsid="00342f6a"/>
    </style:style>
    <style:style style:name="P97" style:family="paragraph" style:parent-style-name="Text_20_body">
      <style:text-properties officeooo:rsid="00334725"/>
    </style:style>
    <style:style style:name="P98" style:family="paragraph" style:parent-style-name="Text_20_body">
      <style:text-properties officeooo:rsid="003d48be" officeooo:paragraph-rsid="003d48be"/>
    </style:style>
    <style:style style:name="P99" style:family="paragraph" style:parent-style-name="Text_20_body">
      <style:paragraph-properties>
        <style:tab-stops>
          <style:tab-stop style:position="0.185cm"/>
        </style:tab-stops>
      </style:paragraph-properties>
      <style:text-properties officeooo:rsid="00404de0" officeooo:paragraph-rsid="00404de0"/>
    </style:style>
    <style:style style:name="P100" style:family="paragraph" style:parent-style-name="Text_20_body">
      <style:paragraph-properties>
        <style:tab-stops>
          <style:tab-stop style:position="0.185cm"/>
        </style:tab-stops>
      </style:paragraph-properties>
      <style:text-properties officeooo:paragraph-rsid="00404de0"/>
    </style:style>
    <style:style style:name="P101" style:family="paragraph" style:parent-style-name="Text_20_body">
      <style:paragraph-properties>
        <style:tab-stops>
          <style:tab-stop style:position="0.185cm"/>
        </style:tab-stops>
      </style:paragraph-properties>
      <style:text-properties officeooo:paragraph-rsid="00450c68"/>
    </style:style>
    <style:style style:name="P102" style:family="paragraph" style:parent-style-name="Text_20_body">
      <style:text-properties officeooo:rsid="0045d9e3" officeooo:paragraph-rsid="0045d9e3"/>
    </style:style>
    <style:style style:name="P103" style:family="paragraph" style:parent-style-name="Text_20_body">
      <style:paragraph-properties>
        <style:tab-stops>
          <style:tab-stop style:position="0.185cm"/>
        </style:tab-stops>
      </style:paragraph-properties>
      <style:text-properties officeooo:rsid="0043f317" officeooo:paragraph-rsid="0043f317"/>
    </style:style>
    <style:style style:name="P104" style:family="paragraph" style:parent-style-name="Text_20_body">
      <style:paragraph-properties fo:text-align="start" style:justify-single-word="false"/>
      <style:text-properties officeooo:paragraph-rsid="004ea4e9"/>
    </style:style>
    <style:style style:name="P105" style:family="paragraph" style:parent-style-name="Text_20_body">
      <style:text-properties officeooo:paragraph-rsid="0055cf03"/>
    </style:style>
    <style:style style:name="P106" style:family="paragraph" style:parent-style-name="Text_20_body">
      <style:text-properties officeooo:rsid="0053a335" officeooo:paragraph-rsid="0053a335"/>
    </style:style>
    <style:style style:name="P107" style:family="paragraph" style:parent-style-name="Text_20_body">
      <style:text-properties officeooo:rsid="00744fa5" officeooo:paragraph-rsid="00744fa5"/>
    </style:style>
    <style:style style:name="P108" style:family="paragraph" style:parent-style-name="Text_20_body">
      <style:text-properties officeooo:rsid="00767391"/>
    </style:style>
    <style:style style:name="P109" style:family="paragraph" style:parent-style-name="Text_20_body">
      <style:text-properties officeooo:rsid="00767391" officeooo:paragraph-rsid="00767391"/>
    </style:style>
    <style:style style:name="P110" style:family="paragraph" style:parent-style-name="Text_20_body">
      <style:text-properties officeooo:rsid="0074b1e2"/>
    </style:style>
    <style:style style:name="P111" style:family="paragraph" style:parent-style-name="Text_20_body">
      <style:text-properties officeooo:rsid="0055cf03" officeooo:paragraph-rsid="0055cf03"/>
    </style:style>
    <style:style style:name="P112" style:family="paragraph" style:parent-style-name="Text_20_body">
      <style:text-properties officeooo:rsid="007910af" officeooo:paragraph-rsid="007910af"/>
    </style:style>
    <style:style style:name="P113" style:family="paragraph" style:parent-style-name="Text_20_body">
      <style:text-properties officeooo:rsid="007c9bef" officeooo:paragraph-rsid="007c9bef"/>
    </style:style>
    <style:style style:name="P114" style:family="paragraph" style:parent-style-name="Text_20_body">
      <style:text-properties style:font-name="Arial3" fo:font-size="14pt" style:font-size-asian="14pt" style:font-size-complex="14pt"/>
    </style:style>
    <style:style style:name="P115" style:family="paragraph" style:parent-style-name="Text_20_body">
      <style:text-properties officeooo:paragraph-rsid="0087d0a7"/>
    </style:style>
    <style:style style:name="P116" style:family="paragraph" style:parent-style-name="Text_20_body">
      <style:text-properties officeooo:rsid="0058f301" officeooo:paragraph-rsid="0058f301"/>
    </style:style>
    <style:style style:name="P117" style:family="paragraph" style:parent-style-name="Text_20_body">
      <style:text-properties officeooo:rsid="009076c0" officeooo:paragraph-rsid="009076c0"/>
    </style:style>
    <style:style style:name="P118" style:family="paragraph" style:parent-style-name="Text_20_body">
      <style:text-properties officeooo:rsid="009076c0" officeooo:paragraph-rsid="0058f301"/>
    </style:style>
    <style:style style:name="P119" style:family="paragraph" style:parent-style-name="Text_20_body">
      <style:text-properties officeooo:rsid="0092fb76" officeooo:paragraph-rsid="0092fb76"/>
    </style:style>
    <style:style style:name="P120" style:family="paragraph" style:parent-style-name="Text_20_body">
      <style:paragraph-properties fo:text-align="center" style:justify-single-word="false"/>
      <style:text-properties officeooo:rsid="0093ce16" officeooo:paragraph-rsid="0093ce16"/>
    </style:style>
    <style:style style:name="P121" style:family="paragraph" style:parent-style-name="Text_20_body">
      <style:text-properties officeooo:rsid="0095cb1e" officeooo:paragraph-rsid="0095cb1e"/>
    </style:style>
    <style:style style:name="P122" style:family="paragraph" style:parent-style-name="Text_20_body">
      <style:paragraph-properties fo:text-align="start" style:justify-single-word="false"/>
      <style:text-properties officeooo:rsid="0095cb1e" officeooo:paragraph-rsid="0092fb76"/>
    </style:style>
    <style:style style:name="P123" style:family="paragraph" style:parent-style-name="Text_20_body">
      <style:text-properties officeooo:rsid="009a1b25" officeooo:paragraph-rsid="009a1b25"/>
    </style:style>
    <style:style style:name="P124" style:family="paragraph" style:parent-style-name="Text_20_body">
      <style:text-properties officeooo:rsid="009a4435" officeooo:paragraph-rsid="009a4435"/>
    </style:style>
    <style:style style:name="P125" style:family="paragraph" style:parent-style-name="Text_20_body">
      <style:text-properties officeooo:rsid="009c5baf" officeooo:paragraph-rsid="009c5baf"/>
    </style:style>
    <style:style style:name="P126" style:family="paragraph" style:parent-style-name="Text_20_body">
      <style:paragraph-properties>
        <style:tab-stops>
          <style:tab-stop style:position="0.185cm"/>
        </style:tab-stops>
      </style:paragraph-properties>
      <style:text-properties officeooo:rsid="006be177" officeooo:paragraph-rsid="006be177"/>
    </style:style>
    <style:style style:name="P127" style:family="paragraph" style:parent-style-name="Text_20_body">
      <style:paragraph-properties fo:text-align="center" style:justify-single-word="false"/>
      <style:text-properties fo:font-size="26pt" officeooo:rsid="00bba48f" officeooo:paragraph-rsid="00bba48f" style:font-size-asian="26pt" style:font-size-complex="26pt"/>
    </style:style>
    <style:style style:name="P128" style:family="paragraph" style:parent-style-name="Text_20_body">
      <style:text-properties officeooo:paragraph-rsid="00bc07d7"/>
    </style:style>
    <style:style style:name="P129" style:family="paragraph" style:parent-style-name="Text_20_body">
      <style:text-properties officeooo:rsid="00be8704" officeooo:paragraph-rsid="00be8704"/>
    </style:style>
    <style:style style:name="P130" style:family="paragraph" style:parent-style-name="Text_20_body">
      <style:text-properties officeooo:rsid="00c31c8a" officeooo:paragraph-rsid="00c31c8a"/>
    </style:style>
    <style:style style:name="P131" style:family="paragraph" style:parent-style-name="Text_20_body">
      <style:text-properties officeooo:paragraph-rsid="00c67c07"/>
    </style:style>
    <style:style style:name="P132" style:family="paragraph" style:parent-style-name="Text_20_body">
      <style:text-properties officeooo:rsid="00da23c8" officeooo:paragraph-rsid="00da23c8"/>
    </style:style>
    <style:style style:name="P133" style:family="paragraph" style:parent-style-name="Text_20_body">
      <style:text-properties officeooo:rsid="00e0d1b1" officeooo:paragraph-rsid="00e0d1b1"/>
    </style:style>
    <style:style style:name="P134" style:family="paragraph" style:parent-style-name="Text_20_body">
      <style:text-properties officeooo:rsid="00e643e0" officeooo:paragraph-rsid="00e643e0"/>
    </style:style>
    <style:style style:name="P135" style:family="paragraph" style:parent-style-name="Text_20_body">
      <style:text-properties officeooo:rsid="00e67fa2" officeooo:paragraph-rsid="00e67fa2"/>
    </style:style>
    <style:style style:name="P136" style:family="paragraph" style:parent-style-name="Text_20_body">
      <style:text-properties officeooo:rsid="00e8563a" officeooo:paragraph-rsid="00e8563a"/>
    </style:style>
    <style:style style:name="P137" style:family="paragraph" style:parent-style-name="Text_20_body">
      <style:text-properties officeooo:rsid="00eb1845" officeooo:paragraph-rsid="00eb1845"/>
    </style:style>
    <style:style style:name="P138" style:family="paragraph" style:parent-style-name="Text_20_body">
      <style:text-properties officeooo:rsid="00ec8bbc" officeooo:paragraph-rsid="00ec8bbc"/>
    </style:style>
    <style:style style:name="P139" style:family="paragraph" style:parent-style-name="Text_20_body">
      <style:text-properties officeooo:rsid="00ecf2e5" officeooo:paragraph-rsid="00ecf2e5"/>
    </style:style>
    <style:style style:name="P140" style:family="paragraph" style:parent-style-name="Text_20_body">
      <style:text-properties officeooo:rsid="00edd3d3" officeooo:paragraph-rsid="00edd3d3"/>
    </style:style>
    <style:style style:name="P141" style:family="paragraph" style:parent-style-name="Text_20_body">
      <style:text-properties officeooo:rsid="00ef4089" officeooo:paragraph-rsid="00ef4089"/>
    </style:style>
    <style:style style:name="P142" style:family="paragraph" style:parent-style-name="Text_20_body">
      <style:text-properties officeooo:rsid="00f2e5dc" officeooo:paragraph-rsid="00f2e5dc"/>
    </style:style>
    <style:style style:name="P143" style:family="paragraph" style:parent-style-name="Text_20_body">
      <style:text-properties officeooo:rsid="00f3ef7f" officeooo:paragraph-rsid="00f3ef7f"/>
    </style:style>
    <style:style style:name="P144" style:family="paragraph" style:parent-style-name="Text_20_body">
      <style:text-properties officeooo:rsid="00f545b0" officeooo:paragraph-rsid="00f545b0"/>
    </style:style>
    <style:style style:name="P145" style:family="paragraph" style:parent-style-name="Text_20_body">
      <style:text-properties officeooo:rsid="00f66504" officeooo:paragraph-rsid="00f66504"/>
    </style:style>
    <style:style style:name="P146" style:family="paragraph" style:parent-style-name="Text_20_body">
      <style:text-properties officeooo:rsid="00f6fbfa" officeooo:paragraph-rsid="00f6fbfa"/>
    </style:style>
    <style:style style:name="P147" style:family="paragraph" style:parent-style-name="Text_20_body">
      <style:text-properties officeooo:rsid="00f86d0e" officeooo:paragraph-rsid="00f86d0e"/>
    </style:style>
    <style:style style:name="P148" style:family="paragraph" style:parent-style-name="Text_20_body">
      <style:paragraph-properties fo:margin-left="2.487cm" fo:margin-right="0cm" fo:text-indent="-2.487cm" style:auto-text-indent="false">
        <style:tab-stops/>
      </style:paragraph-properties>
    </style:style>
    <style:style style:name="P149" style:family="paragraph" style:parent-style-name="Text_20_body">
      <style:paragraph-properties fo:margin-left="2.487cm" fo:margin-right="0cm" fo:text-indent="-2.487cm" style:auto-text-indent="false">
        <style:tab-stops/>
      </style:paragraph-properties>
      <style:text-properties fo:font-size="11pt"/>
    </style:style>
    <style:style style:name="P150" style:family="paragraph" style:parent-style-name="Text_20_body">
      <style:paragraph-properties fo:margin-left="2.487cm" fo:margin-right="0cm" fo:text-indent="-2.487cm" style:auto-text-indent="false">
        <style:tab-stops/>
      </style:paragraph-properties>
      <style:text-properties style:font-name="Times New Roman" fo:font-size="11pt" style:font-name-asian="Lucida Sans Unicode" style:font-name-complex="Mangal"/>
    </style:style>
    <style:style style:name="P151" style:family="paragraph" style:parent-style-name="Text_20_body">
      <style:paragraph-properties fo:margin-left="3.752cm" fo:margin-right="0cm" fo:text-indent="-2.487cm" style:auto-text-indent="false">
        <style:tab-stops/>
      </style:paragraph-properties>
    </style:style>
    <style:style style:name="P152" style:family="paragraph" style:parent-style-name="Text_20_body">
      <style:paragraph-properties fo:margin-left="2.514cm" fo:margin-right="0cm" fo:text-indent="-2.487cm" style:auto-text-indent="false">
        <style:tab-stops/>
      </style:paragraph-properties>
    </style:style>
    <style:style style:name="P153" style:family="paragraph" style:parent-style-name="Text_20_body">
      <style:paragraph-properties fo:margin-left="2.514cm" fo:margin-right="0cm" fo:text-indent="-2.487cm" style:auto-text-indent="false">
        <style:tab-stops/>
      </style:paragraph-properties>
      <style:text-properties fo:font-style="normal" style:font-style-asian="normal" style:font-style-complex="normal"/>
    </style:style>
    <style:style style:name="P154" style:family="paragraph" style:parent-style-name="Text_20_body">
      <style:paragraph-properties fo:margin-left="2.501cm" fo:margin-right="0cm" fo:text-indent="-2.487cm" style:auto-text-indent="false">
        <style:tab-stops/>
      </style:paragraph-properties>
    </style:style>
    <style:style style:name="P155" style:family="paragraph" style:parent-style-name="Text_20_body">
      <style:paragraph-properties fo:margin-left="2.501cm" fo:margin-right="0cm" fo:text-indent="-2.487cm" style:auto-text-indent="false">
        <style:tab-stops/>
      </style:paragraph-properties>
      <style:text-properties fo:font-style="normal" style:font-style-asian="normal" style:font-style-complex="normal"/>
    </style:style>
    <style:style style:name="P156" style:family="paragraph" style:parent-style-name="Text_20_body">
      <style:paragraph-properties fo:margin-left="2.501cm" fo:margin-right="0cm" fo:text-indent="-2.487cm" style:auto-text-indent="false">
        <style:tab-stops/>
      </style:paragraph-properties>
      <style:text-properties fo:font-style="normal" officeooo:paragraph-rsid="00c95989" style:font-style-asian="normal" style:font-style-complex="normal"/>
    </style:style>
    <style:style style:name="P157" style:family="paragraph" style:parent-style-name="Text_20_body">
      <style:paragraph-properties fo:margin-left="1cm" fo:margin-right="0cm" fo:text-indent="-1cm" style:auto-text-indent="false"/>
      <style:text-properties style:font-name="Times New Roman"/>
    </style:style>
    <style:style style:name="P158"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5d9e3" officeooo:paragraph-rsid="0045d9e3"/>
    </style:style>
    <style:style style:name="P159"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5d9e3" officeooo:paragraph-rsid="0045d9e3"/>
    </style:style>
    <style:style style:name="P160"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26903" officeooo:paragraph-rsid="00426903"/>
    </style:style>
    <style:style style:name="P161"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Times New Roman" officeooo:rsid="00426903" officeooo:paragraph-rsid="00426903"/>
    </style:style>
    <style:style style:name="P162"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8a401" officeooo:paragraph-rsid="0048a401"/>
    </style:style>
    <style:style style:name="P163"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Arial1" officeooo:rsid="0045d9e3" officeooo:paragraph-rsid="0045d9e3"/>
    </style:style>
    <style:style style:name="P164" style:family="paragraph" style:parent-style-name="Standard">
      <style:paragraph-properties fo:margin-left="1cm" fo:margin-right="0cm" fo:text-indent="-1cm" style:auto-text-indent="false"/>
      <style:text-properties style:font-name="Times New Roman"/>
    </style:style>
    <style:style style:name="P165" style:family="paragraph" style:parent-style-name="Text_20_body">
      <style:paragraph-properties fo:margin-top="0.423cm" fo:margin-bottom="0.212cm" loext:contextual-spacing="false"/>
    </style:style>
    <style:style style:name="P166" style:family="paragraph" style:parent-style-name="Text_20_body">
      <style:paragraph-properties fo:margin-left="0.009cm" fo:margin-right="0.009cm" fo:text-align="start" style:justify-single-word="false" fo:text-indent="-0.026cm" style:auto-text-indent="false">
        <style:tab-stops/>
      </style:paragraph-properties>
      <style:text-properties style:font-name-asian="Lucida Sans Unicode" style:font-name-complex="Mangal"/>
    </style:style>
    <style:style style:name="P167" style:family="paragraph" style:parent-style-name="Preformatted_20_Text">
      <style:text-properties style:font-name="Arial3"/>
    </style:style>
    <style:style style:name="P168" style:family="paragraph" style:parent-style-name="Preformatted_20_Text">
      <style:text-properties style:font-name="Arial3" fo:font-size="16pt" style:font-size-asian="16pt" style:font-size-complex="16pt"/>
    </style:style>
    <style:style style:name="P169" style:family="paragraph" style:parent-style-name="Preformatted_20_Text">
      <style:paragraph-properties fo:text-align="start" style:justify-single-word="false"/>
      <style:text-properties fo:font-size="12pt" style:font-size-asian="12pt" style:font-size-complex="12pt"/>
    </style:style>
    <style:style style:name="P170" style:family="paragraph" style:parent-style-name="Text_20_body">
      <style:paragraph-properties fo:margin-left="0cm" fo:margin-right="0cm" fo:text-indent="0cm" style:auto-text-indent="false" style:shadow="none">
        <style:tab-stops/>
      </style:paragraph-properties>
      <style:text-properties style:font-name-asian="Lucida Sans Unicode" style:font-name-complex="Mangal"/>
    </style:style>
    <style:style style:name="P171" style:family="paragraph" style:parent-style-name="Contents_20_3">
      <style:paragraph-properties>
        <style:tab-stops>
          <style:tab-stop style:position="16.002cm" style:type="right" style:leader-style="dotted" style:leader-text="."/>
        </style:tab-stops>
      </style:paragraph-properties>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74" style:family="paragraph" style:parent-style-name="Contents_20_4">
      <style:paragraph-properties>
        <style:tab-stops>
          <style:tab-stop style:position="15.503cm" style:type="right" style:leader-style="dotted" style:leader-text="."/>
        </style:tab-stops>
      </style:paragraph-properties>
    </style:style>
    <style:style style:name="P175" style:family="paragraph" style:parent-style-name="Heading_20_4">
      <style:text-properties officeooo:rsid="00c67c07" officeooo:paragraph-rsid="00c67c07"/>
    </style:style>
    <style:style style:name="P176" style:family="paragraph" style:parent-style-name="Heading_20_4">
      <style:text-properties officeooo:paragraph-rsid="00c67c07"/>
    </style:style>
    <style:style style:name="P177" style:family="paragraph" style:parent-style-name="Heading_20_4">
      <style:text-properties fo:font-style="normal" style:font-style-asian="normal" style:font-style-complex="normal"/>
    </style:style>
    <style:style style:name="P178" style:family="paragraph" style:parent-style-name="Heading_20_4">
      <style:text-properties officeooo:rsid="00c95989" officeooo:paragraph-rsid="00c95989"/>
    </style:style>
    <style:style style:name="P179" style:family="paragraph" style:parent-style-name="Heading_20_4">
      <style:text-properties officeooo:rsid="0093ce16" officeooo:paragraph-rsid="0093ce16"/>
    </style:style>
    <style:style style:name="P180" style:family="paragraph" style:parent-style-name="Heading_20_4">
      <style:text-properties officeooo:rsid="0092fb76" officeooo:paragraph-rsid="0092fb76"/>
    </style:style>
    <style:style style:name="P181" style:family="paragraph" style:parent-style-name="Heading_20_4">
      <style:paragraph-properties fo:margin-top="0.423cm" fo:margin-bottom="0.212cm" loext:contextual-spacing="false" fo:keep-with-next="always"/>
      <style:text-properties style:font-name="Arial" style:font-name-asian="Lucida Sans Unicode" style:font-name-complex="Mangal"/>
    </style:style>
    <style:style style:name="P182" style:family="paragraph" style:parent-style-name="Heading_20_4">
      <style:paragraph-properties fo:margin-top="0.423cm" fo:margin-bottom="0.212cm" loext:contextual-spacing="false" fo:keep-with-next="always"/>
      <style:text-properties style:font-name="Arial" fo:font-style="normal" style:font-name-asian="Lucida Sans Unicode" style:font-style-asian="normal" style:font-name-complex="Mangal" style:font-style-complex="normal"/>
    </style:style>
    <style:style style:name="P183" style:family="paragraph" style:parent-style-name="Heading_20_3">
      <style:text-properties officeooo:rsid="0058f301"/>
    </style:style>
    <style:style style:name="P184" style:family="paragraph" style:parent-style-name="Heading_20_3">
      <style:text-properties officeooo:rsid="0058f301" officeooo:paragraph-rsid="0058f301"/>
    </style:style>
    <style:style style:name="P185" style:family="paragraph" style:parent-style-name="Heading_20_3">
      <style:text-properties officeooo:rsid="00f545b0" officeooo:paragraph-rsid="00f545b0"/>
    </style:style>
    <style:style style:name="P186" style:family="paragraph" style:parent-style-name="Heading_20_3">
      <style:text-properties officeooo:rsid="00f6fbfa" officeooo:paragraph-rsid="00f6fbfa"/>
    </style:style>
    <style:style style:name="P187" style:family="paragraph" style:parent-style-name="Heading_20_3">
      <style:text-properties officeooo:rsid="00ec8bbc" officeooo:paragraph-rsid="00ec8bbc"/>
    </style:style>
    <style:style style:name="P188" style:family="paragraph" style:parent-style-name="Heading_20_3">
      <style:text-properties officeooo:paragraph-rsid="0055cf03"/>
    </style:style>
    <style:style style:name="P189" style:family="paragraph" style:parent-style-name="Heading_20_3">
      <style:text-properties style:font-name="Arial" officeooo:rsid="0074b1e2" officeooo:paragraph-rsid="0055cf03" style:font-name-asian="Lucida Sans Unicode" style:font-name-complex="Mangal"/>
    </style:style>
    <style:style style:name="P190" style:family="paragraph" style:parent-style-name="Heading_20_3">
      <style:paragraph-properties>
        <style:tab-stops>
          <style:tab-stop style:position="1.482cm"/>
        </style:tab-stops>
      </style:paragraph-properties>
    </style:style>
    <style:style style:name="P191" style:family="paragraph" style:parent-style-name="Heading_20_3">
      <style:text-properties officeooo:rsid="007910af" officeooo:paragraph-rsid="007910af"/>
    </style:style>
    <style:style style:name="P192" style:family="paragraph" style:parent-style-name="Heading_20_3">
      <style:text-properties officeooo:rsid="009c5baf" officeooo:paragraph-rsid="009c5baf"/>
    </style:style>
    <style:style style:name="P193" style:family="paragraph" style:parent-style-name="Heading_20_3">
      <style:text-properties officeooo:rsid="00e643e0" officeooo:paragraph-rsid="00e643e0"/>
    </style:style>
    <style:style style:name="P194" style:family="paragraph" style:parent-style-name="Heading_20_3">
      <style:text-properties officeooo:rsid="00da23c8" officeooo:paragraph-rsid="00da23c8"/>
    </style:style>
    <style:style style:name="P195" style:family="paragraph" style:parent-style-name="Heading_20_3">
      <style:text-properties officeooo:rsid="00e0d1b1" officeooo:paragraph-rsid="00e0d1b1"/>
    </style:style>
    <style:style style:name="P196" style:family="paragraph" style:parent-style-name="Heading_20_3">
      <style:text-properties officeooo:paragraph-rsid="00e0d1b1"/>
    </style:style>
    <style:style style:name="P197" style:family="paragraph" style:parent-style-name="Heading_20_3">
      <style:text-properties officeooo:paragraph-rsid="00342f6a"/>
    </style:style>
    <style:style style:name="P198" style:family="paragraph" style:parent-style-name="Heading_20_3">
      <style:text-properties officeooo:rsid="0092fb76" officeooo:paragraph-rsid="0092fb76"/>
    </style:style>
    <style:style style:name="P199" style:family="paragraph" style:parent-style-name="Heading_20_3">
      <style:text-properties officeooo:paragraph-rsid="0101da40"/>
    </style:style>
    <style:style style:name="P200"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201"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202" style:family="paragraph" style:parent-style-name="Heading_20_3">
      <style:paragraph-properties fo:margin-top="0.423cm" fo:margin-bottom="0.212cm" loext:contextual-spacing="false" fo:keep-with-next="always"/>
      <style:text-properties style:font-name="Arial" style:font-name-asian="Lucida Sans Unicode" style:font-name-complex="Mangal"/>
    </style:style>
    <style:style style:name="P203" style:family="paragraph" style:parent-style-name="Heading_20_3">
      <style:paragraph-properties fo:margin-left="1cm" fo:margin-right="0cm" fo:text-indent="-1cm" style:auto-text-indent="false"/>
      <style:text-properties style:font-name="Arial1"/>
    </style:style>
    <style:style style:name="P204" style:family="paragraph" style:parent-style-name="Heading_20_3">
      <style:paragraph-properties fo:margin-left="1cm" fo:margin-right="0cm" fo:text-indent="-1cm" style:auto-text-indent="false">
        <style:tab-stops>
          <style:tab-stop style:position="0.185cm"/>
        </style:tab-stops>
      </style:paragraph-properties>
      <style:text-properties style:font-name="Arial1" officeooo:rsid="00404de0" officeooo:paragraph-rsid="00404de0"/>
    </style:style>
    <style:style style:name="P205" style:family="paragraph" style:parent-style-name="Heading" style:master-page-name="First_20_Page">
      <style:paragraph-properties fo:text-align="center" style:justify-single-word="false" style:page-number="auto"/>
      <style:text-properties fo:font-size="26pt" officeooo:rsid="00f9f3a9" style:font-size-asian="26pt" style:font-size-complex="26pt"/>
    </style:style>
    <style:style style:name="P206" style:family="paragraph" style:parent-style-name="Heading_20_2">
      <style:text-properties officeooo:rsid="00282a90" officeooo:paragraph-rsid="00282a90"/>
    </style:style>
    <style:style style:name="P207" style:family="paragraph" style:parent-style-name="Heading_20_2">
      <style:text-properties officeooo:rsid="0058f301" officeooo:paragraph-rsid="0058f301"/>
    </style:style>
    <style:style style:name="P208" style:family="paragraph" style:parent-style-name="Heading_20_2">
      <style:text-properties officeooo:rsid="0055cf03" officeooo:paragraph-rsid="0055cf03"/>
    </style:style>
    <style:style style:name="P209" style:family="paragraph" style:parent-style-name="Heading_20_2">
      <style:text-properties officeooo:rsid="002a8b3e" officeooo:paragraph-rsid="002a8b3e"/>
    </style:style>
    <style:style style:name="P210" style:family="paragraph" style:parent-style-name="Heading_20_2">
      <style:text-properties officeooo:rsid="009c5baf" officeooo:paragraph-rsid="009c5baf"/>
    </style:style>
    <style:style style:name="P211" style:family="paragraph" style:parent-style-name="Heading_20_2">
      <style:text-properties officeooo:rsid="009a4435" officeooo:paragraph-rsid="009a4435"/>
    </style:style>
    <style:style style:name="P212" style:family="paragraph" style:parent-style-name="Heading_20_2">
      <style:text-properties officeooo:rsid="00e643e0" officeooo:paragraph-rsid="00e643e0"/>
    </style:style>
    <style:style style:name="P213" style:family="paragraph" style:parent-style-name="Heading_20_2">
      <style:text-properties officeooo:rsid="00ef4089" officeooo:paragraph-rsid="00ef4089"/>
    </style:style>
    <style:style style:name="P214" style:family="paragraph" style:parent-style-name="Heading_20_2">
      <style:text-properties officeooo:paragraph-rsid="005c0489"/>
    </style:style>
    <style:style style:name="P215" style:family="paragraph" style:parent-style-name="Heading_20_2">
      <style:text-properties officeooo:rsid="00c31c8a" officeooo:paragraph-rsid="00c31c8a"/>
    </style:style>
    <style:style style:name="P216" style:family="paragraph" style:parent-style-name="Heading_20_2">
      <style:text-properties officeooo:rsid="00fb4caa" officeooo:paragraph-rsid="00fb4caa"/>
    </style:style>
    <style:style style:name="P217" style:family="paragraph" style:parent-style-name="Heading_20_2">
      <style:text-properties officeooo:rsid="009a1b25" officeooo:paragraph-rsid="009a1b25"/>
    </style:style>
    <style:style style:name="P218" style:family="paragraph" style:parent-style-name="Heading_20_2">
      <style:text-properties officeooo:rsid="0092fb76" officeooo:paragraph-rsid="0092fb76"/>
    </style:style>
    <style:style style:name="P219" style:family="paragraph" style:parent-style-name="Heading_20_2">
      <style:paragraph-properties>
        <style:tab-stops>
          <style:tab-stop style:position="0.185cm"/>
        </style:tab-stops>
      </style:paragraph-properties>
      <style:text-properties officeooo:rsid="00404de0" officeooo:paragraph-rsid="00404de0"/>
    </style:style>
    <style:style style:name="P220" style:family="paragraph" style:parent-style-name="Heading_20_2">
      <style:paragraph-properties fo:margin-left="1cm" fo:margin-right="0cm" fo:text-indent="-1cm" style:auto-text-indent="false"/>
      <style:text-properties style:font-name="Arial1"/>
    </style:style>
    <style:style style:name="P221" style:family="paragraph" style:parent-style-name="Heading_20_2">
      <style:paragraph-properties fo:margin-left="1cm" fo:margin-right="0cm" fo:text-indent="-1cm" style:auto-text-indent="false">
        <style:tab-stops>
          <style:tab-stop style:position="0.185cm"/>
        </style:tab-stops>
      </style:paragraph-properties>
      <style:text-properties style:font-name="Arial" fo:font-size="14pt" officeooo:rsid="004becd6" officeooo:paragraph-rsid="00404de0" style:font-size-asian="14pt" style:font-size-complex="14pt"/>
    </style:style>
    <style:style style:name="P222" style:family="paragraph" style:parent-style-name="Heading_20_1">
      <style:text-properties officeooo:rsid="003a67c1" officeooo:paragraph-rsid="003a67c1"/>
    </style:style>
    <style:style style:name="P223" style:family="paragraph" style:parent-style-name="Heading_20_1">
      <style:text-properties officeooo:rsid="009a4435" officeooo:paragraph-rsid="009a4435"/>
    </style:style>
    <style:style style:name="P224" style:family="paragraph" style:parent-style-name="Heading_20_1">
      <style:text-properties officeooo:paragraph-rsid="009ac592"/>
    </style:style>
    <style:style style:name="P225" style:family="paragraph" style:parent-style-name="Heading_20_1">
      <style:text-properties officeooo:rsid="00be8704" officeooo:paragraph-rsid="00be8704"/>
    </style:style>
    <style:style style:name="P226" style:family="paragraph" style:parent-style-name="Heading_20_1">
      <style:paragraph-properties>
        <style:tab-stops>
          <style:tab-stop style:position="0.185cm"/>
        </style:tab-stops>
      </style:paragraph-properties>
      <style:text-properties officeooo:paragraph-rsid="004becd6"/>
    </style:style>
    <style:style style:name="P227" style:family="paragraph" style:parent-style-name="Heading_20_1">
      <style:paragraph-properties fo:margin-left="0cm" fo:margin-right="0cm" fo:text-indent="0cm" style:auto-text-indent="false"/>
    </style:style>
    <style:style style:name="P228" style:family="paragraph" style:parent-style-name="Heading_20_1">
      <style:paragraph-properties fo:break-before="page"/>
    </style:style>
    <style:style style:name="P229" style:family="paragraph" style:parent-style-name="Standard" style:list-style-name="L2"/>
    <style:style style:name="P230" style:family="paragraph" style:parent-style-name="Standard" style:list-style-name="L2">
      <style:text-properties officeooo:paragraph-rsid="009d9792"/>
    </style:style>
    <style:style style:name="P231" style:family="paragraph" style:parent-style-name="Standard" style:list-style-name="L2">
      <style:text-properties officeooo:rsid="009d9792" officeooo:paragraph-rsid="009d9792"/>
    </style:style>
    <style:style style:name="P232" style:family="paragraph" style:parent-style-name="Standard" style:list-style-name="L2">
      <style:text-properties officeooo:rsid="00a39bb8" officeooo:paragraph-rsid="00a39bb8"/>
    </style:style>
    <style:style style:name="P233" style:family="paragraph" style:parent-style-name="Standard" style:list-style-name="L3"/>
    <style:style style:name="P234" style:family="paragraph" style:parent-style-name="Standard" style:list-style-name="L4"/>
    <style:style style:name="P235" style:family="paragraph" style:parent-style-name="Standard" style:list-style-name="L5"/>
    <style:style style:name="P236" style:family="paragraph" style:parent-style-name="Standard" style:list-style-name="L5">
      <style:text-properties officeooo:rsid="0023d660" officeooo:paragraph-rsid="0023d660"/>
    </style:style>
    <style:style style:name="P237" style:family="paragraph" style:parent-style-name="Standard" style:list-style-name="L6"/>
    <style:style style:name="P238" style:family="paragraph" style:parent-style-name="Standard" style:list-style-name="L6">
      <style:text-properties officeooo:paragraph-rsid="0071a17a"/>
    </style:style>
    <style:style style:name="P239" style:family="paragraph" style:parent-style-name="Standard" style:list-style-name="L11"/>
    <style:style style:name="P240" style:family="paragraph" style:parent-style-name="Standard" style:list-style-name="L11">
      <style:text-properties officeooo:rsid="003d48be" officeooo:paragraph-rsid="003d48be"/>
    </style:style>
    <style:style style:name="P241" style:family="paragraph" style:parent-style-name="Standard" style:list-style-name="L16"/>
    <style:style style:name="P242" style:family="paragraph" style:parent-style-name="Standard" style:list-style-name="L16">
      <style:text-properties officeooo:rsid="0067d538" officeooo:paragraph-rsid="0067d538"/>
    </style:style>
    <style:style style:name="P243" style:family="paragraph" style:parent-style-name="Standard" style:list-style-name="L16">
      <style:text-properties officeooo:rsid="0081e562" officeooo:paragraph-rsid="0081e562"/>
    </style:style>
    <style:style style:name="P244" style:family="paragraph" style:parent-style-name="Standard" style:list-style-name="L16">
      <style:text-properties officeooo:rsid="009c4667" officeooo:paragraph-rsid="009c4667"/>
    </style:style>
    <style:style style:name="P245" style:family="paragraph" style:parent-style-name="Standard" style:list-style-name="L16">
      <style:text-properties officeooo:rsid="00bc07d7" officeooo:paragraph-rsid="00bc07d7"/>
    </style:style>
    <style:style style:name="P246" style:family="paragraph" style:parent-style-name="Standard" style:list-style-name="L16">
      <style:text-properties fo:font-style="italic" officeooo:rsid="00bc07d7" officeooo:paragraph-rsid="00bc07d7" style:font-style-asian="italic" style:font-style-complex="italic"/>
    </style:style>
    <style:style style:name="P247" style:family="paragraph" style:parent-style-name="Standard" style:list-style-name="L16">
      <style:text-properties fo:font-style="italic" officeooo:rsid="00bc6b4b" officeooo:paragraph-rsid="00bc6b4b" style:font-style-asian="italic" style:font-style-complex="italic"/>
    </style:style>
    <style:style style:name="P248" style:family="paragraph" style:parent-style-name="Standard" style:list-style-name="L16">
      <style:text-properties officeooo:rsid="00bc6b4b" officeooo:paragraph-rsid="00bc6b4b"/>
    </style:style>
    <style:style style:name="P249" style:family="paragraph" style:parent-style-name="Standard" style:list-style-name="L16">
      <style:text-properties officeooo:rsid="00fd11dc" officeooo:paragraph-rsid="00fd11dc"/>
    </style:style>
    <style:style style:name="P250" style:family="paragraph" style:parent-style-name="Standard" style:list-style-name="L16">
      <style:text-properties officeooo:rsid="00feef2a" officeooo:paragraph-rsid="00feef2a"/>
    </style:style>
    <style:style style:name="P251" style:family="paragraph" style:parent-style-name="Standard" style:list-style-name="L16">
      <style:text-properties officeooo:rsid="01016154" officeooo:paragraph-rsid="01016154"/>
    </style:style>
    <style:style style:name="P252" style:family="paragraph" style:parent-style-name="Standard" style:list-style-name="L17"/>
    <style:style style:name="P253" style:family="paragraph" style:parent-style-name="Standard" style:list-style-name="L18">
      <style:text-properties officeooo:paragraph-rsid="00b62c57"/>
    </style:style>
    <style:style style:name="P254" style:family="paragraph" style:parent-style-name="Standard" style:list-style-name="L18">
      <style:text-properties officeooo:rsid="00b62c57" officeooo:paragraph-rsid="00b62c57"/>
    </style:style>
    <style:style style:name="P255" style:family="paragraph" style:parent-style-name="Standard" style:list-style-name="L18">
      <style:text-properties fo:font-style="normal" officeooo:rsid="00b62c57" officeooo:paragraph-rsid="00b62c57" style:font-style-asian="normal" style:font-style-complex="normal"/>
    </style:style>
    <style:style style:name="P256" style:family="paragraph" style:parent-style-name="Standard" style:list-style-name="L20"/>
    <style:style style:name="P257" style:family="paragraph" style:parent-style-name="Standard">
      <style:text-properties officeooo:paragraph-rsid="00342f6a"/>
    </style:style>
    <style:style style:name="P258" style:family="paragraph" style:parent-style-name="Standard">
      <style:text-properties officeooo:rsid="0102a21f" officeooo:paragraph-rsid="0102a21f"/>
    </style:style>
    <style:style style:name="P259" style:family="paragraph" style:parent-style-name="Standard">
      <style:text-properties officeooo:rsid="0104360b" officeooo:paragraph-rsid="0104360b"/>
    </style:style>
    <style:style style:name="P260" style:family="paragraph" style:parent-style-name="Standard" style:list-style-name="L15">
      <style:paragraph-properties fo:margin-left="1.251cm" fo:margin-right="0cm" fo:text-indent="-0.635cm" style:auto-text-indent="false"/>
      <style:text-properties officeooo:rsid="0066e1c0" officeooo:paragraph-rsid="0066e1c0"/>
    </style:style>
    <style:style style:name="P261" style:family="paragraph" style:parent-style-name="Standard" style:list-style-name="L15">
      <style:paragraph-properties fo:margin-left="1.251cm" fo:margin-right="0cm" fo:text-indent="-0.635cm" style:auto-text-indent="false"/>
    </style:style>
    <style:style style:name="P262" style:family="paragraph" style:parent-style-name="Text_20_body" style:list-style-name="L1">
      <style:paragraph-properties fo:text-align="start" style:justify-single-word="false"/>
      <style:text-properties fo:font-size="16pt" style:font-size-asian="16pt" style:font-size-complex="16pt"/>
    </style:style>
    <style:style style:name="P263" style:family="paragraph" style:parent-style-name="Text_20_body" style:list-style-name="L7"/>
    <style:style style:name="P264" style:family="paragraph" style:parent-style-name="Text_20_body" style:list-style-name="L7">
      <style:text-properties officeooo:rsid="00334725" officeooo:paragraph-rsid="00334725"/>
    </style:style>
    <style:style style:name="P265" style:family="paragraph" style:parent-style-name="Text_20_body" style:list-style-name="L8">
      <style:text-properties officeooo:rsid="0053a335" officeooo:paragraph-rsid="0053a335"/>
    </style:style>
    <style:style style:name="P266" style:family="paragraph" style:parent-style-name="Text_20_body" style:list-style-name="L8">
      <style:text-properties officeooo:rsid="005539be" officeooo:paragraph-rsid="005539be"/>
    </style:style>
    <style:style style:name="P267" style:family="paragraph" style:parent-style-name="Text_20_body" style:list-style-name="L9">
      <style:text-properties officeooo:rsid="007c9bef" officeooo:paragraph-rsid="007c9bef"/>
    </style:style>
    <style:style style:name="P268" style:family="paragraph" style:parent-style-name="Text_20_body" style:list-style-name="L9">
      <style:text-properties officeooo:rsid="007c9bef" officeooo:paragraph-rsid="007fb313"/>
    </style:style>
    <style:style style:name="P269" style:family="paragraph" style:parent-style-name="Text_20_body" style:list-style-name="L9">
      <style:text-properties officeooo:rsid="007fb313" officeooo:paragraph-rsid="007fb313"/>
    </style:style>
    <style:style style:name="P270" style:family="paragraph" style:parent-style-name="Text_20_body" style:list-style-name="L10">
      <style:paragraph-properties style:register-true="false"/>
    </style:style>
    <style:style style:name="P271" style:family="paragraph" style:parent-style-name="Text_20_body" style:list-style-name="L10">
      <style:text-properties officeooo:rsid="00ef4089" officeooo:paragraph-rsid="00ef4089"/>
    </style:style>
    <style:style style:name="P272" style:family="paragraph" style:parent-style-name="Text_20_body" style:list-style-name="L10">
      <style:text-properties officeooo:rsid="00f1e675" officeooo:paragraph-rsid="00f1e675"/>
    </style:style>
    <style:style style:name="P273" style:family="paragraph" style:parent-style-name="Text_20_body" style:list-style-name="L12"/>
    <style:style style:name="P274" style:family="paragraph" style:parent-style-name="Text_20_body" style:list-style-name="L13">
      <style:text-properties officeooo:rsid="00c192cc" officeooo:paragraph-rsid="00c192cc"/>
    </style:style>
    <style:style style:name="P275" style:family="paragraph" style:parent-style-name="Text_20_body" style:list-style-name="L13">
      <style:text-properties officeooo:rsid="00c2d42a" officeooo:paragraph-rsid="00c2d42a"/>
    </style:style>
    <style:style style:name="P276" style:family="paragraph" style:parent-style-name="Text_20_body" style:list-style-name="L14">
      <style:text-properties officeooo:rsid="004cb9fd" officeooo:paragraph-rsid="004cb9fd"/>
    </style:style>
    <style:style style:name="P277" style:family="paragraph" style:parent-style-name="Text_20_body" style:list-style-name="L14">
      <style:text-properties officeooo:rsid="009a1b25" officeooo:paragraph-rsid="009a1b25"/>
    </style:style>
    <style:style style:name="P278" style:family="paragraph" style:parent-style-name="Text_20_body" style:list-style-name="L14">
      <style:text-properties officeooo:rsid="00bba48f" officeooo:paragraph-rsid="00bba48f"/>
    </style:style>
    <style:style style:name="P279" style:family="paragraph" style:parent-style-name="Text_20_body" style:list-style-name="L19"/>
    <style:style style:name="P280" style:family="paragraph" style:parent-style-name="Text_20_body" style:list-style-name="L19">
      <style:text-properties officeooo:rsid="00342f6a" officeooo:paragraph-rsid="00342f6a"/>
    </style:style>
    <style:style style:name="P281" style:family="paragraph" style:parent-style-name="Text_20_body" style:list-style-name="L21"/>
    <style:style style:name="P282" style:family="paragraph" style:parent-style-name="Text_20_body" style:list-style-name="L22"/>
    <style:style style:name="P283" style:family="paragraph" style:parent-style-name="Text_20_body" style:list-style-name="L22">
      <style:text-properties style:font-name="Times New Roman"/>
    </style:style>
    <style:style style:name="P284" style:family="paragraph" style:parent-style-name="Text_20_body" style:list-style-name="L23">
      <style:text-properties style:font-name="Times New Roman" fo:font-size="11pt"/>
    </style:style>
    <style:style style:name="P285" style:family="paragraph" style:parent-style-name="Text_20_body" style:list-style-name="L23"/>
    <style:style style:name="P286" style:family="paragraph" style:parent-style-name="Text_20_body" style:list-style-name="L24"/>
    <style:style style:name="P287" style:family="paragraph" style:parent-style-name="Text_20_body">
      <style:text-properties officeooo:rsid="0101da40" officeooo:paragraph-rsid="0101da40"/>
    </style:style>
    <style:style style:name="P288" style:family="paragraph" style:parent-style-name="Text_20_body" style:list-style-name="L1">
      <style:paragraph-properties fo:margin-left="0cm" fo:margin-right="0cm" fo:text-indent="-0.635cm" style:auto-text-indent="false" fo:break-before="page"/>
      <style:text-properties style:font-name="Arial3"/>
    </style:style>
    <style:style style:name="P289"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290"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291" style:family="paragraph" style:parent-style-name="Table_20_Contents">
      <style:paragraph-properties fo:text-align="center" style:justify-single-word="false"/>
      <style:text-properties fo:font-weight="bold" officeooo:paragraph-rsid="0101da40" style:font-weight-asian="bold" style:font-weight-complex="bold"/>
    </style:style>
    <style:style style:name="P292" style:family="paragraph" style:parent-style-name="Table_20_Contents">
      <style:paragraph-properties fo:text-align="center" style:justify-single-word="false"/>
      <style:text-properties officeooo:paragraph-rsid="0101da40"/>
    </style:style>
    <style:style style:name="P293" style:family="paragraph" style:parent-style-name="Table_20_Contents">
      <style:text-properties officeooo:paragraph-rsid="0101da40"/>
    </style:style>
    <style:style style:name="P294" style:family="paragraph" style:parent-style-name="Table_20_Contents">
      <style:text-properties officeooo:rsid="0102a21f" officeooo:paragraph-rsid="0102a21f"/>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size="11pt" style:font-name-asian="Lucida Sans Unicode" style:font-name-complex="Mangal"/>
    </style:style>
    <style:style style:name="T4" style:family="text">
      <style:text-properties style:font-name="Times New Roman" fo:font-size="11pt" officeooo:rsid="0041dd6b"/>
    </style:style>
    <style:style style:name="T5" style:family="text">
      <style:text-properties style:font-name="Times New Roman" fo:font-size="11pt" officeooo:rsid="0040b238"/>
    </style:style>
    <style:style style:name="T6" style:family="text">
      <style:text-properties style:font-name="Times New Roman" fo:font-size="11pt" officeooo:rsid="00450c68"/>
    </style:style>
    <style:style style:name="T7" style:family="text">
      <style:text-properties style:font-name="Times New Roman" fo:font-size="11pt" officeooo:rsid="0045d9e3"/>
    </style:style>
    <style:style style:name="T8" style:family="text">
      <style:text-properties style:font-name="Times New Roman" fo:font-size="11pt" officeooo:rsid="004999ac"/>
    </style:style>
    <style:style style:name="T9" style:family="text">
      <style:text-properties style:font-name="Times New Roman" fo:font-size="11pt" officeooo:rsid="004d3ada"/>
    </style:style>
    <style:style style:name="T10" style:family="text">
      <style:text-properties style:font-name="Times New Roman" fo:font-size="11pt" officeooo:rsid="004ea4e9"/>
    </style:style>
    <style:style style:name="T11" style:family="text">
      <style:text-properties fo:font-size="11pt"/>
    </style:style>
    <style:style style:name="T12" style:family="text">
      <style:text-properties fo:font-size="11pt"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9d9792" style:font-style-asian="italic" style:font-style-complex="italic"/>
    </style:style>
    <style:style style:name="T15" style:family="text">
      <style:text-properties fo:font-style="italic" officeooo:rsid="00aabb01" style:font-style-asian="italic" style:font-style-complex="italic"/>
    </style:style>
    <style:style style:name="T16" style:family="text">
      <style:text-properties fo:font-style="italic" officeooo:rsid="00b62c57"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9d9792" style:font-style-asian="normal" style:font-style-complex="normal"/>
    </style:style>
    <style:style style:name="T19" style:family="text">
      <style:text-properties fo:font-style="normal" officeooo:rsid="00b62c57" style:font-style-asian="normal" style:font-style-complex="normal"/>
    </style:style>
    <style:style style:name="T20" style:family="text">
      <style:text-properties style:text-line-through-style="solid" style:text-line-through-type="double" fo:font-size="11pt" fo:font-style="normal" style:font-style-asian="normal" style:font-style-complex="normal"/>
    </style:style>
    <style:style style:name="T21" style:family="text">
      <style:text-properties style:text-line-through-style="solid" style:text-line-through-type="double" fo:font-style="normal" style:font-style-asian="normal" style:font-style-complex="normal"/>
    </style:style>
    <style:style style:name="T22" style:family="text">
      <style:text-properties fo:font-size="10pt" style:font-size-asian="10pt" style:font-size-complex="10pt"/>
    </style:style>
    <style:style style:name="T23" style:family="text">
      <style:text-properties officeooo:rsid="00767391" style:font-name-asian="Lucida Sans Unicode" style:font-name-complex="Mangal"/>
    </style:style>
    <style:style style:name="T24" style:family="text">
      <style:text-properties officeooo:rsid="0076b0b2" style:font-name-asian="Lucida Sans Unicode" style:font-name-complex="Mangal"/>
    </style:style>
    <style:style style:name="T25" style:family="text">
      <style:text-properties officeooo:rsid="00786d2b" style:font-name-asian="Lucida Sans Unicode" style:font-name-complex="Mangal"/>
    </style:style>
    <style:style style:name="T26" style:family="text">
      <style:text-properties officeooo:rsid="001f13e1"/>
    </style:style>
    <style:style style:name="T27" style:family="text">
      <style:text-properties officeooo:rsid="0023d660"/>
    </style:style>
    <style:style style:name="T28" style:family="text">
      <style:text-properties officeooo:rsid="0026ab28"/>
    </style:style>
    <style:style style:name="T29" style:family="text">
      <style:text-properties officeooo:rsid="00282a90"/>
    </style:style>
    <style:style style:name="T30" style:family="text">
      <style:text-properties officeooo:rsid="002a64e5"/>
    </style:style>
    <style:style style:name="T31" style:family="text">
      <style:text-properties officeooo:rsid="002a8b3e"/>
    </style:style>
    <style:style style:name="T32" style:family="text">
      <style:text-properties officeooo:rsid="0030b1d9"/>
    </style:style>
    <style:style style:name="T33" style:family="text">
      <style:text-properties officeooo:rsid="0031454b"/>
    </style:style>
    <style:style style:name="T34" style:family="text">
      <style:text-properties officeooo:rsid="00342f6a"/>
    </style:style>
    <style:style style:name="T35" style:family="text">
      <style:text-properties officeooo:rsid="0036f8db"/>
    </style:style>
    <style:style style:name="T36" style:family="text">
      <style:text-properties officeooo:rsid="003d48be"/>
    </style:style>
    <style:style style:name="T37" style:family="text">
      <style:text-properties officeooo:rsid="0045d9e3"/>
    </style:style>
    <style:style style:name="T38" style:family="text">
      <style:text-properties officeooo:rsid="004ea4e9"/>
    </style:style>
    <style:style style:name="T39" style:family="text">
      <style:text-properties officeooo:rsid="00573cf1"/>
    </style:style>
    <style:style style:name="T40" style:family="text">
      <style:text-properties officeooo:rsid="0058f301"/>
    </style:style>
    <style:style style:name="T41" style:family="text">
      <style:text-properties officeooo:rsid="005b488f"/>
    </style:style>
    <style:style style:name="T42" style:family="text">
      <style:text-properties officeooo:rsid="005c0489"/>
    </style:style>
    <style:style style:name="T43" style:family="text">
      <style:text-properties officeooo:rsid="0066e1c0"/>
    </style:style>
    <style:style style:name="T44" style:family="text">
      <style:text-properties officeooo:rsid="0067d538"/>
    </style:style>
    <style:style style:name="T45" style:family="text">
      <style:text-properties officeooo:rsid="0069d9cf"/>
    </style:style>
    <style:style style:name="T46" style:family="text">
      <style:text-properties officeooo:rsid="0071a17a"/>
    </style:style>
    <style:style style:name="T47" style:family="text">
      <style:text-properties officeooo:rsid="00744fa5"/>
    </style:style>
    <style:style style:name="T48" style:family="text">
      <style:text-properties officeooo:rsid="007910af"/>
    </style:style>
    <style:style style:name="T49" style:family="text">
      <style:text-properties officeooo:rsid="007ccb58"/>
    </style:style>
    <style:style style:name="T50" style:family="text">
      <style:text-properties officeooo:rsid="00811849"/>
    </style:style>
    <style:style style:name="T51" style:family="text">
      <style:text-properties officeooo:rsid="0081e562"/>
    </style:style>
    <style:style style:name="T52" style:family="text">
      <style:text-properties officeooo:rsid="0082304a"/>
    </style:style>
    <style:style style:name="T53" style:family="text">
      <style:text-properties officeooo:rsid="00857f08"/>
    </style:style>
    <style:style style:name="T54" style:family="text">
      <style:text-properties officeooo:rsid="0086439d"/>
    </style:style>
    <style:style style:name="T55" style:family="text">
      <style:text-properties officeooo:rsid="0087d0a7"/>
    </style:style>
    <style:style style:name="T56" style:family="text">
      <style:text-properties style:font-name="Arial3"/>
    </style:style>
    <style:style style:name="T57" style:family="text">
      <style:text-properties style:font-name="Arial3" officeooo:rsid="0087d0a7"/>
    </style:style>
    <style:style style:name="T58" style:family="text">
      <style:text-properties style:font-name="Arial3" officeooo:rsid="00c67c07"/>
    </style:style>
    <style:style style:name="T59" style:family="text">
      <style:text-properties style:font-name="Arial3" officeooo:rsid="00fb4caa"/>
    </style:style>
    <style:style style:name="T60" style:family="text">
      <style:text-properties officeooo:rsid="009076c0"/>
    </style:style>
    <style:style style:name="T61" style:family="text">
      <style:text-properties officeooo:rsid="009a1b25"/>
    </style:style>
    <style:style style:name="T62" style:family="text">
      <style:text-properties officeooo:rsid="009ac592"/>
    </style:style>
    <style:style style:name="T63" style:family="text">
      <style:text-properties officeooo:rsid="009cdba3"/>
    </style:style>
    <style:style style:name="T64" style:family="text">
      <style:text-properties officeooo:rsid="009d9792"/>
    </style:style>
    <style:style style:name="T65" style:family="text">
      <style:text-properties officeooo:rsid="00a471f4"/>
    </style:style>
    <style:style style:name="T66" style:family="text">
      <style:text-properties officeooo:rsid="00a81f7a"/>
    </style:style>
    <style:style style:name="T67" style:family="text">
      <style:text-properties officeooo:rsid="00a922c8"/>
    </style:style>
    <style:style style:name="T68" style:family="text">
      <style:text-properties officeooo:rsid="00aabb01"/>
    </style:style>
    <style:style style:name="T69" style:family="text">
      <style:text-properties officeooo:rsid="00ab4e9d"/>
    </style:style>
    <style:style style:name="T70" style:family="text">
      <style:text-properties officeooo:rsid="00af3fb8"/>
    </style:style>
    <style:style style:name="T71" style:family="text">
      <style:text-properties officeooo:rsid="00b62c57"/>
    </style:style>
    <style:style style:name="T72" style:family="text">
      <style:text-properties officeooo:rsid="00b69ee6"/>
    </style:style>
    <style:style style:name="T73" style:family="text">
      <style:text-properties officeooo:rsid="00b9e2e6"/>
    </style:style>
    <style:style style:name="T74" style:family="text">
      <style:text-properties officeooo:rsid="00bba48f"/>
    </style:style>
    <style:style style:name="T75" style:family="text">
      <style:text-properties officeooo:rsid="00c95989"/>
    </style:style>
    <style:style style:name="T76" style:family="text">
      <style:text-properties officeooo:rsid="00cb05a4"/>
    </style:style>
    <style:style style:name="T77" style:family="text">
      <style:text-properties officeooo:rsid="00ccd8b1"/>
    </style:style>
    <style:style style:name="T78" style:family="text">
      <style:text-properties officeooo:rsid="00ce1052"/>
    </style:style>
    <style:style style:name="T79" style:family="text">
      <style:text-properties officeooo:rsid="00cef04c"/>
    </style:style>
    <style:style style:name="T80" style:family="text">
      <style:text-properties officeooo:rsid="00cff968"/>
    </style:style>
    <style:style style:name="T81" style:family="text">
      <style:text-properties officeooo:rsid="00d1539c"/>
    </style:style>
    <style:style style:name="T82" style:family="text">
      <style:text-properties officeooo:rsid="00d3343b"/>
    </style:style>
    <style:style style:name="T83" style:family="text">
      <style:text-properties officeooo:rsid="00d344bb"/>
    </style:style>
    <style:style style:name="T84" style:family="text">
      <style:text-properties officeooo:rsid="00d87471"/>
    </style:style>
    <style:style style:name="T85" style:family="text">
      <style:text-properties officeooo:rsid="00dce11b"/>
    </style:style>
    <style:style style:name="T86" style:family="text">
      <style:text-properties officeooo:rsid="00ddbfa9"/>
    </style:style>
    <style:style style:name="T87" style:family="text">
      <style:text-properties officeooo:rsid="00e0914f"/>
    </style:style>
    <style:style style:name="T88" style:family="text">
      <style:text-properties officeooo:rsid="00e28699"/>
    </style:style>
    <style:style style:name="T89" style:family="text">
      <style:text-properties officeooo:rsid="00e8563a"/>
    </style:style>
    <style:style style:name="T90" style:family="text">
      <style:text-properties officeooo:rsid="00eff1fe"/>
    </style:style>
    <style:style style:name="T91" style:family="text">
      <style:text-properties officeooo:rsid="00f28481"/>
    </style:style>
    <style:style style:name="T92" style:family="text">
      <style:text-properties officeooo:rsid="00f545b0"/>
    </style:style>
    <style:style style:name="T93" style:family="text">
      <style:text-properties officeooo:rsid="00f86d0e"/>
    </style:style>
    <style:style style:name="T94" style:family="text">
      <style:text-properties officeooo:rsid="00fd11dc"/>
    </style:style>
    <style:style style:name="T95" style:family="text">
      <style:text-properties officeooo:rsid="0101da40"/>
    </style:style>
    <style:style style:name="T96" style:family="text">
      <style:text-properties officeooo:rsid="0102a21f"/>
    </style:style>
    <style:style style:name="T97" style:family="text">
      <style:text-properties officeooo:rsid="0104db57"/>
    </style:style>
    <style:style style:name="T98" style:family="text">
      <style:text-properties officeooo:rsid="01066847"/>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wrap="none" style:vertical-pos="from-top" style:vertical-rel="paragraph" style:horizontal-pos="center" style:horizontal-rel="paragraph" draw:ole-draw-aspect="1"/>
    </style:style>
    <style:style style:name="fr3" style:family="graphic" style:parent-style-name="Formula">
      <style:graphic-properties style:vertical-pos="middle" style:vertical-rel="baseline" style:horizontal-pos="from-left" style:horizontal-rel="paragraph-content" draw:ole-draw-aspect="1"/>
    </style:style>
    <style:style style:name="fr4" style:family="graphic" style:parent-style-name="Formula">
      <style:graphic-properties style:vertical-pos="middle" style:vertical-rel="text" style:horizontal-pos="center"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AstroManager</text:p>
      <text:p text:style-name="P127">Developers Manual</text:p>
      <text:p text:style-name="P82">Incorporating </text:p>
      <text:list xml:id="list2301056858" text:style-name="L1">
        <text:list-item>
          <text:p text:style-name="P262">Image reduction and analysis</text:p>
        </text:list-item>
        <text:list-item>
          <text:p text:style-name="P262">Data reduction and analysis</text:p>
        </text:list-item>
      </text:list>
      <text:p text:style-name="P169"/>
      <text:list xml:id="list215820017717529" text:continue-numbering="true" text:style-name="L1">
        <text:list-header>
          <text:p text:style-name="P288"/>
          <text:p text:style-name="P289"><text:span text:style-name="T56">Copyright </text:span><text:span text:style-name="T57">© 2013-</text:span><text:span text:style-name="T58">201</text:span><text:span text:style-name="T59">8</text:span><text:span text:style-name="T56"> </text:span><text:span text:style-name="T57">Gavin Blakeman</text:span><text:span text:style-name="T56">.</text:span></text:p>
        </text:list-header>
      </text:list>
      <text:p text:style-name="P167">Permission is granted to copy, distribute and/or modify this document under the terms of the GNU Free Documentation License, Version 1.3 or any later version published by the Free Software Foundation; with <text:span text:style-name="T55">the </text:span>Invariant Sections <text:span text:style-name="T55">being “15 GNU Free Documentation License”</text:span>, no Front-Cover Texts, and no Back-Cover Texts.</text:p>
      <text:p text:style-name="P167">A copy of the license is included in the section entitled "GNU <text:span text:style-name="T55">F</text:span>ree Documentation License".</text:p>
      <text:p text:style-name="P167"/>
      <text:p text:style-name="P167"/>
      <text:p text:style-name="P167"/>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0">Revision</text:p>
          </table:table-cell>
          <table:table-cell table:style-name="Table25.A1" office:value-type="string">
            <text:p text:style-name="P30">Date</text:p>
          </table:table-cell>
          <table:table-cell table:style-name="Table25.A1" office:value-type="string">
            <text:p text:style-name="P30">Comments</text:p>
          </table:table-cell>
          <table:table-cell table:style-name="Table25.D1" office:value-type="string">
            <text:p text:style-name="P30">Released By</text:p>
          </table:table-cell>
        </table:table-row>
        <table:table-row>
          <table:table-cell table:style-name="Table25.A2" office:value-type="string">
            <text:p text:style-name="P49">2013.07.00</text:p>
          </table:table-cell>
          <table:table-cell table:style-name="Table25.A2" office:value-type="string">
            <text:p text:style-name="P49">2013-07-14</text:p>
          </table:table-cell>
          <table:table-cell table:style-name="Table25.A2" office:value-type="string">
            <text:p text:style-name="P49">Initial manual release.</text:p>
          </table:table-cell>
          <table:table-cell table:style-name="Table25.D2" office:value-type="string">
            <text:p text:style-name="P49">Gavin Blakeman</text:p>
          </table:table-cell>
        </table:table-row>
        <table:table-row>
          <table:table-cell table:style-name="Table25.A2" office:value-type="string">
            <text:p text:style-name="P48"/>
          </table:table-cell>
          <table:table-cell table:style-name="Table25.A2" office:value-type="string">
            <text:p text:style-name="P48"/>
          </table:table-cell>
          <table:table-cell table:style-name="Table25.A2" office:value-type="string">
            <text:p text:style-name="P48"/>
          </table:table-cell>
          <table:table-cell table:style-name="Table25.D2" office:value-type="string">
            <text:p text:style-name="P48"/>
          </table:table-cell>
        </table:table-row>
      </table:table>
      <text:list xml:id="list215818984858708" text:continue-numbering="true" text:style-name="L1">
        <text:list-header>
          <text:p text:style-name="P290"/>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9">Table of Contents</text:p>
          </text:index-title>
          <text:h text:style-name="P172" text:outline-level="1">1. Basics<text:tab/>7</text:h>
          <text:h text:style-name="P173" text:outline-level="2"><text:tab/>1.1.Application Description<text:tab/>7</text:h>
          <text:h text:style-name="P173" text:outline-level="2"><text:tab/>1.2.Supported File Types<text:tab/>8</text:h>
          <text:h text:style-name="P173" text:outline-level="2"><text:tab/>1.3.Libraries and Licensing<text:tab/>8</text:h>
          <text:p text:style-name="P171">1.3.1.AIRDAS License<text:tab/>8</text:p>
          <text:p text:style-name="P171">1.3.2.Third-party licenses<text:tab/>8</text:p>
          <text:p text:style-name="P171">1.3.3.Application Specific Libraries<text:tab/>8</text:p>
          <text:h text:style-name="P173" text:outline-level="2"><text:tab/>1.4.Database<text:tab/>9</text:h>
          <text:h text:style-name="P173" text:outline-level="2"><text:tab/>1.5.Limitations<text:tab/>9</text:h>
          <text:p text:style-name="P171">1.5.1.Maximum Image Dimensions<text:tab/>9</text:p>
          <text:p text:style-name="P171">1.5.2.Maximum Image Size<text:tab/>9</text:p>
          <text:h text:style-name="P173" text:outline-level="2"><text:tab/>1.6.Known Bugs<text:tab/>10</text:h>
          <text:h text:style-name="P173" text:outline-level="2"><text:tab/>1.7.Revision Numbering<text:tab/>10</text:h>
          <text:h text:style-name="P172" text:outline-level="1">2. Application Description<text:tab/>10</text:h>
          <text:h text:style-name="P173" text:outline-level="2"><text:tab/>2.1.Overview<text:tab/>10</text:h>
          <text:p text:style-name="P171">2.1.1.Photometry<text:tab/>10</text:p>
          <text:p text:style-name="P174">2.1.1.1.Filters<text:tab/>10</text:p>
          <text:p text:style-name="P171">2.1.2.Astrometry<text:tab/>10</text:p>
          <text:h text:style-name="P173" text:outline-level="2"><text:tab/>2.2.Observatory (Observing Site)<text:tab/>11</text:h>
          <text:h text:style-name="P172" text:outline-level="1">3. Menu Actions<text:tab/>11</text:h>
          <text:h text:style-name="P173" text:outline-level="2"><text:tab/>3.1.File Menu<text:tab/>11</text:h>
          <text:p text:style-name="P171">3.1.1.File | Open<text:tab/>12</text:p>
          <text:p text:style-name="P171">3.1.2.File | Save<text:tab/>12</text:p>
          <text:p text:style-name="P171">3.1.3.File | Save As<text:tab/>12</text:p>
          <text:p text:style-name="P171">3.1.4.File | Export<text:tab/>12</text:p>
          <text:p text:style-name="P171">3.1.5.File | Batch Convert<text:tab/>12</text:p>
          <text:p text:style-name="P171">3.1.6.File | Import<text:tab/>13</text:p>
          <text:p text:style-name="P171">3.1.7.File | Exit<text:tab/>13</text:p>
          <text:h text:style-name="P173" text:outline-level="2"><text:tab/>3.2.Edit Menu<text:tab/>13</text:h>
          <text:p text:style-name="P171">3.2.1.Edit | Configure | Sites<text:tab/>13</text:p>
          <text:p text:style-name="P171">3.2.2.Edit | Configure | Configure Observers<text:tab/>13</text:p>
          <text:p text:style-name="P171">3.2.3.Edit | Configure | Instruments<text:tab/>13</text:p>
          <text:p text:style-name="P171">3.2.4.Edit | Configure | Telescopes<text:tab/>13</text:p>
          <text:p text:style-name="P171">3.2.5.Edit | Configure | Set Catalogue Preferences<text:tab/>13</text:p>
          <text:h text:style-name="P173" text:outline-level="2"><text:tab/>3.3.View Menu<text:tab/>13</text:h>
          <text:p text:style-name="P171">3.3.1.View | Image Information<text:tab/>13</text:p>
          <text:p text:style-name="P171">3.3.2.View | Histogram<text:tab/>14</text:p>
          <text:p text:style-name="P171">3.3.3.View | Magnifier<text:tab/>14</text:p>
          <text:p text:style-name="P171">3.3.4.View | Navigator<text:tab/>14</text:p>
          <text:h text:style-name="P173" text:outline-level="2"><text:tab/>3.4.Process Menu<text:tab/>14</text:h>
          <text:p text:style-name="P171">3.4.1.Process | Calibrate Current Image<text:tab/>14</text:p>
          <text:p text:style-name="P171">3.4.2.Process | Calibrate Multiple Images<text:tab/>15</text:p>
          <text:p text:style-name="P171">3.4.3.Process | Create Master Dark Frame<text:tab/>15</text:p>
          <text:p text:style-name="P171">3.4.4.Process | Create Master Flat Frame<text:tab/>16</text:p>
          <text:p text:style-name="P171">3.4.5.Process | Create Bias Frame<text:tab/>16</text:p>
          <text:p text:style-name="P171">3.4.6.Process | Compare Images<text:tab/>16</text:p>
          <text:h text:style-name="P173" text:outline-level="2"><text:soft-page-break/><text:tab/>3.5.Analysis Menu<text:tab/>17</text:h>
          <text:p text:style-name="P171">3.5.1.Extract Sources<text:tab/>17</text:p>
          <text:h text:style-name="P173" text:outline-level="2"><text:tab/>3.6.Astrometry Menu<text:tab/>17</text:h>
          <text:p text:style-name="P171">3.6.1.Astrometry | Measure<text:tab/>17</text:p>
          <text:p text:style-name="P171">3.6.2.Astrometry | Compare Images<text:tab/>17</text:p>
          <text:h text:style-name="P173" text:outline-level="2"><text:tab/>3.7.Transform Menu<text:tab/>17</text:h>
          <text:p text:style-name="P171">3.7.1.Transform | Mirror Horizontal<text:tab/>17</text:p>
          <text:p text:style-name="P171">3.7.2.Transform | Mirror Vertical<text:tab/>17</text:p>
          <text:p text:style-name="P171">3.7.3.Transform | Re-sample<text:tab/>17</text:p>
          <text:p text:style-name="P171">3.7.4.Transform | Float<text:tab/>17</text:p>
          <text:h text:style-name="P173" text:outline-level="2"><text:tab/>3.8.Utilities Menu<text:tab/>18</text:h>
          <text:p text:style-name="P171">3.8.1.Weather History<text:tab/>18</text:p>
          <text:h text:style-name="P172" text:outline-level="1">4. Algorithms<text:tab/>18</text:h>
          <text:h text:style-name="P173" text:outline-level="2"><text:tab/>4.2.Image Calibration<text:tab/>18</text:h>
          <text:h text:style-name="P173" text:outline-level="2"><text:tab/>4.3.Image Stacking<text:tab/>18</text:h>
          <text:h text:style-name="P172" text:outline-level="1">5. File Formats<text:tab/>18</text:h>
          <text:h text:style-name="P173" text:outline-level="2"><text:tab/>5.1.Photometry Target Files<text:tab/>18</text:h>
          <text:h text:style-name="P172" text:outline-level="1">6. FITS File Usage<text:tab/>19</text:h>
          <text:h text:style-name="P173" text:outline-level="2"><text:tab/>6.1.HDU Details<text:tab/>19</text:h>
          <text:p text:style-name="P171">6.1.1.Primary HDU<text:tab/>19</text:p>
          <text:p text:style-name="P171">6.1.2.Astrometry HDU<text:tab/>19</text:p>
          <text:p text:style-name="P174">6.1.2.1.Keywords<text:tab/>20</text:p>
          <text:p text:style-name="P174">6.1.2.2.Data Structure<text:tab/>20</text:p>
          <text:p text:style-name="P171">6.1.3.Photometry HDU<text:tab/>20</text:p>
          <text:h text:style-name="P173" text:outline-level="2"><text:tab/>6.2.Special Keywords<text:tab/>21</text:h>
          <text:p text:style-name="P171">6.2.1.FITS Keywords<text:tab/>21</text:p>
          <text:p text:style-name="P174">6.2.1.1.ALTITUDE<text:tab/>21</text:p>
          <text:p text:style-name="P174">6.2.1.3.DATE-OBS<text:tab/>22</text:p>
          <text:p text:style-name="P174">6.2.1.4.TIMESYS<text:tab/>22</text:p>
          <text:p text:style-name="P174">6.2.1.5.CCD-TEMP<text:tab/>22</text:p>
          <text:p text:style-name="P174">6.2.1.6.ENVMJDn<text:tab/>22</text:p>
          <text:p text:style-name="P174">6.2.1.7.ENVTEM<text:tab/>23</text:p>
          <text:p text:style-name="P174">6.2.1.8.EXPOSURE<text:tab/>23</text:p>
          <text:p text:style-name="P174">6.2.1.9.EXPTIME<text:tab/>23</text:p>
          <text:p text:style-name="P174">6.2.1.10.OBSERVAT<text:tab/>24</text:p>
          <text:p text:style-name="P174">6.2.1.11.LATITUDE<text:tab/>24</text:p>
          <text:p text:style-name="P174">6.2.1.12.SITELAT<text:tab/>24</text:p>
          <text:p text:style-name="P174">6.2.1.14.LONGITUDE<text:tab/>25</text:p>
          <text:p text:style-name="P174">6.2.1.15.UUID<text:tab/>25</text:p>
          <text:h text:style-name="P172" text:outline-level="1">7. <text:s/>Plate Solving<text:tab/>25</text:h>
          <text:h text:style-name="P173" text:outline-level="2"><text:tab/>7.1.Struct blind_t<text:tab/>26</text:h>
          <text:h text:style-name="P172" text:outline-level="1">8. Scripting Language<text:tab/>27</text:h>
          <text:h text:style-name="P173" text:outline-level="2"><text:tab/>8.1.Scripting Module<text:tab/>27</text:h>
          <text:h text:style-name="P173" text:outline-level="2"><text:tab/>8.2.Script Commands<text:tab/>27</text:h>
          <text:h text:style-name="P172" text:outline-level="1">9. Software Design Considerations<text:tab/>27</text:h>
          <text:h text:style-name="P173" text:outline-level="2"><text:tab/>9.1.Note to Developers<text:tab/>27</text:h>
          <text:h text:style-name="P173" text:outline-level="2"><text:soft-page-break/><text:tab/>9.2.Standard Libraries<text:tab/>28</text:h>
          <text:p text:style-name="P171">9.2.1.LibRaw<text:tab/>28</text:p>
          <text:p text:style-name="P171">9.2.2.Boost Library<text:tab/>28</text:p>
          <text:p text:style-name="P171">9.2.3.SOFA<text:tab/>28</text:p>
          <text:p text:style-name="P171">9.2.4.Cfitsio<text:tab/>28</text:p>
          <text:h text:style-name="P173" text:outline-level="2"><text:tab/>9.3.Development Language<text:tab/>29</text:h>
          <text:h text:style-name="P173" text:outline-level="2"><text:tab/>9.4.Application Libraries<text:tab/>29</text:h>
          <text:p text:style-name="P171">9.4.1.ACL - Astronomy Class Library<text:tab/>30</text:p>
          <text:p text:style-name="P171">9.4.2.GCL – General Class Library<text:tab/>30</text:p>
          <text:p text:style-name="P171">9.4.3.MCL – Maths Class Library<text:tab/>30</text:p>
          <text:p text:style-name="P171">9.4.4.PCL – Physics Class Library<text:tab/>30</text:p>
          <text:p text:style-name="P171">9.4.5.SCL – Storage Class Library<text:tab/>30</text:p>
          <text:h text:style-name="P173" text:outline-level="2"><text:tab/>9.5.MdiChild activation/changing/deactivating<text:tab/>30</text:h>
          <text:h text:style-name="P173" text:outline-level="2"><text:tab/>9.6.Application Files<text:tab/>30</text:h>
          <text:h text:style-name="P173" text:outline-level="2"><text:tab/>9.7.Application Error Codes<text:tab/>30</text:h>
          <text:h text:style-name="P173" text:outline-level="2"><text:tab/>9.8.Application Settings<text:tab/>31</text:h>
          <text:p text:style-name="P171">9.8.1.Settings<text:tab/>31</text:p>
          <text:p text:style-name="P171">9.8.2.Database<text:tab/>31</text:p>
          <text:h text:style-name="P173" text:outline-level="2"><text:tab/>9.9.Coding recommendations<text:tab/>32</text:h>
          <text:h text:style-name="P172" text:outline-level="1">10. ATID Database<text:tab/>33</text:h>
          <text:h text:style-name="P173" text:outline-level="2"><text:tab/>10.1.List of Tables<text:tab/>33</text:h>
          <text:p text:style-name="P171">10.1.1.TBL_CATALOG<text:tab/>33</text:p>
          <text:p text:style-name="P171">10.1.2.TBL_EPOCH<text:tab/>33</text:p>
          <text:p text:style-name="P171">10.1.3.TBL_CONSTELLATIONS<text:tab/>34</text:p>
          <text:p text:style-name="P171">10.1.4.TBL_OBJECTTYPES<text:tab/>34</text:p>
          <text:p text:style-name="P171">10.1.5.TBL_NAMES<text:tab/>34</text:p>
          <text:p text:style-name="P171">10.1.6.TBL_SPECTRALCLASS<text:tab/>34</text:p>
          <text:p text:style-name="P171">10.1.7.TBL_STELLAROBJECTS<text:tab/>34</text:p>
          <text:p text:style-name="P171">10.1.8.TBL_VARSTAR_VARTYPE<text:tab/>35</text:p>
          <text:p text:style-name="P171">10.1.9.TBL_VARTYPES<text:tab/>35</text:p>
          <text:p text:style-name="P171">10.1.10.TBL_SOLAROBJECTS<text:tab/>35</text:p>
          <text:p text:style-name="P171">10.1.11.TBL_VARSTARS The variable star information as applied to TBL_OBJECTS TBL_VARTYPES The types of variable stars.<text:tab/>36</text:p>
          <text:p text:style-name="P171">10.1.12.TBL_VARSTARS2<text:tab/>36</text:p>
          <text:p text:style-name="P171">10.1.13.TBL_VERSIONINFO<text:tab/>36</text:p>
          <text:h text:style-name="P172" text:outline-level="1">11. ARID Database<text:tab/>36</text:h>
          <text:h text:style-name="P173" text:outline-level="2"><text:tab/>11.1.List of Tables<text:tab/>36</text:h>
          <text:p text:style-name="P171">11.1.1.TBL_ASTROMETRYOBJECTS<text:tab/>36</text:p>
          <text:p text:style-name="P171">11.1.2.TBL_IMAGEINFORMATION<text:tab/>37</text:p>
          <text:p text:style-name="P171">11.1.3.TBL_TELESCOPES<text:tab/>37</text:p>
          <text:p text:style-name="P171">11.1.4.TBL_INSTRUMENTS<text:tab/>38</text:p>
          <text:p text:style-name="P171">11.1.5.TBL_OBSERVERS<text:tab/>38</text:p>
          <text:p text:style-name="P171">11.1.6.TBL_SITES<text:tab/>38</text:p>
          <text:p text:style-name="P171">11.1.7.TBL_OBSERVEDOBJECTS<text:tab/>39</text:p>
          <text:p text:style-name="P171">11.1.8.TBL_OBSPROGRAM<text:tab/>39</text:p>
          <text:p text:style-name="P171">11.1.9.TBL_PHOTOMETRYOBJECTS<text:tab/>39</text:p>
          <text:p text:style-name="P171">11.1.10.TBL_PHOTOBJFILTER<text:tab/>40</text:p>
          <text:p text:style-name="P171">11.1.11.TBL_FILTERS<text:tab/>40</text:p>
          <text:h text:style-name="P172" text:outline-level="1">12. Algorithms<text:tab/>40</text:h>
          <text:h text:style-name="P173" text:outline-level="2"><text:soft-page-break/><text:tab/>12.1.Geometrical Image Transformation<text:tab/>40</text:h>
          <text:p text:style-name="P171">12.1.1.Translate/Rotate/Scale (TRS)<text:tab/>41</text:p>
          <text:p text:style-name="P174">12.1.1.1.Forward Algorithm<text:tab/>41</text:p>
          <text:p text:style-name="P174">12.1.1.2.Reverse Algorithm<text:tab/>42</text:p>
          <text:h text:style-name="P173" text:outline-level="2"><text:tab/>12.2.Astrometry<text:tab/>42</text:h>
          <text:p text:style-name="P171">12.2.1.Plate Constant Determination<text:tab/>42</text:p>
          <text:h text:style-name="P173" text:outline-level="2"><text:tab/>12.3.Statistics<text:tab/>43</text:h>
          <text:p text:style-name="P171">12.3.1.Mean – MCL::mean(...)<text:tab/>43</text:p>
          <text:p text:style-name="P171">12.3.2.Median<text:tab/>43</text:p>
          <text:p text:style-name="P171">12.3.3.Min/Max<text:tab/>43</text:p>
          <text:p text:style-name="P171">12.3.4.Standard Deviation – MCL::stdev(...)<text:tab/>43</text:p>
          <text:p text:style-name="P171">12.3.5.Variance – MCL::variance(...)<text:tab/>43</text:p>
          <text:h text:style-name="P173" text:outline-level="2"><text:tab/>12.4.Determining the FWHM<text:tab/>44</text:h>
          <text:h text:style-name="P172" text:outline-level="1">13. Recommended Reading<text:tab/>44</text:h>
          <text:h text:style-name="P173" text:outline-level="2"><text:tab/>13.1.Books<text:tab/>44</text:h>
          <text:h text:style-name="P172" text:outline-level="1">14. GNU Free Documentation License<text:tab/>45</text:h>
        </text:index-body>
      </text:table-of-content>
      <text:p text:style-name="Standard"/>
      <text:p text:style-name="P78"/>
      <text:h text:style-name="Heading_20_1" text:outline-level="1">Basics</text:h>
      <text:p text:style-name="P3">This manual is designed to serve as a <text:span text:style-name="T74">Developers </text:span>manual <text:span text:style-name="T74">and should be read in conjunction with the users manual.</text:span></text:p>
      <text:h text:style-name="P206" text:outline-level="2">Application Description</text:h>
      <text:p text:style-name="P4">The application is intended to provide a means of analysing and reporting astronomical observations <text:span text:style-name="T69">from images. The focus of the software is to analyse images taken through a telescope and to extract meaningful scientific information from the images.</text:span></text:p>
      <text:p text:style-name="Standard">The package includes the following features: </text:p>
      <text:list xml:id="list3095200587" text:style-name="L2">
        <text:list-item>
          <text:p text:style-name="P231">Astronomical Image Analysis</text:p>
          <text:list>
            <text:list-item>
              <text:p text:style-name="P231">Astrometry – Measurement of the position of object.</text:p>
            </text:list-item>
            <text:list-item>
              <text:p text:style-name="P231">Photometry – Measurement of the brightness of objects.</text:p>
            </text:list-item>
            <text:list-item>
              <text:p text:style-name="P231">Automated source (object) extraction from images.</text:p>
            </text:list-item>
          </text:list>
        </text:list-item>
        <text:list-item>
          <text:p text:style-name="P232">All photometry and astrometry related information can be saved in the image that it applies to. This prevents having to do rework every time the image is opened.</text:p>
        </text:list-item>
        <text:list-item>
          <text:p text:style-name="P231">Preparation of images (dark frame, light frame, flat frame)</text:p>
        </text:list-item>
        <text:list-item>
          <text:p text:style-name="P231">Alignment and stacking of images.</text:p>
        </text:list-item>
        <text:list-item>
          <text:p text:style-name="P231">Editing images</text:p>
        </text:list-item>
        <text:list-item>
          <text:p text:style-name="P231">Examination/Editing of FITS headers</text:p>
        </text:list-item>
        <text:list-item>
          <text:p text:style-name="P229">Astrometry - Recording <text:span text:style-name="T64">of results.</text:span></text:p>
        </text:list-item>
        <text:list-item>
          <text:p text:style-name="P230">Photometry </text:p>
          <text:list>
            <text:list-item>
              <text:p text:style-name="P230"><text:span text:style-name="T64">R</text:span>ecording of results</text:p>
            </text:list-item>
            <text:list-item>
              <text:p text:style-name="P229">Light curve plotting</text:p>
            </text:list-item>
          </text:list>
        </text:list-item>
        <text:list-item>
          <text:p text:style-name="P229">Writing Observation information to XML files <text:span text:style-name="T64">(</text:span><text:span text:style-name="T14">future</text:span><text:span text:style-name="T18">)</text:span></text:p>
        </text:list-item>
      </text:list>
      <text:list xml:id="list803063878" text:style-name="L3">
        <text:list-item>
          <text:p text:style-name="P233">ATID Database (Astronomical Target and Information Database) </text:p>
        </text:list-item>
      </text:list>
      <text:p text:style-name="P18">The ATID database contains over 3 million objects, including both deep sky and stellar objects. Each object in the database can be referenced by more than one name. Data is also included for variable stars. </text:p>
      <text:p text:style-name="P17">The use of this database is optional. The functionality of the database can be replaced by live <text:span text:style-name="T64">Internet</text:span> lookups from the SIMBAD database.</text:p>
      <text:p text:style-name="P19">The <text:span text:style-name="T53">ATID </text:span>database <text:span text:style-name="T53">is disabled by default.</text:span></text:p>
      <text:list xml:id="list994502812" text:style-name="L4">
        <text:list-item>
          <text:p text:style-name="P234">ARID Database (Astronomical Research Information Database) </text:p>
        </text:list-item>
      </text:list>
      <text:p text:style-name="P15">The ARID database supports observation planning and recording. Provision is also made for managing FITS image files and a library function is also included for FITS files. User comments are also allowed to be created against each object in database. </text:p>
      <text:p text:style-name="P20">The ARID database is disabled by default.</text:p>
      <text:list xml:id="list215819326153564" text:continue-numbering="true" text:style-name="L4">
        <text:list-item>
          <text:p text:style-name="P234">Weather Database</text:p>
          <text:p text:style-name="P234">The weather database is used to store weather information. The intent is that the user can connect to an existing database of weather information, allowing the application to extract relevant weather information from the database to link to images. Relevant information is Temperature, Pressure and RH. These parameters are used for calculating refraction when performing precision measurements.</text:p>
        </text:list-item>
      </text:list>
      <text:p text:style-name="P16"><text:soft-page-break/>The use of this database is optional.</text:p>
      <text:list xml:id="list215819850683070" text:continue-numbering="true" text:style-name="L4">
        <text:list-item>
          <text:p text:style-name="P234">The software is multi-threaded to ensure complete use modern multi-core systems. This <text:span text:style-name="T53">is most evident </text:span>when CPU intensive functions are being used (image manipulation). During non-CPU intensive use, the effect of the multi-threading will be minimal. The software should also function adequately on older single core CPU's, albeit with correspondingly reduced performance.</text:p>
        </text:list-item>
      </text:list>
      <text:h text:style-name="Heading_20_2" text:outline-level="2">Supported File Types</text:h>
      <text:p text:style-name="Text_20_body">The application supports reading from a number of different file types. The following formats can be read:</text:p>
      <text:list xml:id="list215820348033482" text:continue-list="list3095200587" text:style-name="L2">
        <text:list-item>
          <text:p text:style-name="P229">FITS – Fits file format. <text:span text:style-name="T64">The application can open and display all type of FITS files.</text:span></text:p>
        </text:list-item>
        <text:list-item>
          <text:p text:style-name="P229">ST7 – SBIG format files.</text:p>
        </text:list-item>
        <text:list-item>
          <text:p text:style-name="P229">DNG – Adobe Digital Negative</text:p>
        </text:list-item>
        <text:list-item>
          <text:p text:style-name="P229">RAW – May camera raw formats are supported. For a full list of supported formats, refer to <text:span text:style-name="T27">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215818715579146" text:continue-numbering="true" text:style-name="L2">
        <text:list-item>
          <text:p text:style-name="P229">JPEG</text:p>
        </text:list-item>
        <text:list-item>
          <text:p text:style-name="P229">TIFF <text:span text:style-name="T68">(</text:span><text:span text:style-name="T15">future</text:span><text:span text:style-name="T68">)</text:span></text:p>
        </text:list-item>
        <text:list-item>
          <text:p text:style-name="P229">PNG</text:p>
        </text:list-item>
        <text:list-item>
          <text:p text:style-name="P229">DNG <text:span text:style-name="T68">(</text:span><text:span text:style-name="T15">future</text:span><text:span text:style-name="T68">)</text:span></text:p>
        </text:list-item>
      </text:list>
      <text:p text:style-name="Text_20_body">Support for exporting is mainly to allow files to be sent <text:span text:style-name="T66">(email) </text:span>to others in an easily opened format. The export functions should not be used for archiving data. <text:span text:style-name="T66">The exported files do not contain all the data that can be stored in the FITS file.</text:span></text:p>
      <text:h text:style-name="Heading_20_2" text:outline-level="2">Libraries and Licensing</text:h>
      <text:h text:style-name="Heading_20_3" text:outline-level="3">AIRDAS License</text:h>
      <text:p text:style-name="Text_20_body">AIRDAS is licensed under the GPL V2 software license. This allows the user to make and distribute copies of the software, provided that the source code for the software is included <text:span text:style-name="T70">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64">URL</text:span> for each of these libraries can be found in <text:bookmark-ref text:reference-format="chapter" text:ref-name="__RefNumPara__3214_912865161">9.2</text:bookmark-ref><text:bookmark-ref text:reference-format="text" text:ref-name="__RefNumPara__3214_912865161">Standard Libraries</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restrictions are also listed.</text:p>
      <text:list xml:id="list2727896556" text:style-name="L5">
        <text:list-item>
          <text:p text:style-name="P235">Astronom<text:span text:style-name="T28">y Class</text:span> Library (<text:span text:style-name="T84">ACL</text:span>) - Licensed under the GPL V2</text:p>
        </text:list-item>
        <text:list-item>
          <text:p text:style-name="P235">Storage Class Library (SCL) - Licensed under the GPL V2</text:p>
        </text:list-item>
        <text:list-item>
          <text:p text:style-name="P235"><text:soft-page-break/>Math Class Library (MCL) - Licensed under the GPL V2</text:p>
        </text:list-item>
        <text:list-item>
          <text:p text:style-name="P235">Physics Class Library (PCL) – Licensed under the GPL V2</text:p>
        </text:list-item>
        <text:list-item>
          <text:p text:style-name="P236">General Class Library (GCL) – Licensed under the GPL V2</text:p>
        </text:list-item>
      </text:list>
      <text:h text:style-name="Heading_20_2" text:outline-level="2">Database</text:h>
      <text:p text:style-name="P95">By using a standard SQL database to store application 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text:tab/><text:span text:style-name="T92">the </text:span>database servers supported by the Qt framework may be used. This includes:</text:p>
      <text:list xml:id="list2041259551" text:style-name="L6">
        <text:list-item>
          <text:p text:style-name="P237">Oracle (including Oracle XE)</text:p>
        </text:list-item>
        <text:list-item>
          <text:p text:style-name="P237">MS Access (ODBC)</text:p>
        </text:list-item>
        <text:list-item>
          <text:p text:style-name="P237">MySQL</text:p>
        </text:list-item>
        <text:list-item>
          <text:p text:style-name="P238">SQLite (V2 &amp; V3) <text:span text:style-name="T46">(V3 Recommended for ARID database.)</text:span></text:p>
        </text:list-item>
        <text:list-item>
          <text:p text:style-name="P237">IBM DB2</text:p>
        </text:list-item>
        <text:list-item>
          <text:p text:style-name="P237">Borland Interbase</text:p>
        </text:list-item>
        <text:list-item>
          <text:p text:style-name="P237">PostgreSQL (Version 7.3 and above)</text:p>
        </text:list-item>
      </text:list>
      <text:p text:style-name="Standard">When choosing a database server, the amount of support available on the internet should be a key consideration. The use of SQLite may also be simple to implement for the basic user.</text:p>
      <text:h text:style-name="P207" text:outline-level="2">Limitations</text:h>
      <text:p text:style-name="P116">There are a number of limitations that are coded into the application.</text:p>
      <text:p text:style-name="P117">The log file that is created when the application starts includes some type sizes that reflect the system types that the application was compiled on.</text:p>
      <text:h text:style-name="P183" text:outline-level="3">Maximum Image Dimensions</text:h>
      <text:p text:style-name="P116">The maximum image dimensions allowed are set by the size of the integer that is used for indexing. The size used by AIRDAS is a “<text:span text:style-name="T60">INDEX_t</text:span>”. <text:span text:style-name="T50">The INDEX_t type is usually set dependant on whether the compiler is compiling for 32bits or for 64 bits. The type of INDEX_t is set in the config.h file of the ACL library.</text:span></text:p>
      <text:p text:style-name="P117">The axis dimensions are AXIS_t. The size of AXIS_t is set in the config.h file of <text:span text:style-name="T73">the ACL library</text:span>. The image dimensions are constrained by the Qt framework. (See next point)</text:p>
      <text:h text:style-name="P184" text:outline-level="3">Maximum Image Size</text:h>
      <text:p text:style-name="P118">The Qt framework sets an limit on image size of MAX_INT this is a system defined value. The maximum image size depends on the compiler that is used for the Qt framework, and the size of the int type on the system. </text:p>
      <text:p text:style-name="P117">The int value will generally be defined as a 4 byte value on many new systems. This will limit the size of an image to Approximately 2GP.</text:p>
      <text:p text:style-name="P117">Due to the way that <text:span text:style-name="T73">ACL</text:span> works, it will be able to support a 2GP image using doubles. The maximum image size is enforced in the <text:span text:style-name="T73">Qt GUI.</text:span></text:p>
      <text:h text:style-name="Heading_20_2" text:outline-level="2">Known <text:span text:style-name="T40">Bugs</text:span></text:h>
      <text:p text:style-name="Text_20_body"><text:soft-page-break/>The following are documented known limitations or bugs in the software. This list is not exhaustive and will be updated as further limitations are made known. <text:span text:style-name="T74">The bugs listed below will not be corrected. A full list of open bugs is available on the bugs.airdas.net website.</text:span></text:p>
      <text:h text:style-name="Heading_20_2" text:outline-level="2">Revision Numbering</text:h>
      <text:p text:style-name="Text_20_body">Each revision (version) of the software will be released with a unique revision number. The revision number will always be of the form YYYY.M<text:span text:style-name="T29">M.BBBB </text:span>where:</text:p>
      <text:list xml:id="list3978551516" text:style-name="L7">
        <text:list-item>
          <text:p text:style-name="P263">YYYY – the year of the revision</text:p>
        </text:list-item>
        <text:list-item>
          <text:p text:style-name="P263">MM – The month of the revision.</text:p>
        </text:list-item>
        <text:list-item>
          <text:p text:style-name="P264"><text:span text:style-name="T41">BB</text:span>BB – Bu<text:span text:style-name="T41">ild</text:span> number <text:span text:style-name="T43">(Hexadecimal)</text:span>.</text:p>
        </text:list-item>
      </text:list>
      <text:p text:style-name="Text_20_body">Major new releases will have a new revision number indicating the year and month of release. </text:p>
      <text:p text:style-name="Text_20_body">It is intended that a single development path is used. This has the effect that between revisions, there may be builds of previous revisions that contain features intended for release in following revisions.</text:p>
      <text:p text:style-name="Text_20_body">There is no intention to release beta versions of the software. As each version is released, it will be debugged as required.</text:p>
      <text:p text:style-name="P97">The development trunk will always contain the most recent code. There is no intention to develop multiple releases simultaneously. </text:p>
      <text:h text:style-name="Heading_20_1" text:outline-level="1">Application Description</text:h>
      <text:p text:style-name="Standard">The tools provided include weather tools to allow weather on observational and non-observational nights to be captured and stored in a database. <text:span text:style-name="T66">This information can also be attached to FITS files for long-term archiving purposes.</text:span></text:p>
      <text:h text:style-name="Heading_20_2" text:outline-level="2">Overview </text:h>
      <text:h text:style-name="Heading_20_3" text:outline-level="3">Photometry </text:h>
      <text:p text:style-name="Standard">Photometry is the determination of the brightness of objects.</text:p>
      <text:h text:style-name="Heading_20_4" text:outline-level="4">Filters</text:h>
      <text:p text:style-name="P137">Photometry is generally carried out with filters. These filters provide observations in a specified bandwidth. There are a number of different filter standards that are used. AIRDAS tries to be flexible and to allow the use of any of these filter standards.</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of time. Commonly, astrometry is used for orbit determination of asteroids and similar.</text:p>
      <text:p text:style-name="Standard">With an astrometry program, it is necessary to take repeated images of a portion of the sky to find objects of interest. These objects of interest will then have their position determined and possibly tracked over a period of time.</text:p>
      <text:h text:style-name="Heading_20_2" text:outline-level="2">Observ<text:span text:style-name="T89">atory (Observing Site)</text:span></text:h>
      <text:p text:style-name="P135">The application allows any number of observ<text:span text:style-name="T89">atories </text:span>to be defined and used. The details of the <text:span text:style-name="T89">observatories </text:span>are stored in the ARID database.</text:p>
      <text:p text:style-name="P136"><text:soft-page-break/>The observatory includes the name of the observatory, the location of the observatory and the IAUName of the observatory (if relevant).</text:p>
      <text:p text:style-name="P135">When an image is opened, an automatic search will be made for a nearby site. If a site is nearby, it will be automatically tagged onto the site. <text:span text:style-name="T89">When determining if an observatory is nearby, a distance check is made, and if the site is within 500m, it is considered nearby.</text:span></text:p>
      <text:p text:style-name="P136">If the observatory does not exist when the image is opened, the user is given the option of adding a name, or allowing the software to define the name. The user will also be given the option to select an existing observatory, if a new one does not have to be assigne.</text:p>
      <text:h text:style-name="Heading_20_1" text:outline-level="1">Menu Actions</text:h>
      <text:p text:style-name="P106">The main menu consists of the following items:</text:p>
      <text:list xml:id="list2033673036" text:style-name="L8">
        <text:list-item>
          <text:p text:style-name="P265">File menu – Actions concerned with files. Includes open, save, export, print.</text:p>
        </text:list-item>
        <text:list-item>
          <text:p text:style-name="P266">Edit menu – </text:p>
        </text:list-item>
        <text:list-item>
          <text:p text:style-name="P266">View menu – <text:span text:style-name="T39">Actions to open dock widgets and controllers.</text:span></text:p>
        </text:list-item>
        <text:list-item>
          <text:p text:style-name="P266">Process menu – Actions concerned with processing images. This includes image calibration, creation of master frames, image stacking and image alignment.</text:p>
        </text:list-item>
        <text:list-item>
          <text:p text:style-name="P266">Analyse menu – Actions to analyse images. This includes source extraction, and WCS determination, <text:span text:style-name="T49">astrometry and photometry.</text:span></text:p>
        </text:list-item>
        <text:list-item>
          <text:p text:style-name="P266">Transform menu –<text:span text:style-name="T49"> Geometric transformations of images.</text:span></text:p>
        </text:list-item>
        <text:list-item>
          <text:p text:style-name="P266">Enhance menu</text:p>
        </text:list-item>
        <text:list-item>
          <text:p text:style-name="P266">Colour menu</text:p>
        </text:list-item>
        <text:list-item>
          <text:p text:style-name="P266">Utilities menu –<text:span text:style-name="T49"> Useful tools and calculators.</text:span></text:p>
        </text:list-item>
        <text:list-item>
          <text:p text:style-name="P266">Window menu –<text:span text:style-name="T49"> Manage the open windows.</text:span></text:p>
        </text:list-item>
        <text:list-item>
          <text:p text:style-name="P266">Help menu –<text:span text:style-name="T49"> Provide help on different items.</text:span></text:p>
        </text:list-item>
      </text:list>
      <text:h text:style-name="Heading_20_2" text:outline-level="2">File <text:span text:style-name="T31">Menu</text:span></text:h>
      <text:h text:style-name="Heading_20_3" text:outline-level="3">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p text:style-name="P139">When a file is opened, it is automatically registered in the ARID database. This involves writing a UUID to the file. As a result, when the file is opened, the original file is renamed with the extension “.orig” and the file is saved with the UUID. </text:p>
      <text:h text:style-name="P185" text:outline-level="3"><text:soft-page-break/>File | Inspect</text:h>
      <text:p text:style-name="P144">This is a lightweight approach to reading the HDU data within a FITS file. The file is opened and all the HDU keywords are displayed, without downloading the data contained within any of the HDU’s.</text:p>
      <text:p text:style-name="P144">This function is valuable to check if there are any errors with the keyword data within the file.</text:p>
      <text:h text:style-name="P185" text:outline-level="3">File | Search Image</text:h>
      <text:p text:style-name="P145">This option is only available if the ARID database is enabled.</text:p>
      <text:h text:style-name="Heading_20_3" text:outline-level="3">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67">This will include all additional information in the FITS file, such as added keywords or an Astrometry or Photometry HDU.</text:span></text:p>
      <text:p text:style-name="Text_20_body">If the image has not been saved before and does not have an associated file name, then this function will automatically call the Save As option in preference.</text:p>
      <text:p text:style-name="P142">If the image has been opened from database, then the “File | Save” function will save the image into the database as a new version. When the image is being saved a comment will be requested to associate with the version. An empty comment can be supplied.</text:p>
      <text:h text:style-name="Heading_20_3" text:outline-level="3">File | Save As</text:h>
      <text:p text:style-name="Text_20_body">Allows the file to be saved under a new file name. If the file has not been saved before, this action will automatically be called, <text:span text:style-name="T34">even if the File | Save option is chosen.</text:span></text:p>
      <text:p text:style-name="P143">If the file is opened from database, the “File | Save As” option will still be available to allow the saving of the image to disk.</text:p>
      <text:h text:style-name="P186" text:outline-level="3">File | Save to Database</text:h>
      <text:p text:style-name="P146">This option allows the image to be saved to the ARID database. <text:span text:style-name="T93">If the image has not been opened from database, then when this option is used, the image will be registered in the ARID database. </text:span></text:p>
      <text:p text:style-name="P147">If the image was opened from database, then a new version will be saved in the database.</text:p>
      <text:p text:style-name="P147">If the image was opened from file, the image will be saved to database as version 1.</text:p>
      <text:p text:style-name="P147">The only way to save an image as version 0, is to use the open and save as version 0 option from the options dialog.</text:p>
      <text:h text:style-name="Heading_20_3" text:outline-level="3">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47">CSV</text:span> files. Binary tables may not be able to be stored in a constructive fashion outside of the FITS file.</text:p>
      <text:p text:style-name="P107">When a photometry table, or astrometry table is selected, the table can be exported as a .CSV file. The format of the .CSV file is fixed in the application. </text:p>
      <text:h text:style-name="Heading_20_3" text:outline-level="3">File | Batch Convert</text:h>
      <text:p text:style-name="Text_20_body">Allows a number of files to be converted to FITS format. The original file type can by any of the supported file types. </text:p>
      <text:p text:style-name="Text_20_body"><text:soft-page-break/>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80">Note: Only one additional thread will be created per batch conversion. As these tasks will probably be IO/file read limited, there is no point creating additional threads.</text:p>
      <text:h text:style-name="P187" text:outline-level="3">File | Import</text:h>
      <text:p text:style-name="P138">This option is only enabled of the ARID database is enabled.</text:p>
      <text:p text:style-name="P138">If this option is selected, it allows the user to select any number of files for registration and/or upload into the ARID database.</text:p>
      <text:p text:style-name="P140">Depending on whether files are to be stored in the database, the file will also be stored into the database.</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31">Menu</text:span></text:h>
      <text:h text:style-name="Heading_20_3" text:outline-level="3">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small number of frequently used sites.</text:p>
      <text:h text:style-name="Heading_20_3" text:outline-level="3">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30">set-up</text:span> <text:span text:style-name="T30">catalogue</text:span> sort-order preferences for names. As the catalogues themselves form part of the ATID database, they cannot be changed from this software. However the order of their use can be selected using this function.</text:p>
      <text:h text:style-name="P208" text:outline-level="2">View Menu</text:h>
      <text:h text:style-name="P188" text:outline-level="3"><text:soft-page-break/>View | Image <text:span text:style-name="T48">Information</text:span></text:h>
      <text:p text:style-name="P105">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111">When the cursor is being moved over the selected image, the position on the image and the value of the pixels below the cursor are also shown.</text:p>
      <text:p text:style-name="P112">If WCS information is available for the image, then the actual RA/DEC position will also be displayed in this dock widget.</text:p>
      <text:h text:style-name="P200" text:outline-level="3">View | Histogram</text:h>
      <text:p text:style-name="P93"><text:span text:style-name="T23">The histogram </text:span><text:span text:style-name="T24">dock widget </text:span><text:span text:style-name="T25">shows the histogram for the image. </text:span></text:p>
      <text:p text:style-name="P92">The histogram dock widget allows a number of parameters associated with the display of the image to be modified.</text:p>
      <text:p text:style-name="P92">Controls are also provided for changing the white point and black point of the image. This affects the display of the image, but does not change the image in any way. It is also possible to completely invert the image.</text:p>
      <text:p text:style-name="P92">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91"/>
      <text:h text:style-name="P189" text:outline-level="3">View | Magnifier</text:h>
      <text:p text:style-name="P108">The magnifier window provides a magnified view of the current cursor location. </text:p>
      <text:p text:style-name="P108">There are three levels of magnification provided, 1×, 2× or 4×. The level of magnification is displayed on the viewer window and can be selected by bringing up a pop-up menu, by clicking the right mouse button with the mouse pointer over the magnifier window. </text:p>
      <text:p text:style-name="P108">The magnifier window will always display the magnified view of the currently selected image window. </text:p>
      <text:p text:style-name="P108">This magnifier will also work with the image stacking tool and the image alignment tool.</text:p>
      <text:p text:style-name="P109"/>
      <text:h text:style-name="P201" text:outline-level="3">View | Navigator</text:h>
      <text:p text:style-name="P110">The navigator image is a thumbnail image that displays the position of the current view on the larger image. The view is displayed by the red square on the Navigator window. </text:p>
      <text:p text:style-name="P110">There are no interactions processed for the navigator window, it is simply an aid for determining location on a larger image.</text:p>
      <text:p text:style-name="P108">The navigator window will also work with the stacking tool and the image alignment tool.</text:p>
      <text:p text:style-name="P108"/>
      <text:p text:style-name="P13"/>
      <text:p text:style-name="P13"><text:soft-page-break/></text:p>
      <text:h text:style-name="P209" text:outline-level="2">Process Menu</text:h>
      <text:p text:style-name="P98">The “Process Menu” contains options relating to the processing of </text:p>
      <text:h text:style-name="Heading_20_3" text:outline-level="3"><text:span text:style-name="T31">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202" text:outline-level="3"><text:span text:style-name="T31">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text:span text:style-name="T31">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ext:soft-page-break/>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190" text:outline-level="3"><text:span text:style-name="T31">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text:span text:style-name="T31">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he master bias frames can be combined using a mean combine or a median combine. A median combine can take a large amount of time if large images or a large number of images are involved.</text:p>
      <text:h text:style-name="P191" text:outline-level="3">Process | Compare Images</text:h>
      <text:p text:style-name="P112">Allows the comparison of a number of images. The images are compared by firstly aligning the images and then by blinking the images, allowing any differences between the images to be easily 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113">The comparison process is a three step process. </text:p>
      <text:list xml:id="list626752232" text:style-name="L9">
        <text:list-item>
          <text:p text:style-name="P267">Identify and load the images.</text:p>
        </text:list-item>
        <text:list-item>
          <text:p text:style-name="P267">Identify the alignment points. (FUTURE: If WCS information is present in all the images, then the images will automatically align based on the included information.)</text:p>
        </text:list-item>
        <text:list-item>
          <text:p text:style-name="P268">Blink the images to compare the information.</text:p>
        </text:list-item>
        <text:list-item>
          <text:p text:style-name="P269">If there are moving objects observed, they can be marked on the image.</text:p>
        </text:list-item>
        <text:list-item>
          <text:p text:style-name="P268"><text:span text:style-name="T52">Either the aligned image can be saved, or the original image can be saved with the astrometry information embedded.</text:span><text:line-break/><text:soft-page-break/></text:p>
        </text:list-item>
      </text:list>
      <text:h text:style-name="P210" text:outline-level="2">Analysis Menu</text:h>
      <text:h text:style-name="P192" text:outline-level="3">Extract Sources</text:h>
      <text:p text:style-name="P125">This function extracts sources (stars) from the image automatically. There are two algorithms available to choose from. The algorithm to be used is set in the options dialog.</text:p>
      <text:h text:style-name="P208" text:outline-level="2">Astrometry Menu</text:h>
      <text:h text:style-name="Heading_20_3" text:outline-level="3">Astrometry | Measure</text:h>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show differences due to misalignment.</text:p>
      <text:h text:style-name="P211"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ransform | Re-sample</text:h>
      <text:p text:style-name="P95">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ransform | Float</text:h>
      <text:p text:style-name="Text_20_body">Floating an image is the process of making the canvass larger, without increasing the size of the image itself.</text:p>
      <text:p text:style-name="Text_20_body"><text:soft-page-break/>When an image is floated, the extra space created is shared between the margins, so as to keep the original image details in the <text:span text:style-name="T54">centre</text:span> of the new image.</text:p>
      <text:h text:style-name="P212" text:outline-level="2">Utilities Menu</text:h>
      <text:h text:style-name="P193" text:outline-level="3">Weather History</text:h>
      <text:p text:style-name="P134">The Weather History menu is used to examine weather history from the weather database. It is only possible to open one instance of the window.</text:p>
      <text:h text:style-name="P222" text:outline-level="1">Algorithms</text:h>
      <text:h text:style-name="P213" text:outline-level="2">File Opening</text:h>
      <text:p text:style-name="P141">When a file is opened a number of checks and comparisons are made. These allow the file to be better registered in the ARID database. This is true of files opened using the “File | Open” command and when files are imported. </text:p>
      <text:p text:style-name="P141">The checks that are perfored are:</text:p>
      <text:list xml:id="list1195734743" text:style-name="L10">
        <text:list-item>
          <text:p text:style-name="P270">Is the image registed already. The lack of the UUID will likely indicate that the image is not registered, although a search can also be undertaken on the filename.</text:p>
        </text:list-item>
        <text:list-item>
          <text:p text:style-name="P271">If the image has not been registered, then a UUID will be assigned.</text:p>
          <text:list>
            <text:list-item>
              <text:p text:style-name="P271">The site will be searched to see if a valid site exists in the database.</text:p>
            </text:list-item>
            <text:list-item>
              <text:p text:style-name="P271">The image will be checked to determine if there are any weather paramaters</text:p>
            </text:list-item>
            <text:list-item>
              <text:p text:style-name="P271">If there are no weather parameters, then the weather database will be searched for suitable weather parameters <text:span text:style-name="T90">and if found will be assigned to the image.</text:span></text:p>
            </text:list-item>
          </text:list>
        </text:list-item>
        <text:list-item>
          <text:p text:style-name="P272">Some of the keywords that are duplicated may be deleted. This specifically targets location keywords and observation time keywords that are often duplicated.</text:p>
        </text:list-item>
      </text:list>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Standard">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stacked. If the user needs to have the images calibrated, the dark<text:span text:style-name="T36">,</text:span> bias and flat frames need to be identified. The work-flow followed for image stacking is:</text:p>
      <text:list xml:id="list3988009212" text:style-name="L11">
        <text:list-item>
          <text:p text:style-name="P239"><text:span text:style-name="T36">Image c</text:span>alibration (If required)</text:p>
        </text:list-item>
        <text:list-item>
          <text:p text:style-name="P240"><text:soft-page-break/>Image registration</text:p>
        </text:list-item>
        <text:list-item>
          <text:p text:style-name="P239">Image stacking</text:p>
        </text:list-item>
      </text:list>
      <text:p text:style-name="Standard"><text:span text:style-name="T35">A</text:span>lgorithms are provided <text:span text:style-name="T35">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223" text:outline-level="1">File Formats</text:h>
      <text:h text:style-name="P211" text:outline-level="2">Photometry Target Files</text:h>
      <text:p text:style-name="P124">There is an option to load photometry target files and then to automatically apply the targets to the current image. <text:span text:style-name="T62">The files utilised are comma-delimited files (csv). The table below lists the columns that are utilised in the file.</text:spa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6">Field Number</text:p>
          </table:table-cell>
          <table:table-cell table:style-name="Table26.A1" office:value-type="string">
            <text:p text:style-name="P26">Field Name</text:p>
          </table:table-cell>
          <table:table-cell table:style-name="Table26.A1" office:value-type="string">
            <text:p text:style-name="P26">Format</text:p>
          </table:table-cell>
          <table:table-cell table:style-name="Table26.D1" office:value-type="string">
            <text:p text:style-name="P26">Description</text:p>
          </table:table-cell>
        </table:table-row>
        <table:table-row>
          <table:table-cell table:style-name="Table26.A2" office:value-type="string">
            <text:p text:style-name="P53">1</text:p>
          </table:table-cell>
          <table:table-cell table:style-name="Table26.A2" office:value-type="string">
            <text:p text:style-name="P54">OBJECTNAME</text:p>
          </table:table-cell>
          <table:table-cell table:style-name="Table26.A2" office:value-type="string">
            <text:p text:style-name="P52">S</text:p>
          </table:table-cell>
          <table:table-cell table:style-name="Table26.D2" office:value-type="string">
            <text:p text:style-name="P54">Name of the object</text:p>
          </table:table-cell>
        </table:table-row>
        <table:table-row>
          <table:table-cell table:style-name="Table26.A2" office:value-type="string">
            <text:p text:style-name="P53">2</text:p>
          </table:table-cell>
          <table:table-cell table:style-name="Table26.A2" office:value-type="string">
            <text:p text:style-name="P55">RA</text:p>
          </table:table-cell>
          <table:table-cell table:style-name="Table26.A2" office:value-type="string">
            <text:p text:style-name="P56">F</text:p>
          </table:table-cell>
          <table:table-cell table:style-name="Table26.D2" office:value-type="string">
            <text:p text:style-name="P55">RA of the object (decimal degrees)</text:p>
          </table:table-cell>
        </table:table-row>
        <table:table-row>
          <table:table-cell table:style-name="Table26.A2" office:value-type="string">
            <text:p text:style-name="P55">3</text:p>
          </table:table-cell>
          <table:table-cell table:style-name="Table26.A2" office:value-type="string">
            <text:p text:style-name="P55">Dec</text:p>
          </table:table-cell>
          <table:table-cell table:style-name="Table26.A2" office:value-type="string">
            <text:p text:style-name="P56">F</text:p>
          </table:table-cell>
          <table:table-cell table:style-name="Table26.D2" office:value-type="string">
            <text:p text:style-name="P54">Declination of the object (decimal degrees)</text:p>
          </table:table-cell>
        </table:table-row>
      </table:table>
      <text:h text:style-name="P224" text:outline-level="1">FITS File Usage</text:h>
      <text:p text:style-name="P80">This section should be read in conjunction with the FITS standard.</text:p>
      <text:p text:style-name="Text_20_body">The FITS file format is used for saving images that have been edited, using the <text:span text:style-name="T43">AIRDAS</text:span> application. The 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text:span text:style-name="T32">AIRDAS</text:span> is to have each FITS file represent one image. (This may be a composite/stacked) image. Each additional HDU contained in the file then has additional information about the image.</text:p>
      <text:p text:style-name="Text_20_body">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o enable file identification, each file is tagged with a UUID (UUID) when it is initially saved. This UUID is used to identify the file for future matching of the file.</text:p>
      <text:h text:style-name="Heading_20_2" text:outline-level="2"><text:soft-page-break/>HDU Details</text:h>
      <text:p text:style-name="Text_20_body">The primary HDU is followed my a number of optional HDU's. If photometry or astrometry have been conducted on the image, then the software will create additional HDU's and append them to the image file. These additional HDU's will be to store astrometry and photometry information and will be ASCII Tables containing the stellar or solar object information for selected objects. This allows the data to be loaded automatically at runtime.</text:p>
      <text:h text:style-name="Heading_20_3" text:outline-level="3">Primary HDU</text:h>
      <text:p text:style-name="Text_20_body">The primary HDU shall contain the image. The primary HDU must contain location and weather information.</text:p>
      <text:h text:style-name="Heading_20_3" text:outline-level="3">Astrometry HDU</text:h>
      <text:p text:style-name="Text_20_body">The astrometry HDU contains data relating to astrometry of the image. This can include reference object data, target object data and plate constant data.</text:p>
      <text:h text:style-name="Heading_20_4" text:outline-level="4">Keywords</text:h>
      <text:p text:style-name="Text_20_body">The astrometry HDU may contain the following keywords:</text:p>
      <text:h text:style-name="Heading_20_4" text:outline-level="4">Data Structure</text:h>
      <text:p text:style-name="Text_20_body">The astrometry HDU <text:span text:style-name="T42">uses an Binary</text:span> Table and ha<text:span text:style-name="T42">s</text:span> the following format:</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3">Field Number</text:p>
          </table:table-cell>
          <table:table-cell table:style-name="Table19.A1" office:value-type="string">
            <text:p text:style-name="P23">Field Name</text:p>
          </table:table-cell>
          <table:table-cell table:style-name="Table19.A1" office:value-type="string">
            <text:p text:style-name="P23">Format</text:p>
          </table:table-cell>
          <table:table-cell table:style-name="Table19.D1" office:value-type="string">
            <text:p text:style-name="P23">Description</text:p>
          </table:table-cell>
        </table:table-row>
        <table:table-row>
          <table:table-cell table:style-name="Table19.A2" office:value-type="string">
            <text:p text:style-name="P50">1</text:p>
          </table:table-cell>
          <table:table-cell table:style-name="Table19.A2" office:value-type="string">
            <text:p text:style-name="Table_20_Contents">OBJECTNAME</text:p>
          </table:table-cell>
          <table:table-cell table:style-name="Table19.A2" office:value-type="string">
            <text:p text:style-name="P51">S</text:p>
          </table:table-cell>
          <table:table-cell table:style-name="Table19.D2" office:value-type="string">
            <text:p text:style-name="Table_20_Contents">Name of the object</text:p>
          </table:table-cell>
        </table:table-row>
        <table:table-row>
          <table:table-cell table:style-name="Table19.A2" office:value-type="string">
            <text:p text:style-name="P50">2</text:p>
          </table:table-cell>
          <table:table-cell table:style-name="Table19.A2" office:value-type="string">
            <text:p text:style-name="Table_20_Contents">PPX</text:p>
          </table:table-cell>
          <table:table-cell table:style-name="Table19.A2" office:value-type="string">
            <text:p text:style-name="P51">1D</text:p>
          </table:table-cell>
          <table:table-cell table:style-name="Table19.D2" office:value-type="string">
            <text:p text:style-name="Table_20_Contents">X coordinate of the object (Plate coordinate)</text:p>
          </table:table-cell>
        </table:table-row>
        <table:table-row>
          <table:table-cell table:style-name="Table19.A2" office:value-type="string">
            <text:p text:style-name="P50">3</text:p>
          </table:table-cell>
          <table:table-cell table:style-name="Table19.A2" office:value-type="string">
            <text:p text:style-name="Table_20_Contents">PPY</text:p>
          </table:table-cell>
          <table:table-cell table:style-name="Table19.A2" office:value-type="string">
            <text:p text:style-name="P51">1D</text:p>
          </table:table-cell>
          <table:table-cell table:style-name="Table19.D2" office:value-type="string">
            <text:p text:style-name="Table_20_Contents">Y coordinate of the object (Plate coordinate)</text:p>
          </table:table-cell>
        </table:table-row>
        <table:table-row>
          <table:table-cell table:style-name="Table19.A2" office:value-type="string">
            <text:p text:style-name="P50">4</text:p>
          </table:table-cell>
          <table:table-cell table:style-name="Table19.A2" office:value-type="string">
            <text:p text:style-name="Table_20_Contents">RA</text:p>
          </table:table-cell>
          <table:table-cell table:style-name="Table19.A2" office:value-type="string">
            <text:p text:style-name="P51">1D</text:p>
          </table:table-cell>
          <table:table-cell table:style-name="Table19.D2" office:value-type="string">
            <text:p text:style-name="Table_20_Contents">RA of the object (catalog place) (h.hhhh)</text:p>
          </table:table-cell>
        </table:table-row>
        <table:table-row>
          <table:table-cell table:style-name="Table19.A2" office:value-type="string">
            <text:p text:style-name="Table_20_Contents">5</text:p>
          </table:table-cell>
          <table:table-cell table:style-name="Table19.A2" office:value-type="string">
            <text:p text:style-name="Table_20_Contents">DEC</text:p>
          </table:table-cell>
          <table:table-cell table:style-name="Table19.A2" office:value-type="string">
            <text:p text:style-name="P51">1D</text:p>
          </table:table-cell>
          <table:table-cell table:style-name="Table19.D2" office:value-type="string">
            <text:p text:style-name="Table_20_Contents">Declination of the object (catalog place) (d.ddd)</text:p>
          </table:table-cell>
        </table:table-row>
      </table:table>
      <text:p text:style-name="Text_20_body">The observation time is already tied to the FITS file. Having the object name, and the relevant catalog, the observed place can be recalculated. Thus the observed place is stored, rather than the catalog information. The RA and declination are stored as decimal values. </text:p>
      <text:p text:style-name="Text_20_body">By storing all the information required to perform an image reduction future uses will be able to replicate any of the results obtained from the image.</text:p>
      <text:h text:style-name="Heading_20_3" text:outline-level="3">Photometry HDU</text:h>
      <text:p text:style-name="Text_20_body">This HDU contains information relating to photometry of the image. The HDU will only exist if photometry has been done to the image. <text:span text:style-name="T42">The photometry HDU is stored as a binary table as specified by the FITS standard. The choice of a binary table is to allow the aperture and annulus information to be easily stored for different shapes of aperture/annulus. </text:spa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5">Field Number</text:p>
          </table:table-cell>
          <table:table-cell table:style-name="Table24.A1" office:value-type="string">
            <text:p text:style-name="P25">Field Name</text:p>
          </table:table-cell>
          <table:table-cell table:style-name="Table24.A1" office:value-type="string">
            <text:p text:style-name="P25">Format</text:p>
          </table:table-cell>
          <table:table-cell table:style-name="Table24.D1" office:value-type="string">
            <text:p text:style-name="P25">Description</text:p>
          </table:table-cell>
        </table:table-row>
        <table:table-row>
          <table:table-cell table:style-name="Table24.A2" office:value-type="float" office:value="1">
            <text:p text:style-name="P37">1</text:p>
          </table:table-cell>
          <table:table-cell table:style-name="Table24.B13" office:value-type="string">
            <text:p text:style-name="P39">Object Name</text:p>
          </table:table-cell>
          <table:table-cell table:style-name="Table24.C13" office:value-type="string">
            <text:p text:style-name="P45">40A</text:p>
          </table:table-cell>
          <table:table-cell table:style-name="Table24.D13" office:value-type="string">
            <text:p text:style-name="P39">Object name or sequence number.</text:p>
          </table:table-cell>
        </table:table-row>
        <table:table-row>
          <table:table-cell table:style-name="Table24.A13" office:value-type="string">
            <text:p text:style-name="P39">2</text:p>
          </table:table-cell>
          <table:table-cell table:style-name="Table24.B13" office:value-type="string">
            <text:p text:style-name="P39">Object RA</text:p>
          </table:table-cell>
          <table:table-cell table:style-name="Table24.C13" office:value-type="string">
            <text:p text:style-name="P46">1D</text:p>
          </table:table-cell>
          <table:table-cell table:style-name="Table24.D13" office:value-type="string">
            <text:p text:style-name="P37"/>
          </table:table-cell>
        </table:table-row>
        <text:soft-page-break/>
        <table:table-row>
          <table:table-cell table:style-name="Table24.A13" office:value-type="string">
            <text:p text:style-name="P39">3</text:p>
          </table:table-cell>
          <table:table-cell table:style-name="Table24.B13" office:value-type="string">
            <text:p text:style-name="P39">Object Dec</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39">4</text:p>
          </table:table-cell>
          <table:table-cell table:style-name="Table24.B13" office:value-type="string">
            <text:p text:style-name="P40">Object centroid X</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0">5</text:p>
          </table:table-cell>
          <table:table-cell table:style-name="Table24.B13" office:value-type="string">
            <text:p text:style-name="P40">Object centroid Y</text:p>
          </table:table-cell>
          <table:table-cell table:style-name="Table24.C13" office:value-type="string">
            <text:p text:style-name="P47">1D</text:p>
          </table:table-cell>
          <table:table-cell table:style-name="Table24.D13" office:value-type="string">
            <text:p text:style-name="P37"/>
          </table:table-cell>
        </table:table-row>
        <table:table-row>
          <table:table-cell table:style-name="Table24.A13" office:value-type="string">
            <text:p text:style-name="P40">6</text:p>
          </table:table-cell>
          <table:table-cell table:style-name="Table24.B13" office:value-type="string">
            <text:p text:style-name="P40">Magnitude</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0">7</text:p>
          </table:table-cell>
          <table:table-cell table:style-name="Table24.B13" office:value-type="string">
            <text:p text:style-name="P40">Magnitude uncertainty</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0">8</text:p>
          </table:table-cell>
          <table:table-cell table:style-name="Table24.B13" office:value-type="string">
            <text:p text:style-name="P41">Source ADU</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1">9</text:p>
          </table:table-cell>
          <table:table-cell table:style-name="Table24.B13" office:value-type="string">
            <text:p text:style-name="P41">Source Area</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1">10</text:p>
          </table:table-cell>
          <table:table-cell table:style-name="Table24.B13" office:value-type="string">
            <text:p text:style-name="P41">Sky ADU</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1">11</text:p>
          </table:table-cell>
          <table:table-cell table:style-name="Table24.B13" office:value-type="string">
            <text:p text:style-name="P41">Sky Area</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3">12</text:p>
          </table:table-cell>
          <table:table-cell table:style-name="Table24.B13" office:value-type="string">
            <text:p text:style-name="P43">FWHM</text:p>
          </table:table-cell>
          <table:table-cell table:style-name="Table24.C13" office:value-type="string">
            <text:p text:style-name="P44">1D</text:p>
          </table:table-cell>
          <table:table-cell table:style-name="Table24.D13" office:value-type="string">
            <text:p text:style-name="P38"/>
          </table:table-cell>
        </table:table-row>
        <table:table-row>
          <table:table-cell table:style-name="Table24.A14" office:value-type="string">
            <text:p text:style-name="P41">12</text:p>
          </table:table-cell>
          <table:table-cell table:style-name="Table24.B14" office:value-type="string">
            <text:p text:style-name="P41">Aperture</text:p>
          </table:table-cell>
          <table:table-cell table:style-name="Table24.C14" office:value-type="string">
            <text:p text:style-name="P42">PB</text:p>
          </table:table-cell>
          <table:table-cell table:style-name="Table24.D14" office:value-type="string">
            <text:p text:style-name="P41">Information about the aperture</text:p>
          </table:table-cell>
        </table:table-row>
      </table:table>
      <text:p text:style-name="P12">The aperture information is variable length data that is used for serialising the aperture data. This allows the data for different types of apertures to be correctly written and read.</text:p>
      <text:h text:style-name="P214" text:outline-level="2">Special Keywords</text:h>
      <text:p text:style-name="Text_20_body">While the FITS standard mandates a number of keywords, there are a number of keywords that the software reads as special keywords. These special keywords provide information that can be used programatically when calculating certain values or reducing information. The keywords that are used as special keywords come from the FITS standard as well as from other sources that are not standardised. </text:p>
      <text:p text:style-name="Text_20_body">In choosing the keywords to use as special keywords, the following order of choice is used:</text:p>
      <text:list xml:id="list874733656" text:style-name="L12">
        <text:list-item>
          <text:p text:style-name="P273">FITS standard.</text:p>
        </text:list-item>
        <text:list-item>
          <text:p text:style-name="P273">Other large bodies that use the FITS format. (NOAO, UCOLICK etc)</text:p>
        </text:list-item>
        <text:list-item>
          <text:p text:style-name="P273">Private company use of FITS keyword. (SBIG etc)</text:p>
        </text:list-item>
        <text:list-item>
          <text:p text:style-name="P273">openAIRS specific keywords.</text:p>
        </text:list-item>
      </text:list>
      <text:p text:style-name="Text_20_body">All the special keywords are listed in the following sections.</text:p>
      <text:h text:style-name="Heading_20_3" text:outline-level="3">FITS Keywords</text:h>
      <text:p text:style-name="Text_20_body">Each FITS file has a number of FITS keywords. Some of these keywords are mandated by the FITS standard, some are defined by the FITS standard. These keywords can be written into the FITS file at the time of the file being created, or at a later date when the file is being processed.</text:p>
      <text:p text:style-name="Text_20_body">Non-standard FITS keywords can also be used.</text:p>
      <text:p text:style-name="P131">These are keywords that are defined by the NOAO. The documentation can be found here: <text:a xlink:type="simple" xlink:href="http://iraf.noao.edu/iraf/web/projects/ccdmosaic/imagedef/fitsdic.html" text:style-name="Internet_20_link" text:visited-style-name="Visited_20_Internet_20_Link">http://iraf.noao.edu/iraf/web/projects/ccdmosaic/imagedef/fitsdic.html</text:a>.</text:p>
      <text:p text:style-name="Text_20_body">The application uses a number of non-standard FITS keywords to store information about the images. Where possible, these non-standard FITS keywords are derived from other organisations that use FITS files. The application will display all included FITS keywords as well as allowing keywords to be written to file. </text:p>
      <text:p text:style-name="Text_20_body"><text:soft-page-break/>There are however a number of keywords that have special meaning/usage by the software and are read by the software for use by the application.</text:p>
      <text:h text:style-name="P175" text:outline-level="4">ALTITUDE</text:h>
      <table:table table:name="Table27" table:style-name="Table27">
        <table:table-column table:style-name="Table27.A"/>
        <table:table-column table:style-name="Table27.B"/>
        <table:table-row>
          <table:table-cell table:style-name="Table27.A1" office:value-type="string">
            <text:p text:style-name="P57">HDU</text:p>
          </table:table-cell>
          <table:table-cell table:style-name="Table27.B1" office:value-type="string">
            <text:p text:style-name="P58">Image, Primary</text:p>
          </table:table-cell>
        </table:table-row>
        <table:table-row>
          <table:table-cell table:style-name="Table27.A2" office:value-type="string">
            <text:p text:style-name="P57">DataType</text:p>
          </table:table-cell>
          <table:table-cell table:style-name="Table27.B2" office:value-type="string">
            <text:p text:style-name="P58">Double</text:p>
          </table:table-cell>
        </table:table-row>
        <table:table-row>
          <table:table-cell table:style-name="Table27.A2" office:value-type="string">
            <text:p text:style-name="P57">Unit</text:p>
          </table:table-cell>
          <table:table-cell table:style-name="Table27.B2" office:value-type="string">
            <text:p text:style-name="P58">meters</text:p>
          </table:table-cell>
        </table:table-row>
        <table:table-row>
          <table:table-cell table:style-name="Table27.A2" office:value-type="string">
            <text:p text:style-name="P57">Comment</text:p>
          </table:table-cell>
          <table:table-cell table:style-name="Table27.B2" office:value-type="string">
            <text:p text:style-name="P58">Observatory Altitude</text:p>
          </table:table-cell>
        </table:table-row>
        <table:table-row>
          <table:table-cell table:style-name="Table27.A2" office:value-type="string">
            <text:p text:style-name="P57">Definition</text:p>
          </table:table-cell>
          <table:table-cell table:style-name="Table27.B2" office:value-type="string">
            <text:p text:style-name="P58">The field shall contain the altitude of the observatory</text:p>
          </table:table-cell>
        </table:table-row>
        <table:table-row>
          <table:table-cell table:style-name="Table27.A2" office:value-type="string">
            <text:p text:style-name="P57">Source</text:p>
          </table:table-cell>
          <table:table-cell table:style-name="Table27.B2" office:value-type="string">
            <text:p text:style-name="P57">SBIG</text:p>
          </table:table-cell>
        </table:table-row>
      </table:table>
      <text:h text:style-name="P176" text:outline-level="4"/>
      <text:h text:style-name="Heading_20_4" text:outline-level="4">DATE-OBS</text:h>
      <text:p text:style-name="P149">HDU:<text:tab/>Primary</text:p>
      <text:p text:style-name="P149">DATATYPE:<text:tab/>string</text:p>
      <text:p text:style-name="P149">COMMENT:<text:tab/>date of the observation</text:p>
      <text:p text:style-name="P149">DEFINITION:<text:tab/>The date of the observation, in the format specified in the</text:p>
      <text:p text:style-name="P149">FITS Standard. The old date format was 'yy/mm/dd' and may be used only for dates from 1900 through 1999. The new Y2K compliant date format is 'yyyy-mm-dd' or 'yyyy-mm-dd THH:MM:SS[.sss]'.</text:p>
      <text:h text:style-name="P181" text:outline-level="4">TIMESYS</text:h>
      <text:p text:style-name="P150">HDU:<text:tab/>Primary</text:p>
      <text:p text:style-name="P150">DATATYPE:<text:tab/>string</text:p>
      <text:p text:style-name="P150">COMMENT:<text:tab/>Time system to apply to all dates in the HDU/file</text:p>
      <text:p text:style-name="P150"/>
      <text:p text:style-name="Text_20_body"/>
      <text:h text:style-name="Heading_20_4" text:outline-level="4"><text:bookmark-start text:name="__DdeLink__4667_488965698"/>CCD-TEMP</text:h>
      <table:table table:name="Table31" table:style-name="Table31">
        <table:table-column table:style-name="Table31.A"/>
        <table:table-column table:style-name="Table31.B"/>
        <table:table-row>
          <table:table-cell table:style-name="Table31.A1" office:value-type="string">
            <text:p text:style-name="Table_20_Contents">HDU</text:p>
          </table:table-cell>
          <table:table-cell table:style-name="Table31.B1" office:value-type="string">
            <text:p text:style-name="Table_20_Contents">Image</text:p>
          </table:table-cell>
        </table:table-row>
        <table:table-row>
          <table:table-cell table:style-name="Table31.A2" office:value-type="string">
            <text:p text:style-name="Table_20_Contents">DataType</text:p>
          </table:table-cell>
          <table:table-cell table:style-name="Table31.B2" office:value-type="string">
            <text:p text:style-name="Table_20_Contents">Numeric</text:p>
          </table:table-cell>
        </table:table-row>
        <table:table-row>
          <table:table-cell table:style-name="Table31.A2" office:value-type="string">
            <text:p text:style-name="Table_20_Contents">Unit</text:p>
          </table:table-cell>
          <table:table-cell table:style-name="Table31.B2" office:value-type="string">
            <text:p text:style-name="Table_20_Contents">°C</text:p>
          </table:table-cell>
        </table:table-row>
        <table:table-row>
          <table:table-cell table:style-name="Table31.A2" office:value-type="string">
            <text:p text:style-name="Table_20_Contents">Comment</text:p>
          </table:table-cell>
          <table:table-cell table:style-name="Table31.B2" office:value-type="string">
            <text:p text:style-name="Table_20_Contents">CCD Temperature</text:p>
          </table:table-cell>
        </table:table-row>
        <table:table-row>
          <table:table-cell table:style-name="Table31.A2" office:value-type="string">
            <text:p text:style-name="Table_20_Contents">Definition</text:p>
          </table:table-cell>
          <table:table-cell table:style-name="Table31.B2" office:value-type="string">
            <text:p text:style-name="Table_20_Contents">The value field shall contain the temperature of the CCD at the time of the exposure.</text:p>
          </table:table-cell>
        </table:table-row>
        <table:table-row>
          <table:table-cell table:style-name="Table31.A2" office:value-type="string">
            <text:p text:style-name="Table_20_Contents">Source</text:p>
          </table:table-cell>
          <table:table-cell table:style-name="Table31.B2" office:value-type="string">
            <text:p text:style-name="Table_20_Contents">SBIG</text:p>
          </table:table-cell>
        </table:table-row>
      </table:table>
      <text:h text:style-name="Heading_20_4" text:outline-level="4"><text:bookmark-end text:name="__DdeLink__4667_488965698"/><text:soft-page-break/>ENVMJDn</text:h>
      <text:p text:style-name="P148">HD<text:span text:style-name="T11">U:<text:tab/>primary</text:span></text:p>
      <text:p text:style-name="P149">DATATYPE:<text:tab/>real</text:p>
      <text:p text:style-name="P149">UNIT:<text:tab/>MJD</text:p>
      <text:p text:style-name="P149">COMMENT:<text:tab/>Environment measurement time </text:p>
      <text:p text:style-name="P148"><text:span text:style-name="T11">DEFINITION:<text:tab/>Times for the site environment measurements given as modified Julian. For the wind measurements this is the sta</text:span>rt of the sampling period. </text:p>
      <text:p text:style-name="P148">SOURCE:<text:tab/>NOAO<text:note text:id="ftn1" text:note-class="footnote"><text:note-citation>1</text:note-citation><text:note-body><text:p text:style-name="Footnote"><text:span text:style-name="T22">These are keywords that are defined by the NOAO. The documentation can be found at </text:span><text:a xlink:type="simple" xlink:href="http://iraf.noao.edu/iraf/web/projects/ccdmosaic/imagedef/fitsdic.html" text:style-name="Internet_20_link" text:visited-style-name="Visited_20_Internet_20_Link"><text:span text:style-name="T22">http://iraf.noao.edu/iraf/web/projects/ccdmosaic/imagedef/fitsdic.html</text:span></text:a><text:span text:style-name="T22">.</text:span></text:p></text:note-body></text:note></text:p>
      <text:h text:style-name="P181" text:outline-level="4">ENVTEM</text:h>
      <text:p text:style-name="Text_20_body">HDU:<text:tab/><text:tab/>primary</text:p>
      <text:p text:style-name="Text_20_body">DATATYPE:<text:tab/>real</text:p>
      <text:p text:style-name="Text_20_body">UNIT<text:tab/><text:tab/>°C</text:p>
      <text:p text:style-name="Text_20_body">COMMENT:<text:tab/>Temperature outside the dome.</text:p>
      <text:p text:style-name="Text_20_body">DEFINITION:<text:tab/>The temperature outside the dome at the time(s) given by the ENVMJD(n) keywords.</text:p>
      <text:p text:style-name="Text_20_body">SOURCE:<text:tab/>NOAO</text:p>
      <text:h text:style-name="Heading_20_4" text:outline-level="4">EXPOSURE</text:h>
      <table:table table:name="Table29" table:style-name="Table29">
        <table:table-column table:style-name="Table29.A"/>
        <table:table-column table:style-name="Table29.B"/>
        <table:table-row>
          <table:table-cell table:style-name="Table29.A1" office:value-type="string">
            <text:p text:style-name="Table_20_Contents">HDU</text:p>
          </table:table-cell>
          <table:table-cell table:style-name="Table29.B1" office:value-type="string">
            <text:p text:style-name="Table_20_Contents">Image</text:p>
          </table:table-cell>
        </table:table-row>
        <table:table-row>
          <table:table-cell table:style-name="Table29.A2" office:value-type="string">
            <text:p text:style-name="Table_20_Contents">Data type</text:p>
          </table:table-cell>
          <table:table-cell table:style-name="Table29.B2" office:value-type="string">
            <text:p text:style-name="Table_20_Contents">Numeric</text:p>
          </table:table-cell>
        </table:table-row>
        <table:table-row>
          <table:table-cell table:style-name="Table29.A2" office:value-type="string">
            <text:p text:style-name="Table_20_Contents">Unit</text:p>
          </table:table-cell>
          <table:table-cell table:style-name="Table29.B2" office:value-type="string">
            <text:p text:style-name="Table_20_Contents">S (second)</text:p>
          </table:table-cell>
        </table:table-row>
        <table:table-row>
          <table:table-cell table:style-name="Table29.A2" office:value-type="string">
            <text:p text:style-name="Table_20_Contents">Comment</text:p>
          </table:table-cell>
          <table:table-cell table:style-name="Table29.B2" office:value-type="string">
            <text:p text:style-name="Table_20_Contents">Image Exposure Time</text:p>
          </table:table-cell>
        </table:table-row>
        <table:table-row>
          <table:table-cell table:style-name="Table29.A2" office:value-type="string">
            <text:p text:style-name="Table_20_Contents">Definition</text:p>
          </table:table-cell>
          <table:table-cell table:style-name="Table29.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TIME keyword.</text:p>
          </table:table-cell>
        </table:table-row>
        <table:table-row>
          <table:table-cell table:style-name="Table29.A2" office:value-type="string">
            <text:p text:style-name="Table_20_Contents">Source</text:p>
          </table:table-cell>
          <table:table-cell table:style-name="Table29.B2" office:value-type="string">
            <text:p text:style-name="Table_20_Contents">HEASARC</text:p>
          </table:table-cell>
        </table:table-row>
      </table:table>
      <text:p text:style-name="Text_20_body"/>
      <text:h text:style-name="Heading_20_4" text:outline-level="4">EXPTIME</text:h>
      <table:table table:name="Table30" table:style-name="Table30">
        <table:table-column table:style-name="Table30.A"/>
        <table:table-column table:style-name="Table30.B"/>
        <table:table-row>
          <table:table-cell table:style-name="Table30.A1" office:value-type="string">
            <text:p text:style-name="Table_20_Contents">HDU</text:p>
          </table:table-cell>
          <table:table-cell table:style-name="Table30.B1" office:value-type="string">
            <text:p text:style-name="Table_20_Contents">Image</text:p>
          </table:table-cell>
        </table:table-row>
        <table:table-row>
          <table:table-cell table:style-name="Table30.A2" office:value-type="string">
            <text:p text:style-name="Table_20_Contents">Data type</text:p>
          </table:table-cell>
          <table:table-cell table:style-name="Table30.B2" office:value-type="string">
            <text:p text:style-name="Table_20_Contents">Numeric</text:p>
          </table:table-cell>
        </table:table-row>
        <text:soft-page-break/>
        <table:table-row>
          <table:table-cell table:style-name="Table30.A2" office:value-type="string">
            <text:p text:style-name="Table_20_Contents">Unit</text:p>
          </table:table-cell>
          <table:table-cell table:style-name="Table30.B2" office:value-type="string">
            <text:p text:style-name="Table_20_Contents">S (second)</text:p>
          </table:table-cell>
        </table:table-row>
        <table:table-row>
          <table:table-cell table:style-name="Table30.A2" office:value-type="string">
            <text:p text:style-name="Table_20_Contents">Comment</text:p>
          </table:table-cell>
          <table:table-cell table:style-name="Table30.B2" office:value-type="string">
            <text:p text:style-name="Table_20_Contents">Image Exposure Time</text:p>
          </table:table-cell>
        </table:table-row>
        <table:table-row>
          <table:table-cell table:style-name="Table30.A2" office:value-type="string">
            <text:p text:style-name="Table_20_Contents">Definition</text:p>
          </table:table-cell>
          <table:table-cell table:style-name="Table30.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OSURE keyword.</text:p>
          </table:table-cell>
        </table:table-row>
        <table:table-row>
          <table:table-cell table:style-name="Table30.A2" office:value-type="string">
            <text:p text:style-name="Table_20_Contents">Source</text:p>
          </table:table-cell>
          <table:table-cell table:style-name="Table30.B2" office:value-type="string">
            <text:p text:style-name="Table_20_Contents">NOAO</text:p>
          </table:table-cell>
        </table:table-row>
      </table:table>
      <text:h text:style-name="Heading_20_4" text:outline-level="4">OBSERVAT</text:h>
      <text:p text:style-name="Text_20_body">HDU:<text:tab/><text:tab/>Primary</text:p>
      <text:p text:style-name="Text_20_body">DATATYPE:<text:tab/>string</text:p>
      <text:p text:style-name="Text_20_body">COMMENT:<text:tab/>Observatory</text:p>
      <text:p text:style-name="Text_20_body">DEFINITION:<text:tab/>Observatory identification for the site of the observation.</text:p>
      <text:p text:style-name="Text_20_body">SOURCE:<text:tab/>NOAO</text:p>
      <text:p text:style-name="P148"><text:span text:style-name="T74">A</text:span>IR<text:span text:style-name="T74">DA</text:span>S:<text:tab/><text:span text:style-name="T20">This</text:span><text:span text:style-name="T21"> keyword may store an integer value, if so, the value is the key for the TBL_SITES.SITE_ID table.</text:span></text:p>
      <text:p text:style-name="P151"><text:tab/>If the value is a string, it is the site name. (TBL_SITES.SHORTTEXT)</text:p>
      <text:p text:style-name="P152"><text:tab/>If the value does not match any of the database table values, it is treated as a string value that has no reference to the TBL_SITES table.</text:p>
      <text:p text:style-name="P152"><text:tab/>If a value is specified for LATITUDE and LONGITUD, then this value is for information only. If no value is specified for LATITUDE and LONGITUD, then this value <text:span text:style-name="T13">may</text:span><text:span text:style-name="T17"> be used to lookup the value of the lat/long for the observatory site.</text:span></text:p>
      <text:p text:style-name="P153"><text:tab/>The preferred value is a string value corresponding to the site name.</text:p>
      <text:h text:style-name="P177" text:outline-level="4">LATITUDE</text:h>
      <text:p text:style-name="P81">HDU:<text:tab/><text:tab/>Primary</text:p>
      <text:p text:style-name="P81">DATATYPE:<text:tab/>real</text:p>
      <text:p text:style-name="P81">COMMENT:<text:tab/>Geographic latitude <text:span text:style-name="T3">where the observation was made</text:span></text:p>
      <text:p text:style-name="P154"><text:span text:style-name="T17">DEFINITION:<text:tab/>The value </text:span><text:span text:style-name="T12">field</text:span><text:span text:style-name="T17"> shall contain a floating point number giving the geographic latitude from which the observation was made in units of degrees.</text:span></text:p>
      <text:p text:style-name="P155">SOURCE:<text:tab/>UCOLICK</text:p>
      <text:p text:style-name="P155">openAIRS:<text:tab/>This keyword shall contain the latitude of the observatory. If the observatory is specified by name, after the first save this value will be correctly defined.</text:p>
      <text:h text:style-name="P178" text:outline-level="4">SITELAT</text:h>
      <table:table table:name="Table28" table:style-name="Table28">
        <table:table-column table:style-name="Table28.A"/>
        <table:table-column table:style-name="Table28.B"/>
        <table:table-row>
          <table:table-cell table:style-name="Table28.A1" office:value-type="string">
            <text:p text:style-name="P59">HDU</text:p>
          </table:table-cell>
          <table:table-cell table:style-name="Table28.B1" office:value-type="string">
            <text:p text:style-name="P59"><text:span text:style-name="T75">Primary, </text:span>Image</text:p>
          </table:table-cell>
        </table:table-row>
        <text:soft-page-break/>
        <table:table-row>
          <table:table-cell table:style-name="Table28.A2" office:value-type="string">
            <text:p text:style-name="P59">Data type</text:p>
          </table:table-cell>
          <table:table-cell table:style-name="Table28.B2" office:value-type="string">
            <text:p text:style-name="P60">String</text:p>
          </table:table-cell>
        </table:table-row>
        <table:table-row>
          <table:table-cell table:style-name="Table28.A2" office:value-type="string">
            <text:p text:style-name="P59">Unit</text:p>
          </table:table-cell>
          <table:table-cell table:style-name="Table28.B2" office:value-type="string">
            <text:p text:style-name="P60">SDD MM SS.SSS</text:p>
          </table:table-cell>
        </table:table-row>
        <table:table-row>
          <table:table-cell table:style-name="Table28.A2" office:value-type="string">
            <text:p text:style-name="P59">Comment</text:p>
          </table:table-cell>
          <table:table-cell table:style-name="Table28.B2" office:value-type="string">
            <text:p text:style-name="P60">Latitude of the imaging location</text:p>
          </table:table-cell>
        </table:table-row>
        <table:table-row>
          <table:table-cell table:style-name="Table28.A2" office:value-type="string">
            <text:p text:style-name="P59">Definition</text:p>
          </table:table-cell>
          <table:table-cell table:style-name="Table28.B2" office:value-type="string">
            <text:p text:style-name="P59"/>
          </table:table-cell>
        </table:table-row>
        <table:table-row>
          <table:table-cell table:style-name="Table28.A2" office:value-type="string">
            <text:p text:style-name="P59">Source</text:p>
          </table:table-cell>
          <table:table-cell table:style-name="Table28.B2" office:value-type="string">
            <text:p text:style-name="P60">SBIG</text:p>
          </table:table-cell>
        </table:table-row>
      </table:table>
      <text:h text:style-name="P178" text:outline-level="4"/>
      <table:table table:name="Table32" table:style-name="Table32">
        <table:table-column table:style-name="Table32.A"/>
        <table:table-column table:style-name="Table32.B"/>
        <table:table-row>
          <table:table-cell table:style-name="Table32.A1" office:value-type="string">
            <text:p text:style-name="P59">HDU</text:p>
          </table:table-cell>
          <table:table-cell table:style-name="Table32.B1" office:value-type="string">
            <text:p text:style-name="P59"><text:span text:style-name="T75">Primary, </text:span>Image</text:p>
          </table:table-cell>
        </table:table-row>
        <table:table-row>
          <table:table-cell table:style-name="Table32.A2" office:value-type="string">
            <text:p text:style-name="P59">Data type</text:p>
          </table:table-cell>
          <table:table-cell table:style-name="Table32.B2" office:value-type="string">
            <text:p text:style-name="P60">String</text:p>
          </table:table-cell>
        </table:table-row>
        <table:table-row>
          <table:table-cell table:style-name="Table32.A2" office:value-type="string">
            <text:p text:style-name="P59">Unit</text:p>
          </table:table-cell>
          <table:table-cell table:style-name="Table32.B2" office:value-type="string">
            <text:p text:style-name="P60">SDD MM SS.SSS</text:p>
          </table:table-cell>
        </table:table-row>
        <table:table-row>
          <table:table-cell table:style-name="Table32.A2" office:value-type="string">
            <text:p text:style-name="P59">Comment</text:p>
          </table:table-cell>
          <table:table-cell table:style-name="Table32.B2" office:value-type="string">
            <text:p text:style-name="P60">Latitude of the imaging location</text:p>
          </table:table-cell>
        </table:table-row>
        <table:table-row>
          <table:table-cell table:style-name="Table32.A2" office:value-type="string">
            <text:p text:style-name="P59">Definition</text:p>
          </table:table-cell>
          <table:table-cell table:style-name="Table32.B2" office:value-type="string">
            <text:p text:style-name="P59"/>
          </table:table-cell>
        </table:table-row>
        <table:table-row>
          <table:table-cell table:style-name="Table32.A2" office:value-type="string">
            <text:p text:style-name="P59">Source</text:p>
          </table:table-cell>
          <table:table-cell table:style-name="Table32.B2" office:value-type="string">
            <text:p text:style-name="P60">SBIG</text:p>
          </table:table-cell>
        </table:table-row>
      </table:table>
      <text:p text:style-name="P156"/>
      <text:h text:style-name="P182" text:outline-level="4">LONGITUDE</text:h>
      <text:p text:style-name="P165"/>
      <table:table table:name="Table35" table:style-name="Table35">
        <table:table-column table:style-name="Table35.A"/>
        <table:table-column table:style-name="Table35.B"/>
        <table:table-row>
          <table:table-cell table:style-name="Table35.A1" office:value-type="string">
            <text:p text:style-name="Table_20_Contents">HDU</text:p>
          </table:table-cell>
          <table:table-cell table:style-name="Table35.B1" office:value-type="string">
            <text:p text:style-name="Table_20_Contents">Primary</text:p>
          </table:table-cell>
        </table:table-row>
        <table:table-row>
          <table:table-cell table:style-name="Table35.A2" office:value-type="string">
            <text:p text:style-name="Table_20_Contents">Data type</text:p>
          </table:table-cell>
          <table:table-cell table:style-name="Table35.B2" office:value-type="string">
            <text:p text:style-name="Table_20_Contents">real</text:p>
          </table:table-cell>
        </table:table-row>
        <table:table-row>
          <table:table-cell table:style-name="Table35.A2" office:value-type="string">
            <text:p text:style-name="Table_20_Contents">Unit</text:p>
          </table:table-cell>
          <table:table-cell table:style-name="Table35.B2" office:value-type="string">
            <text:p text:style-name="Table_20_Contents">Degrees (d.ddd)</text:p>
          </table:table-cell>
        </table:table-row>
        <table:table-row>
          <table:table-cell table:style-name="Table35.A2" office:value-type="string">
            <text:p text:style-name="Table_20_Contents">Comment</text:p>
          </table:table-cell>
          <table:table-cell table:style-name="Table35.B2" office:value-type="string">
            <text:p text:style-name="P83">Geographic longitude where the observation was made</text:p>
          </table:table-cell>
        </table:table-row>
        <table:table-row>
          <table:table-cell table:style-name="Table35.A2" office:value-type="string">
            <text:p text:style-name="Table_20_Contents">Definition</text:p>
          </table:table-cell>
          <table:table-cell table:style-name="Table35.B2" office:value-type="string">
            <text:p text:style-name="P166">The value field shall contain a floating point number giving the geographic longitude from which the observation was made in units of degrees.</text:p>
          </table:table-cell>
        </table:table-row>
        <table:table-row>
          <table:table-cell table:style-name="Table35.A2" office:value-type="string">
            <text:p text:style-name="Table_20_Contents">Source</text:p>
          </table:table-cell>
          <table:table-cell table:style-name="Table35.B2" office:value-type="string">
            <text:p text:style-name="P35">AIRDAS</text:p>
          </table:table-cell>
        </table:table-row>
      </table:table>
      <text:h text:style-name="Heading_20_4" text:outline-level="4">UUID</text:h>
      <table:table table:name="Table33" table:style-name="Table33">
        <table:table-column table:style-name="Table33.A"/>
        <table:table-column table:style-name="Table33.B"/>
        <table:table-row>
          <table:table-cell table:style-name="Table33.A1" office:value-type="string">
            <text:p text:style-name="Table_20_Contents">HDU</text:p>
          </table:table-cell>
          <table:table-cell table:style-name="Table33.B1" office:value-type="string">
            <text:p text:style-name="Table_20_Contents">Primary</text:p>
          </table:table-cell>
        </table:table-row>
        <table:table-row>
          <table:table-cell table:style-name="Table33.A2" office:value-type="string">
            <text:p text:style-name="Table_20_Contents">Data type</text:p>
          </table:table-cell>
          <table:table-cell table:style-name="Table33.B2" office:value-type="string">
            <text:p text:style-name="Table_20_Contents">String</text:p>
          </table:table-cell>
        </table:table-row>
        <table:table-row>
          <table:table-cell table:style-name="Table33.A2" office:value-type="string">
            <text:p text:style-name="Table_20_Contents">Unit</text:p>
          </table:table-cell>
          <table:table-cell table:style-name="Table33.B2" office:value-type="string">
            <text:p text:style-name="Table_20_Contents">None</text:p>
          </table:table-cell>
        </table:table-row>
        <table:table-row>
          <table:table-cell table:style-name="Table33.A2" office:value-type="string">
            <text:p text:style-name="Table_20_Contents">Comment</text:p>
          </table:table-cell>
          <table:table-cell table:style-name="Table33.B2" office:value-type="string">
            <text:p text:style-name="Table_20_Contents">UUID of image</text:p>
          </table:table-cell>
        </table:table-row>
        <table:table-row>
          <table:table-cell table:style-name="Table33.A2" office:value-type="string">
            <text:p text:style-name="Table_20_Contents">Definition</text:p>
          </table:table-cell>
          <table:table-cell table:style-name="Table33.B2" office:value-type="string">
            <text:p text:style-name="Table_20_Contents">The value field shall contain a UUID that identifies the file.</text:p>
          </table:table-cell>
        </table:table-row>
        <table:table-row>
          <table:table-cell table:style-name="Table33.A2" office:value-type="string">
            <text:p text:style-name="Table_20_Contents">Source</text:p>
          </table:table-cell>
          <table:table-cell table:style-name="Table33.B2" office:value-type="string">
            <text:p text:style-name="P35">AIRDAS</text:p>
          </table:table-cell>
        </table:table-row>
      </table:table>
      <text:p text:style-name="P170">The UUID is generated the first time that the file is saved, before the file is saved. The UUID is <text:soft-page-break/>used for linking the image to a database primary key. The table also stores some image parameters. The primary key links the image to specific observations in the database.</text:p>
      <text:h text:style-name="P225" text:outline-level="1"><text:s/>Plate Solving</text:h>
      <text:p text:style-name="P129">Plate Solving is done using the astrometry.net code. This section describes the methods used to interface to the plate solving code of the astrometry.net library.</text:p>
      <text:list xml:id="list3888409534" text:style-name="L13">
        <text:list-item>
          <text:p text:style-name="P274">Source find in image to produce an x,y, flux, background list. (simplexy_t has storage points defined for this.)</text:p>
        </text:list-item>
        <text:list-item>
          <text:p text:style-name="P275">Call function solve_fields to solve the field.</text:p>
          <text:p text:style-name="P275">solve_fields(blind_t, sip_t) has two parameters required. These are structures that need to be filled in before calling the function.</text:p>
        </text:list-item>
        <text:list-item>
          <text:p text:style-name="P275">D</text:p>
        </text:list-item>
      </text:list>
      <text:h text:style-name="P215" text:outline-level="2">Struct blind_t</text:h>
      <text:p text:style-name="P130">solver_t solver;</text:p>
      <text:p text:style-name="P130">anbool indexes_inparallel;</text:p>
      <text:p text:style-name="P130">int nsolves;</text:p>
      <text:p text:style-name="P130">int nsolves_sofar;</text:p>
      <text:p text:style-name="P130">char *fieldfname;</text:p>
      <text:p text:style-name="P130">char *marchfname;</text:p>
      <text:p text:style-name="P130">char *indexrdlsfname;</text:p>
      <text:p text:style-name="P130">char *corr_fname;</text:p>
      <text:p text:style-name="P130">char *scamp_fname;</text:p>
      <text:p text:style-name="P130">char *wcs_template;</text:p>
      <text:p text:style-name="P130">sl *verify_wcsfiles;</text:p>
      <text:p text:style-name="P130">bl *verify_wcs_list;</text:p>
      <text:p text:style-name="P130">char *solved_out;</text:p>
      <text:p text:style-name="P130">char *solved_in;</text:p>
      <text:p text:style-name="P130">char *solvedserver;</text:p>
      <text:p text:style-name="P130">int firstfield, lastfield;</text:p>
      <text:p text:style-name="P130">sl *indexnames;</text:p>
      <text:p text:style-name="P130">pl *indexes;</text:p>
      <text:p text:style-name="P130">int index_options;</text:p>
      <text:p text:style-name="P130"><text:soft-page-break/>double quad_size_fraction_lo;</text:p>
      <text:p text:style-name="P130">double quad_size_fraction_hi;</text:p>
      <text:h text:style-name="Heading_20_1" text:outline-level="1">Scripting Language</text:h>
      <text:p text:style-name="Text_20_body">The application supports a scripting language that allows batch processing of files. The scripting language allows the user to set-up a process for calibrating images as well as extracting information from the images. The scripting language is described in this chapter.</text:p>
      <text:h text:style-name="Heading_20_2" text:outline-level="2">Scripting Module</text:h>
      <text:p text:style-name="Text_20_body">The highest level of the scripting language is a module or program. The module can include other modules in it's code, but the module is essentially the program that determines how the images are processed.</text:p>
      <text:p text:style-name="Text_20_body">The module is written in a scripting language that will be described shortly. The module will typically be written using a flat text editor (gedit, notepad) and opened and run by the application.</text:p>
      <text:h text:style-name="Heading_20_2" text:outline-level="2">Script Commands</text:h>
      <text:p text:style-name="Text_20_body">All script commands are single line commands. There can only be one command per line. The script interpreter is case sensitive.</text:p>
      <text:p text:style-name="Text_20_body">#PROGRAM <text:span text:style-name="T13">program name – compulsary</text:span></text:p>
      <text:p text:style-name="Text_20_body"><text:span text:style-name="T17">#AUTHOR </text:span><text:span text:style-name="T13">Authors Name – optional</text:span></text:p>
      <text:p text:style-name="Text_20_body"><text:span text:style-name="T17">#DATE </text:span><text:span text:style-name="T13">yyyy-mm-dd – optional</text:span></text:p>
      <text:p text:style-name="P81">#SET</text:p>
      <text:p text:style-name="P81">#VAR</text:p>
      <text:p text:style-name="P81">#FUNCTION</text:p>
      <text:p text:style-name="P81">#INCLUDE</text:p>
      <text:h text:style-name="Heading_20_1" text:outline-level="1">Software Design Considerations</text:h>
      <text:p text:style-name="Standard">This chapter presents the design considerations and philosophy followed for the design and implementation of the software. This information is presented for persons wishing to contribute to the extension or improvement of the software. This section only needs to be read if you are contemplating development of the software.</text:p>
      <text:h text:style-name="Heading_20_2" text:outline-level="2">Note to Developers</text:h>
      <text:list xml:id="list2440931212" text:style-name="L14">
        <text:list-item>
          <text:p text:style-name="P276">Use “<text:span text:style-name="T61">FP_t</text:span>” for floating point numbers. </text:p>
        </text:list-item>
        <text:list-item>
          <text:p text:style-name="P277">Use AXIS_t for all axis indexes.</text:p>
        </text:list-item>
        <text:list-item>
          <text:p text:style-name="P277">Use INDEX_t for all array indexes.</text:p>
        </text:list-item>
        <text:list-item>
          <text:p text:style-name="P276">Write all code to use 32bit and 64 bit compilation.</text:p>
        </text:list-item>
        <text:list-item>
          <text:p text:style-name="P278">All code written for the ACL, GCL, MCL, PCL and SCL libraries must be platform <text:soft-page-break/>independent C++ code. The code should be written for C++11.</text:p>
        </text:list-item>
      </text:list>
      <text:h text:style-name="Heading_20_2" text:outline-level="2"><text:bookmark-start text:name="__RefNumPara__3214_912865161"/>Standard Libraries<text:bookmark-end text:name="__RefNumPara__3214_912865161"/></text:h>
      <text:p text:style-name="Standard">When functionality is needed that is not a core requirement, then external libraries are sought that can perform the work. By using external libraries, the development time is reduced, and the robustness of the overall application is improved. There is however a trade-off of the development time vs finding and integrating the libraries.</text:p>
      <text:p text:style-name="Standard">The libraries already integrated into the application are:</text:p>
      <text:list xml:id="list3789378589" text:style-name="L15">
        <text:list-item>
          <text:p text:style-name="P260">DLib</text:p>
        </text:list-item>
        <text:list-item>
          <text:p text:style-name="P261">LibRaw – Provides RAW file support.</text:p>
        </text:list-item>
        <text:list-item>
          <text:p text:style-name="P261">Qt <text:span text:style-name="T28">Application Framework</text:span></text:p>
        </text:list-item>
        <text:list-item>
          <text:p text:style-name="P261">Qwt – Graphical Widgets for the Qt framework</text:p>
        </text:list-item>
        <text:list-item>
          <text:p text:style-name="P261">Boost Library – Smart pointers, file path management</text:p>
        </text:list-item>
        <text:list-item>
          <text:p text:style-name="P261">CCFits – C++ interface for the CfitsIO library</text:p>
        </text:list-item>
        <text:list-item>
          <text:p text:style-name="P261">CfitsIO – Library for reading/writing FITS files</text:p>
        </text:list-item>
        <text:list-item>
          <text:p text:style-name="P261">SOFA</text:p>
        </text:list-item>
      </text:list>
      <text:p text:style-name="Standard">All of these libraries are C or C++ libraries and are supported by either an open source development community, or are produced by a scientific establishment and are for public use.</text:p>
      <text:p text:style-name="P10">Depending on how individuals wish to build the libraries, they can be built as static or dynamically linked libraries.</text:p>
      <text:p text:style-name="Standard"><text:span text:style-name="T28">With Windows binary distributions, a</text:span>ll the libraries with the exception of the Qt framework are integrated as statically linked libraries. The aim of doing this is to reduce the number of distributable files to a minimum.</text:p>
      <text:p text:style-name="Standard">For each code release, the README.TXT file will contain the list of external libraries and revisions numbers of the external libraries that the code has been developed and compiled against. </text:p>
      <text:h text:style-name="Heading_20_3" text:outline-level="3">LibRaw</text:h>
      <text:p text:style-name="Text_20_body">License:<text:tab/>LGPL</text:p>
      <text:p text:style-name="Text_20_body">URL:<text:tab/><text:tab/>www.libraw.org</text:p>
      <text:p text:style-name="Text_20_body">The LibRaw library provides RAW file support for the <text:span text:style-name="T33">AIRDAS</text:span> application. This allows the opening of different types of RAW files, including Adobe DNG.</text:p>
      <text:h text:style-name="Heading_20_3" text:outline-level="3">Boost Library</text:h>
      <text:p text:style-name="Text_20_body">License:<text:tab/></text:p>
      <text:p text:style-name="Text_20_body">URL:<text:tab/><text:tab/>www.boost.org</text:p>
      <text:p text:style-name="Text_20_body">Selected areas of the Boost library are used in the application. This include smart pointers, threading support and file path support.</text:p>
      <text:h text:style-name="Heading_20_3" text:outline-level="3">SOFA</text:h>
      <text:p text:style-name="Text_20_body">License:</text:p>
      <text:p text:style-name="Text_20_body">URL:</text:p>
      <text:h text:style-name="Heading_20_3" text:outline-level="3">Cfitsio</text:h>
      <text:p text:style-name="Text_20_body">License:</text:p>
      <text:p text:style-name="Text_20_body">URL:</text:p>
      <text:p text:style-name="P128"><text:soft-page-break/>This library provides low-level C access to FITS files. </text:p>
      <text:h text:style-name="P216" text:outline-level="2">Coding Rules</text:h>
      <text:p text:style-name="Standard">C++ is the preferred development language. However, the use of C is also allowed. Libraries used are typically C++ and C. </text:p>
      <text:list xml:id="list3838157872" text:style-name="L16">
        <text:list-item>
          <text:p text:style-name="P241">All new code should be written using C++.</text:p>
        </text:list-item>
        <text:list-item>
          <text:p text:style-name="P241">The use of standard C<text:span text:style-name="T44">++</text:span> and C libraries is encouraged, including the use of the STL.</text:p>
        </text:list-item>
        <text:list-item>
          <text:p text:style-name="P241">The API used for development is the Qt API. This was specifically done to enable easy porting of the application to other platforms than Windows. <text:span text:style-name="T44">The Qt framework should be used as far as possible for AIRDAS specific code. This includes all functionality provided by the Qt framework.</text:span></text:p>
        </text:list-item>
        <text:list-item>
          <text:p text:style-name="P242">All code being developed for <text:span text:style-name="T94">ACL, </text:span>GCL, MCL, <text:span text:style-name="T94">PCL, SCL libraries </text:span>should be independent of the Qt framework. The intent is to keep these libraries general and allow them to be used with any front-end code required. <text:span text:style-name="T94">AstroManager </text:span>handles the user interface, while the libraries do all the heavy lifting.</text:p>
        </text:list-item>
        <text:list-item>
          <text:p text:style-name="P241">Any database server supported by Qt can be used. Where the database allows embedded code (such as PL/SQL in Oracle), the developer can take a view on whether to make use of the embedded code functionality. However, if code is embedded into a database, the developer must make the embedded code available with the software, or provide the functionality in the application code to bypass the need for the embedded code. <text:span text:style-name="T51">The database is viewed to be part of the front-end code.</text:span></text:p>
        </text:list-item>
        <text:list-item>
          <text:p text:style-name="P241">The code should be written to compile with any of the popular compilers. Where language differences exist between compilers, then the differences should be resolved using #ifdef statements that refer to the compiler.</text:p>
        </text:list-item>
        <text:list-item>
          <text:p text:style-name="P243">All counters and indexes of arrays should be based on size_t. This is required for 64bit compilation.</text:p>
        </text:list-item>
        <text:list-item>
          <text:p text:style-name="P243">All pointers should be based on ptrdiff_t. This is required for 64bit compilation.</text:p>
        </text:list-item>
        <text:list-item>
          <text:p text:style-name="P244">Compile time type-casting must be done using static_cast&lt;&gt;() <text:span text:style-name="T63">and not the traditional C (type) cast.</text:span></text:p>
        </text:list-item>
        <text:list-item>
          <text:p text:style-name="P244">Run time type-casting must be done using dynamic_cast&lt;&gt;(). Checks for non nullptr return values should also be done. Throw CODE_ERROR if nullptr values are returned.</text:p>
        </text:list-item>
        <text:list-item>
          <text:p text:style-name="P245">Use boost::threads library, not the std::thread library. </text:p>
          <text:p text:style-name="P246">The boost::thread library is a more complete API and has functions that simplify the code.</text:p>
        </text:list-item>
        <text:list-item>
          <text:p text:style-name="P248">Use the specific C-types to give standard integer variable sizes.</text:p>
          <text:p text:style-name="P247">Use std::uint8_t, std::uint16_t etc to ensure that variables have correct sizes for the application. This will also make it visible to the developer the range of the variable.</text:p>
          <text:p text:style-name="P247">Use int where the variable size does not matter, or to interface with existing libraries. </text:p>
        </text:list-item>
        <text:list-item>
          <text:p text:style-name="P249">Factory functions should return std::unique&lt;&gt;() pointers.</text:p>
        </text:list-item>
        <text:list-item>
          <text:p text:style-name="P250">Functions having pointer parameters when ownership is not to be transferred use C-style pointers.</text:p>
        </text:list-item>
        <text:list-item>
          <text:p text:style-name="P251">All pointers should be managed by smart pointer objetcs.</text:p>
        </text:list-item>
        <text:list-item>
          <text:p text:style-name="P251">Never delete an object. The smart_ptr or unique_ptr will delete it when it goes out of scope.</text:p>
        </text:list-item>
      </text:list>
      <text:p text:style-name="Standard"/>
      <text:h text:style-name="Heading_20_2" text:outline-level="2">Application Libraries</text:h>
      <text:p text:style-name="Standard">The application libraries have been designed to be stand-alone libraries. However, due to the contingencies and amount of time available for coding, all the functionality required to make them generic libraries has not been implemented. The libraries have been implemented in such a way as <text:soft-page-break/>to support the <text:span text:style-name="T28">AIRDAS </text:span>application, and therefore only appropriate elements may have been implemented. This is not to say that the libraries cannot be expanded for future use.</text:p>
      <text:h text:style-name="Heading_20_3" text:outline-level="3"><text:span text:style-name="T72">ACL - </text:span>Astronomy Class Library</text:h>
      <text:p text:style-name="Standard">This library contains a functions for manipulating astronomical images, calculating astronomical parameters etc. The library has been written in C++. There is no OS (Windows etc) associated with the library. IE, all the functionality is written to be generic and not tied to a specific OS. This has been done to ensure interoperability and portability of the code.</text:p>
      <text:p text:style-name="Standard">All future code for the <text:span text:style-name="T72">ACL </text:span><text:s/>must comply with the requirement that it does not rely on a specific OS.</text:p>
      <text:p text:style-name="Standard">The documentation for the <text:span text:style-name="T72">ACL </text:span>class library has been developed using the DoxyGen tool. This allows all the documentation for the library to be contained within the source code of the library.</text:p>
      <text:h text:style-name="P194" text:outline-level="3">GCL – General Class Library</text:h>
      <text:p text:style-name="P132">The GCL provides a number of classes for error handling and logging.</text:p>
      <text:h text:style-name="Heading_20_3" text:outline-level="3">MCL<text:span text:style-name="T28"> – </text:span>Maths Class Library</text:h>
      <text:p text:style-name="Standard">This library includes <text:span text:style-name="T65">multi-threaded </text:span>mathematical <text:span text:style-name="T65">functions. There are a number of statistical functions included that are used extensively by the application. Due to the data-set size presented by an image, these have been written to make use of multi-threading to enable speed-ups on multiple core machines.</text:span></text:p>
      <text:h text:style-name="P194" text:outline-level="3">PCL – Physics Class Library</text:h>
      <text:p text:style-name="P132">This library provides classes for converting units from one system to another. </text:p>
      <text:h text:style-name="Heading_20_3" text:outline-level="3">SCL<text:span text:style-name="T28"> – </text:span>Storage Class Library</text:h>
      <text:p text:style-name="Standard">Provides storage classes. Some of these classes replicate the STL classes, but others are used where less generic, more specific classes are required.</text:p>
      <text:h text:style-name="P217" text:outline-level="2">MdiChild activation/changing/deactivating</text:h>
      <text:p text:style-name="P123">These are the functions to call under different conditions.</text:p>
      <text:p text:style-name="P123">MdiChild::imageActivating(): When a MdiChild is activated. IE, it already has all the correct information and does not require a redraw().</text:p>
      <text:p text:style-name="P123">MdiChild Deactivating: When an MdiChild is deactivating. IE, it is going out of scope and information should be removed from dockwidgets.</text:p>
      <text:p text:style-name="P123">MdiChild::imageChanged(): When an MdiChild has the contained image changed.</text:p>
      <text:h text:style-name="Heading_20_2" text:outline-level="2">Application Files</text:h>
      <text:p text:style-name="Standard">The application uses a number of code files. These are detailed and explained below. Due to the way in which the application has changed over time, the file names do not always appear logical. This may be addressed in future versions.</text:p>
      <text:h text:style-name="Heading_20_2" text:outline-level="2">Application Error Codes</text:h>
      <text:p text:style-name="Standard">Errors are problems with the software set-up, or with the software code itself. Errors are divided into three categories:</text:p>
      <text:list xml:id="list316383414" text:style-name="L17">
        <text:list-item>
          <text:p text:style-name="P252">Critical errors result in a shutdown of the application. These errors are non-recoverable.</text:p>
        </text:list-item>
        <text:list-item>
          <text:p text:style-name="P252">Recoverable errors - These are errors that will result in the application not performing as specified. However, the software can self correct for the error. These errors always relate to the operating environment.</text:p>
        </text:list-item>
        <text:list-item>
          <text:p text:style-name="P252">Informative errors - These errors provide information to the user. This could be around issues such as code problems, or inconsistencies in the environment. This type of error does not result in an application shutdown, but should be reported to the software developers to enable the development of more robust code.</text:p>
        </text:list-item>
      </text:list>
      <text:list xml:id="list1623664415" text:style-name="L18">
        <text:list-item>
          <text:p text:style-name="P254"><text:soft-page-break/>Runtime Assertions – These are used to indicate errors where the entry parameters to a function are out of specification, or where calculations (or similar) within a function yield an invalid value. These errors are non-recoverable and need to be reported to allow problem resolution. All errors of this type should use the GCL::CRuntimeAssert class. They can be initiated using the RUNTIME_ASSERT(<text:span text:style-name="T13">library, condition, text</text:span><text:span text:style-name="T17">) class. If desired, these runtime assertions can be disabled by defining the NDEBUG macro. This is not recommended.</text:span></text:p>
          <text:p text:style-name="P255">The runtime assert exceptions must not be caught except in the main(...) function. The main(...) function includes the necessary code to catch and report these exceptions to the user. Any catch(...) statements must ensure that the runtime assertion class is re-thrown.</text:p>
        </text:list-item>
        <text:list-item>
          <text:p text:style-name="P253">Code errors - These are errors where the code gets to a place that it should not be able to reach. <text:span text:style-name="T71">(Logic errors)</text:span> These errors may or may not shut the application down, and should be reported to the softwar<text:span text:style-name="T71">e</text:span> developers to enable the bugs to be removed from the code. <text:span text:style-name="T71">All code errors should be reported using the GCL::CCodeError class. This can be easily done using the CODE_ERROR(</text:span><text:span text:style-name="T16">library</text:span><text:span text:style-name="T19">) macro that is defined in GCL::Error.h. Code errors should not be caught any any function except the main(...) function. The main(...) function includes the code to catch and report code errors to the user. Any catch(...) statements must ensure that CCodeError class exceptions are re-thrown.</text:span></text:p>
        </text:list-item>
      </text:list>
      <text:p text:style-name="Standard">As far as possible errors should throw exceptions. Exceptions should be caught in the code and allow for application recovery as far as possible.</text:p>
      <text:p text:style-name="P14">The exceptions classes defined in the GCL library (Error.h) include logging of the errors to the error log. This allows the errors to be automatically logged to disk.</text:p>
      <text:h text:style-name="P220" text:outline-level="2">Application Settings</text:h>
      <text:h text:style-name="Heading_20_3" text:outline-level="3">Settings</text:h>
      <text:p text:style-name="Standard">The settings are stored in different locations depending on the operating system in use. The settings contain important data to determine how the application operates. Following are the details of the settings. The section after the settings describes the various locations that the settings can be stored depending on the operating system in use.</text:p>
      <text:p text:style-name="P6">Organisation Name = <text:span text:style-name="T26">GPL2</text:span></text:p>
      <text:p text:style-name="P164">Application Name = <text:span text:style-name="T26">AIRDAS</text:span></text:p>
      <text:h text:style-name="P203" text:outline-level="3">Database</text:h>
      <text:p text:style-name="P157"/>
      <table:table table:name="Table20" table:style-name="Table20">
        <table:table-column table:style-name="Table20.A"/>
        <table:table-column table:style-name="Table20.B"/>
        <table:table-row>
          <table:table-cell table:style-name="Table20.A1" office:value-type="string">
            <text:p text:style-name="P34">ATID Database</text:p>
          </table:table-cell>
          <table:table-cell table:style-name="Table20.B1" office:value-type="string">
            <text:p text:style-name="P34"/>
          </table:table-cell>
        </table:table-row>
        <table:table-row>
          <table:table-cell table:style-name="Table20.A2" office:value-type="string">
            <text:p text:style-name="P34"><text:tab/>Oracle</text:p>
          </table:table-cell>
          <table:table-cell table:style-name="Table20.B2" office:value-type="string">
            <text:p text:style-name="P34"/>
          </table:table-cell>
        </table:table-row>
        <table:table-row>
          <table:table-cell table:style-name="Table20.A2" office:value-type="string">
            <text:p text:style-name="P34"><text:tab/><text:tab/>DriverName</text:p>
          </table:table-cell>
          <table:table-cell table:style-name="Table20.B2" office:value-type="string">
            <text:p text:style-name="P34"/>
          </table:table-cell>
        </table:table-row>
        <table:table-row>
          <table:table-cell table:style-name="Table20.A2" office:value-type="string">
            <text:p text:style-name="P34"><text:tab/><text:tab/>HostName</text:p>
          </table:table-cell>
          <table:table-cell table:style-name="Table20.B2" office:value-type="string">
            <text:p text:style-name="P34"><text:tab/></text:p>
          </table:table-cell>
        </table:table-row>
        <table:table-row>
          <table:table-cell table:style-name="Table20.A2" office:value-type="string">
            <text:p text:style-name="P34"><text:tab/><text:tab/>DatabaseName</text:p>
          </table:table-cell>
          <table:table-cell table:style-name="Table20.B2" office:value-type="string">
            <text:p text:style-name="P34"/>
          </table:table-cell>
        </table:table-row>
        <table:table-row>
          <table:table-cell table:style-name="Table20.A2" office:value-type="string">
            <text:p text:style-name="P34"><text:tab/><text:tab/>UserName</text:p>
          </table:table-cell>
          <table:table-cell table:style-name="Table20.B2" office:value-type="string">
            <text:p text:style-name="P34"/>
          </table:table-cell>
        </table:table-row>
        <table:table-row>
          <table:table-cell table:style-name="Table20.A2" office:value-type="string">
            <text:p text:style-name="P34"><text:tab/><text:tab/>Password</text:p>
          </table:table-cell>
          <table:table-cell table:style-name="Table20.B2" office:value-type="string">
            <text:p text:style-name="P34"/>
          </table:table-cell>
        </table:table-row>
        <table:table-row>
          <table:table-cell table:style-name="Table20.A2" office:value-type="string">
            <text:p text:style-name="P34"><text:tab/><text:tab/>Port</text:p>
          </table:table-cell>
          <table:table-cell table:style-name="Table20.B2" office:value-type="string">
            <text:p text:style-name="P34"/>
          </table:table-cell>
        </table:table-row>
        <table:table-row>
          <table:table-cell table:style-name="Table20.A2" office:value-type="string">
            <text:p text:style-name="P34"><text:tab/>ODBC</text:p>
          </table:table-cell>
          <table:table-cell table:style-name="Table20.B2" office:value-type="string">
            <text:p text:style-name="P34"/>
          </table:table-cell>
        </table:table-row>
        <table:table-row>
          <table:table-cell table:style-name="Table20.A2" office:value-type="string">
            <text:p text:style-name="P34"><text:tab/><text:tab/>DriverName</text:p>
          </table:table-cell>
          <table:table-cell table:style-name="Table20.B2" office:value-type="string">
            <text:p text:style-name="P34"/>
          </table:table-cell>
        </table:table-row>
        <text:soft-page-break/>
        <table:table-row>
          <table:table-cell table:style-name="Table20.A2" office:value-type="string">
            <text:p text:style-name="P34"><text:tab/><text:tab/>DatabaseName</text:p>
          </table:table-cell>
          <table:table-cell table:style-name="Table20.B2" office:value-type="string">
            <text:p text:style-name="P34"/>
          </table:table-cell>
        </table:table-row>
        <table:table-row>
          <table:table-cell table:style-name="Table20.A2" office:value-type="string">
            <text:p text:style-name="P34"><text:tab/>MySQL</text:p>
          </table:table-cell>
          <table:table-cell table:style-name="Table20.B2" office:value-type="string">
            <text:p text:style-name="P34"/>
          </table:table-cell>
        </table:table-row>
        <table:table-row>
          <table:table-cell table:style-name="Table20.A2" office:value-type="string">
            <text:p text:style-name="P34"><text:tab/><text:tab/>DriverName</text:p>
          </table:table-cell>
          <table:table-cell table:style-name="Table20.B2" office:value-type="string">
            <text:p text:style-name="P34"><text:tab/></text:p>
          </table:table-cell>
        </table:table-row>
        <table:table-row>
          <table:table-cell table:style-name="Table20.A2" office:value-type="string">
            <text:p text:style-name="P34"><text:tab/><text:tab/>HostAddress</text:p>
          </table:table-cell>
          <table:table-cell table:style-name="Table20.B2" office:value-type="string">
            <text:p text:style-name="P34"/>
          </table:table-cell>
        </table:table-row>
        <table:table-row>
          <table:table-cell table:style-name="Table20.A2" office:value-type="string">
            <text:p text:style-name="P34"><text:tab/><text:tab/>DatabaseName</text:p>
          </table:table-cell>
          <table:table-cell table:style-name="Table20.B2" office:value-type="string">
            <text:p text:style-name="P34"/>
          </table:table-cell>
        </table:table-row>
        <table:table-row>
          <table:table-cell table:style-name="Table20.A2" office:value-type="string">
            <text:p text:style-name="P34"><text:tab/><text:tab/>Port</text:p>
          </table:table-cell>
          <table:table-cell table:style-name="Table20.B2" office:value-type="string">
            <text:p text:style-name="P34"/>
          </table:table-cell>
        </table:table-row>
        <table:table-row>
          <table:table-cell table:style-name="Table20.A2" office:value-type="string">
            <text:p text:style-name="P34"><text:tab/><text:tab/>UserName</text:p>
          </table:table-cell>
          <table:table-cell table:style-name="Table20.B2" office:value-type="string">
            <text:p text:style-name="P34"/>
          </table:table-cell>
        </table:table-row>
        <table:table-row>
          <table:table-cell table:style-name="Table20.A2" office:value-type="string">
            <text:p text:style-name="P34"><text:tab/><text:tab/>Password</text:p>
          </table:table-cell>
          <table:table-cell table:style-name="Table20.B2" office:value-type="string">
            <text:p text:style-name="P34"/>
          </table:table-cell>
        </table:table-row>
      </table:table>
      <text:p text:style-name="P157"/>
      <text:p text:style-name="P8">Weather Database/Database</text:p>
      <text:p text:style-name="P9">Weather Database/Disable</text:p>
      <text:p text:style-name="P9">Weather Database/Oracle/DriverName</text:p>
      <text:p text:style-name="P9">Weather Database/Oracle/HostName</text:p>
      <text:p text:style-name="P9">Weather Database/Oracle/DatabaseName</text:p>
      <text:p text:style-name="P9">Weather Database/Oracle/UserName</text:p>
      <text:p text:style-name="P9">Weather Database/Oracle/Password</text:p>
      <text:p text:style-name="P9">Weather Database/Oracle/Port</text:p>
      <text:p text:style-name="P9">Weather Database/ODBC/DriverName</text:p>
      <text:p text:style-name="P9">Weather Database/ODBC/DataSourceName</text:p>
      <text:p text:style-name="P9">Weather Database/MySQL/DriverName</text:p>
      <text:p text:style-name="P9">Weather Database/MySQL/HostAddress</text:p>
      <text:p text:style-name="P9">Weather Database/MySQL/DatabaseName</text:p>
      <text:p text:style-name="P9">Weather Database/MySQL/Port</text:p>
      <text:p text:style-name="P9">Weather Database/MySQL/UserName</text:p>
      <text:p text:style-name="P9">Weather Database/MySQL/Password</text:p>
      <text:p text:style-name="P9">Weather Database/SQLite/DriverName</text:p>
      <text:p text:style-name="P9">Weather Database/SQLite/DatabaseName</text:p>
      <text:p text:style-name="P9"/>
      <text:h text:style-name="Heading_20_2" text:outline-level="2">Coding recommendations</text:h>
      <text:p text:style-name="Text_20_body">Strict coding standards will not be implemented, however, the following coding recommendations are suggested:</text:p>
      <text:list xml:id="list1209208788" text:style-name="L19">
        <text:list-item>
          <text:p text:style-name="P279">All code should be written is C++ using C++ available language features..</text:p>
        </text:list-item>
        <text:list-item>
          <text:p text:style-name="P279">Rather than using macros for values, constants should be used. Constants have better scope rules than macros thus preventing clashes. (int <text:span text:style-name="T34">const </text:span>value = 1;)</text:p>
        </text:list-item>
        <text:list-item>
          <text:p text:style-name="P279"><text:soft-page-break/>'using namespace xxx' should not be used. <text:span text:style-name="T45">Prefer f</text:span>ully qualified names are preferred. (std::vector...)</text:p>
        </text:list-item>
        <text:list-item>
          <text:p text:style-name="P279">Indents should be 2 spaces only and be represented in the source files as spaces, not tabs.</text:p>
        </text:list-item>
        <text:list-item>
          <text:p text:style-name="P280">All class names should begin with “C” (CAstroFile)</text:p>
        </text:list-item>
        <text:list-item>
          <text:p text:style-name="P280">All structure names should begin with “S” (SControlImage)</text:p>
        </text:list-item>
      </text:list>
      <text:h text:style-name="Heading_20_1" text:outline-level="1">ATID Database</text:h>
      <text:p text:style-name="Standard">The ATID database provides information for over 3.3 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Although the ATID database can be concurrent with the ARID database, they are in fact separate database structures. <text:span text:style-name="T76">The ARID database does refer to foreign keys within the ATID database.</text:span></text:p>
      <text:h text:style-name="Heading_20_2" text:outline-level="2">List of Tables </text:h>
      <text:p text:style-name="Text_20_body">These tables are listed in the order in which they should be created. This is done as there are tables that depend on others for foreign keys.</text:p>
      <text:p text:style-name="Text_20_body">The table and field names that are specified are also required by the AIRDAS software. If these table names and field names are not correctly named, then the application may not operate as expected.</text:p>
      <text:h text:style-name="Heading_20_3" text:outline-level="3">TBL_CATALOG</text:h>
      <text:p text:style-name="Standard">This table stores the basic catalogue names. The catalogues are used for identifying objects by categories of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Field Name</text:p>
          </table:table-cell>
          <table:table-cell table:style-name="Table1.A1" office:value-type="string">
            <text:p text:style-name="P23">Data Type</text:p>
          </table:table-cell>
          <table:table-cell table:style-name="Table1.A1" office:value-type="string">
            <text:p text:style-name="P23">Index</text:p>
          </table:table-cell>
          <table:table-cell table:style-name="Table1.A1" office:value-type="string">
            <text:p text:style-name="P23">Foreign Key</text:p>
          </table:table-cell>
          <table:table-cell table:style-name="Table1.E1" office:value-type="string">
            <text:p text:style-name="P23">Comments</text:p>
          </table:table-cell>
        </table:table-row>
        <table:table-row>
          <table:table-cell table:style-name="Table1.A7" office:value-type="string">
            <text:p text:style-name="P61">CATALOG_ID</text:p>
          </table:table-cell>
          <table:table-cell table:style-name="Table1.B7" office:value-type="string">
            <text:p text:style-name="P61">UNSIGNED INT<text:span text:style-name="T77">(3)</text:span></text:p>
          </table:table-cell>
          <table:table-cell table:style-name="Table1.C7" office:value-type="string">
            <text:p text:style-name="P62">Primary</text:p>
          </table:table-cell>
          <table:table-cell table:style-name="Table1.D7" office:value-type="string">
            <text:p text:style-name="P61"/>
          </table:table-cell>
          <table:table-cell table:style-name="Table1.E7" office:value-type="string">
            <text:p text:style-name="P61">Auto Increment</text:p>
          </table:table-cell>
        </table:table-row>
        <table:table-row>
          <table:table-cell table:style-name="Table1.A7" office:value-type="string">
            <text:p text:style-name="P61">ABBREVIATION</text:p>
          </table:table-cell>
          <table:table-cell table:style-name="Table1.B7" office:value-type="string">
            <text:p text:style-name="P61">VARCHAR(<text:span text:style-name="T78">7</text:span>)</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UNIQUE</text:p>
          </table:table-cell>
        </table:table-row>
        <table:table-row>
          <table:table-cell table:style-name="Table1.A7" office:value-type="string">
            <text:p text:style-name="P61">CATALOG_NAME</text:p>
          </table:table-cell>
          <table:table-cell table:style-name="Table1.B7" office:value-type="string">
            <text:p text:style-name="P61">VARCHAR(<text:span text:style-name="T78">52</text:span>)</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row>
          <table:table-cell table:style-name="Table1.A7" office:value-type="string">
            <text:p text:style-name="P61">COMMENTS</text:p>
          </table:table-cell>
          <table:table-cell table:style-name="Table1.B7" office:value-type="string">
            <text:p text:style-name="P61">VARCHAR(40<text:span text:style-name="T78">8</text:span>)</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row>
          <table:table-cell table:style-name="Table1.A7" office:value-type="string">
            <text:p text:style-name="P61">MASK</text:p>
          </table:table-cell>
          <table:table-cell table:style-name="Table1.B7" office:value-type="string">
            <text:p text:style-name="P61">VARCHAR(50)</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row>
          <table:table-cell table:style-name="Table1.A7" office:value-type="string">
            <text:p text:style-name="P61">DATEADDED</text:p>
          </table:table-cell>
          <table:table-cell table:style-name="Table1.B7" office:value-type="string">
            <text:p text:style-name="P61">TIMESTAMP</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
      <text:h text:style-name="Heading_20_3" text:outline-level="3">TBL_EPOCH </text:h>
      <text:p text:style-name="Standard">Epoch dates used for identifying the base position of objects. This table stores the standard epoch dates (J2000) for the various standard epochs to dat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3">Field Name</text:p>
          </table:table-cell>
          <table:table-cell table:style-name="Table2.A1" office:value-type="string">
            <text:p text:style-name="P23">Data Type</text:p>
          </table:table-cell>
          <table:table-cell table:style-name="Table2.A1" office:value-type="string">
            <text:p text:style-name="P23">Index</text:p>
          </table:table-cell>
          <table:table-cell table:style-name="Table2.A1" office:value-type="string">
            <text:p text:style-name="P23">Foreign Key</text:p>
          </table:table-cell>
          <table:table-cell table:style-name="Table2.E1" office:value-type="string">
            <text:p text:style-name="P23">Comments</text:p>
          </table:table-cell>
        </table:table-row>
        <table:table-row>
          <table:table-cell table:style-name="Table2.A4" office:value-type="string">
            <text:p text:style-name="P61">EPOCH_ID</text:p>
          </table:table-cell>
          <table:table-cell table:style-name="Table2.B4" office:value-type="string">
            <text:p text:style-name="P61">UNSIGNED INT<text:span text:style-name="T79">(1)</text:span></text:p>
          </table:table-cell>
          <table:table-cell table:style-name="Table2.C4" office:value-type="string">
            <text:p text:style-name="P62">Primary</text:p>
          </table:table-cell>
          <table:table-cell table:style-name="Table2.D4" office:value-type="string">
            <text:p text:style-name="P61"/>
          </table:table-cell>
          <table:table-cell table:style-name="Table2.E4" office:value-type="string">
            <text:p text:style-name="P61">Auto Increment</text:p>
          </table:table-cell>
        </table:table-row>
        <table:table-row>
          <table:table-cell table:style-name="Table2.A4" office:value-type="string">
            <text:p text:style-name="P61">EPOCH</text:p>
          </table:table-cell>
          <table:table-cell table:style-name="Table2.B4" office:value-type="string">
            <text:p text:style-name="P61">VARCHAR(8)</text:p>
          </table:table-cell>
          <table:table-cell table:style-name="Table2.C4" office:value-type="string">
            <text:p text:style-name="P61"/>
          </table:table-cell>
          <table:table-cell table:style-name="Table2.D4" office:value-type="string">
            <text:p text:style-name="P61"/>
          </table:table-cell>
          <table:table-cell table:style-name="Table2.E4" office:value-type="string">
            <text:p text:style-name="P61">UNIQUE</text:p>
          </table:table-cell>
        </table:table-row>
        <table:table-row>
          <table:table-cell table:style-name="Table2.A4" office:value-type="string">
            <text:p text:style-name="P61">JULIANDAY</text:p>
          </table:table-cell>
          <table:table-cell table:style-name="Table2.B4" office:value-type="string">
            <text:p text:style-name="P61">DOUBLE</text:p>
          </table:table-cell>
          <table:table-cell table:style-name="Table2.C4" office:value-type="string">
            <text:p text:style-name="P61"/>
          </table:table-cell>
          <table:table-cell table:style-name="Table2.D4" office:value-type="string">
            <text:p text:style-name="P61"/>
          </table:table-cell>
          <table:table-cell table:style-name="Table2.E4" office:value-type="string">
            <text:p text:style-name="P61"/>
          </table:table-cell>
        </table:table-row>
      </table:table>
      <text:h text:style-name="Heading_20_3" text:outline-level="3"><text:soft-page-break/>TBL_CONSTELLATIONS </text:h>
      <text:p text:style-name="Standard">The list of constellation names to apply to the TBL_OBJECTS </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3">Field Name</text:p>
          </table:table-cell>
          <table:table-cell table:style-name="Table3.A1" office:value-type="string">
            <text:p text:style-name="P23">Data Type</text:p>
          </table:table-cell>
          <table:table-cell table:style-name="Table3.A1" office:value-type="string">
            <text:p text:style-name="P23">Index</text:p>
          </table:table-cell>
          <table:table-cell table:style-name="Table3.A1" office:value-type="string">
            <text:p text:style-name="P23">Foreign Key</text:p>
          </table:table-cell>
          <table:table-cell table:style-name="Table3.E1" office:value-type="string">
            <text:p text:style-name="P23">Comments</text:p>
          </table:table-cell>
        </table:table-row>
        <table:table-row>
          <table:table-cell table:style-name="Table3.A4" office:value-type="string">
            <text:p text:style-name="P61">CONSTELLATION_ID</text:p>
          </table:table-cell>
          <table:table-cell table:style-name="Table3.B4" office:value-type="string">
            <text:p text:style-name="P61">UNSIGNED INT</text:p>
          </table:table-cell>
          <table:table-cell table:style-name="Table3.C4" office:value-type="string">
            <text:p text:style-name="P62">Primary</text:p>
          </table:table-cell>
          <table:table-cell table:style-name="Table3.D4" office:value-type="string">
            <text:p text:style-name="P61"/>
          </table:table-cell>
          <table:table-cell table:style-name="Table3.E4" office:value-type="string">
            <text:p text:style-name="P61">Auto Increment</text:p>
          </table:table-cell>
        </table:table-row>
        <table:table-row>
          <table:table-cell table:style-name="Table3.A4" office:value-type="string">
            <text:p text:style-name="P64">NAME</text:p>
          </table:table-cell>
          <table:table-cell table:style-name="Table3.B4" office:value-type="string">
            <text:p text:style-name="P61">VARCHAR(<text:span text:style-name="T80">20</text:span>)</text:p>
          </table:table-cell>
          <table:table-cell table:style-name="Table3.C4" office:value-type="string">
            <text:p text:style-name="P61"/>
          </table:table-cell>
          <table:table-cell table:style-name="Table3.D4" office:value-type="string">
            <text:p text:style-name="P61"/>
          </table:table-cell>
          <table:table-cell table:style-name="Table3.E4" office:value-type="string">
            <text:p text:style-name="P61"/>
          </table:table-cell>
        </table:table-row>
        <table:table-row>
          <table:table-cell table:style-name="Table3.A4" office:value-type="string">
            <text:p text:style-name="P64">ABBREVIATION</text:p>
          </table:table-cell>
          <table:table-cell table:style-name="Table3.B4" office:value-type="string">
            <text:p text:style-name="P64">VARCHAR(3)</text:p>
          </table:table-cell>
          <table:table-cell table:style-name="Table3.C4" office:value-type="string">
            <text:p text:style-name="P61"/>
          </table:table-cell>
          <table:table-cell table:style-name="Table3.D4" office:value-type="string">
            <text:p text:style-name="P61"/>
          </table:table-cell>
          <table:table-cell table:style-name="Table3.E4" office:value-type="string">
            <text:p text:style-name="P61"/>
          </table:table-cell>
        </table:table-row>
      </table:table>
      <text:h text:style-name="Heading_20_3" text:outline-level="3">TBL_OBJECTTYPES </text:h>
      <text:p text:style-name="Standard">The objects type as applied to TBL_OBJECTS. This is typically planet, exo-planet, neutron star etc.</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3">Field Name</text:p>
          </table:table-cell>
          <table:table-cell table:style-name="Table4.A1" office:value-type="string">
            <text:p text:style-name="P23">Data Type</text:p>
          </table:table-cell>
          <table:table-cell table:style-name="Table4.A1" office:value-type="string">
            <text:p text:style-name="P23">Index</text:p>
          </table:table-cell>
          <table:table-cell table:style-name="Table4.A1" office:value-type="string">
            <text:p text:style-name="P23">Foreign Key</text:p>
          </table:table-cell>
          <table:table-cell table:style-name="Table4.E1" office:value-type="string">
            <text:p text:style-name="P23">Comments</text:p>
          </table:table-cell>
        </table:table-row>
        <table:table-row>
          <table:table-cell table:style-name="Table4.A5" office:value-type="string">
            <text:p text:style-name="P61">OBJECTTYPE_ID</text:p>
          </table:table-cell>
          <table:table-cell table:style-name="Table4.B5" office:value-type="string">
            <text:p text:style-name="P61">UNSIGNED INT<text:span text:style-name="T80">(2)</text:span></text:p>
          </table:table-cell>
          <table:table-cell table:style-name="Table4.C5" office:value-type="string">
            <text:p text:style-name="P62">Primary</text:p>
          </table:table-cell>
          <table:table-cell table:style-name="Table4.D5" office:value-type="string">
            <text:p text:style-name="P61"/>
          </table:table-cell>
          <table:table-cell table:style-name="Table4.E5" office:value-type="string">
            <text:p text:style-name="P61">Auto Increment</text:p>
          </table:table-cell>
        </table:table-row>
        <table:table-row>
          <table:table-cell table:style-name="Table4.A5" office:value-type="string">
            <text:p text:style-name="P61">OBJECTTYPE</text:p>
          </table:table-cell>
          <table:table-cell table:style-name="Table4.B5" office:value-type="string">
            <text:p text:style-name="P61">VARCHAR(22)</text:p>
          </table:table-cell>
          <table:table-cell table:style-name="Table4.C5" office:value-type="string">
            <text:p text:style-name="P62">Unique</text:p>
          </table:table-cell>
          <table:table-cell table:style-name="Table4.D5" office:value-type="string">
            <text:p text:style-name="P61"/>
          </table:table-cell>
          <table:table-cell table:style-name="Table4.E5" office:value-type="string">
            <text:p text:style-name="P61"/>
          </table:table-cell>
        </table:table-row>
        <table:table-row>
          <table:table-cell table:style-name="Table4.A5" office:value-type="string">
            <text:p text:style-name="P61">COMMENTS</text:p>
          </table:table-cell>
          <table:table-cell table:style-name="Table4.B5" office:value-type="string">
            <text:p text:style-name="P61">VARCHAR(158)</text:p>
          </table:table-cell>
          <table:table-cell table:style-name="Table4.C5" office:value-type="string">
            <text:p text:style-name="P61"/>
          </table:table-cell>
          <table:table-cell table:style-name="Table4.D5" office:value-type="string">
            <text:p text:style-name="P61"/>
          </table:table-cell>
          <table:table-cell table:style-name="Table4.E5" office:value-type="string">
            <text:p text:style-name="P61"/>
          </table:table-cell>
        </table:table-row>
        <table:table-row>
          <table:table-cell table:style-name="Table4.A5" office:value-type="string">
            <text:p text:style-name="P61">CALCPOSN</text:p>
          </table:table-cell>
          <table:table-cell table:style-name="Table4.B5" office:value-type="string">
            <text:p text:style-name="P61">INT<text:span text:style-name="T80">(2)</text:span></text:p>
          </table:table-cell>
          <table:table-cell table:style-name="Table4.C5" office:value-type="string">
            <text:p text:style-name="P61"/>
          </table:table-cell>
          <table:table-cell table:style-name="Table4.D5" office:value-type="string">
            <text:p text:style-name="P61"/>
          </table:table-cell>
          <table:table-cell table:style-name="Table4.E5" office:value-type="string">
            <text:p text:style-name="P61"/>
          </table:table-cell>
        </table:table-row>
      </table:table>
      <text:h text:style-name="Heading_20_3" text:outline-level="3">TBL_NAMES </text:h>
      <text:p text:style-name="Standard">The names of the objects. More than one name per object is supported, duplicate names are also supported.</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3">Field Name</text:p>
          </table:table-cell>
          <table:table-cell table:style-name="Table5.A1" office:value-type="string">
            <text:p text:style-name="P23">Data Type</text:p>
          </table:table-cell>
          <table:table-cell table:style-name="Table5.A1" office:value-type="string">
            <text:p text:style-name="P23">Index</text:p>
          </table:table-cell>
          <table:table-cell table:style-name="Table5.A1" office:value-type="string">
            <text:p text:style-name="P23">Foreign Key</text:p>
          </table:table-cell>
          <table:table-cell table:style-name="Table5.E1" office:value-type="string">
            <text:p text:style-name="P23">Comments</text:p>
          </table:table-cell>
        </table:table-row>
        <table:table-row>
          <table:table-cell table:style-name="Table5.A5" office:value-type="string">
            <text:p text:style-name="P61">NAME_ID</text:p>
          </table:table-cell>
          <table:table-cell table:style-name="Table5.B5" office:value-type="string">
            <text:p text:style-name="P61">UNSIGNED INT<text:span text:style-name="T81">(10)</text:span></text:p>
          </table:table-cell>
          <table:table-cell table:style-name="Table5.C5" office:value-type="string">
            <text:p text:style-name="P62">Primary</text:p>
          </table:table-cell>
          <table:table-cell table:style-name="Table5.D5" office:value-type="string">
            <text:p text:style-name="P61"/>
          </table:table-cell>
          <table:table-cell table:style-name="Table5.E5" office:value-type="string">
            <text:p text:style-name="P61">Auto Increment</text:p>
          </table:table-cell>
        </table:table-row>
        <table:table-row>
          <table:table-cell table:style-name="Table5.A5" office:value-type="string">
            <text:p text:style-name="P61">NAME</text:p>
          </table:table-cell>
          <table:table-cell table:style-name="Table5.B5" office:value-type="string">
            <text:p text:style-name="P61">VARCHAR(<text:span text:style-name="T81">30</text:span>)</text:p>
          </table:table-cell>
          <table:table-cell table:style-name="Table5.C5" office:value-type="string">
            <text:p text:style-name="P62"/>
          </table:table-cell>
          <table:table-cell table:style-name="Table5.D5" office:value-type="string">
            <text:p text:style-name="P61"/>
          </table:table-cell>
          <table:table-cell table:style-name="Table5.E5" office:value-type="string">
            <text:p text:style-name="P61"/>
          </table:table-cell>
        </table:table-row>
        <table:table-row>
          <table:table-cell table:style-name="Table5.A5" office:value-type="string">
            <text:p text:style-name="P65">OID</text:p>
          </table:table-cell>
          <table:table-cell table:style-name="Table5.B5" office:value-type="string">
            <text:p text:style-name="P61"><text:span text:style-name="T81">UNSINGED </text:span>INT<text:span text:style-name="T81">(10)</text:span></text:p>
          </table:table-cell>
          <table:table-cell table:style-name="Table5.C5" office:value-type="string">
            <text:p text:style-name="P61"/>
          </table:table-cell>
          <table:table-cell table:style-name="Table5.D5" office:value-type="string">
            <text:p text:style-name="P61"/>
          </table:table-cell>
          <table:table-cell table:style-name="Table5.E5" office:value-type="string">
            <text:p text:style-name="P61"/>
          </table:table-cell>
        </table:table-row>
        <table:table-row>
          <table:table-cell table:style-name="Table5.A5" office:value-type="string">
            <text:p text:style-name="P61">CATALOG_ID</text:p>
          </table:table-cell>
          <table:table-cell table:style-name="Table5.B5" office:value-type="string">
            <text:p text:style-name="P61"><text:span text:style-name="T81">UNSIGNED </text:span>INT<text:span text:style-name="T81">(10)</text:span></text:p>
          </table:table-cell>
          <table:table-cell table:style-name="Table5.C5" office:value-type="string">
            <text:p text:style-name="P61"/>
          </table:table-cell>
          <table:table-cell table:style-name="Table5.D5" office:value-type="string">
            <text:p text:style-name="P61"/>
          </table:table-cell>
          <table:table-cell table:style-name="Table5.E5" office:value-type="string">
            <text:p text:style-name="P61"/>
          </table:table-cell>
        </table:table-row>
      </table:table>
      <text:h text:style-name="Heading_20_3" text:outline-level="3">TBL_SPECTRALCLASS</text:h>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3">Field Name</text:p>
          </table:table-cell>
          <table:table-cell table:style-name="Table11.A1" office:value-type="string">
            <text:p text:style-name="P23">Data Type</text:p>
          </table:table-cell>
          <table:table-cell table:style-name="Table11.A1" office:value-type="string">
            <text:p text:style-name="P23">Index</text:p>
          </table:table-cell>
          <table:table-cell table:style-name="Table11.A1" office:value-type="string">
            <text:p text:style-name="P23">Foreign Key</text:p>
          </table:table-cell>
          <table:table-cell table:style-name="Table11.E1" office:value-type="string">
            <text:p text:style-name="P23">Comments</text:p>
          </table:table-cell>
        </table:table-row>
        <table:table-row>
          <table:table-cell table:style-name="Table11.A4" office:value-type="string">
            <text:p text:style-name="P61">SPECTRALCLASS_ID</text:p>
          </table:table-cell>
          <table:table-cell table:style-name="Table11.B4" office:value-type="string">
            <text:p text:style-name="P61">UNSIGNED INT<text:span text:style-name="T82">(2)</text:span></text:p>
          </table:table-cell>
          <table:table-cell table:style-name="Table11.C4" office:value-type="string">
            <text:p text:style-name="P62">Primary</text:p>
          </table:table-cell>
          <table:table-cell table:style-name="Table11.D4" office:value-type="string">
            <text:p text:style-name="P61"/>
          </table:table-cell>
          <table:table-cell table:style-name="Table11.E4" office:value-type="string">
            <text:p text:style-name="P61">Auto Increment</text:p>
          </table:table-cell>
        </table:table-row>
        <table:table-row>
          <table:table-cell table:style-name="Table11.A4" office:value-type="string">
            <text:p text:style-name="P61">SHORTTEXT</text:p>
          </table:table-cell>
          <table:table-cell table:style-name="Table11.B4" office:value-type="string">
            <text:p text:style-name="P61">VARCHAR(1)</text:p>
          </table:table-cell>
          <table:table-cell table:style-name="Table11.C4" office:value-type="string">
            <text:p text:style-name="P62"/>
          </table:table-cell>
          <table:table-cell table:style-name="Table11.D4" office:value-type="string">
            <text:p text:style-name="P61"/>
          </table:table-cell>
          <table:table-cell table:style-name="Table11.E4" office:value-type="string">
            <text:p text:style-name="P61"/>
          </table:table-cell>
        </table:table-row>
        <table:table-row>
          <table:table-cell table:style-name="Table11.A4" office:value-type="string">
            <text:p text:style-name="P61">LONGTEXT</text:p>
          </table:table-cell>
          <table:table-cell table:style-name="Table11.B4" office:value-type="string">
            <text:p text:style-name="P61">VARCHAR(50)</text:p>
          </table:table-cell>
          <table:table-cell table:style-name="Table11.C4" office:value-type="string">
            <text:p text:style-name="P61"/>
          </table:table-cell>
          <table:table-cell table:style-name="Table11.D4" office:value-type="string">
            <text:p text:style-name="P61"/>
          </table:table-cell>
          <table:table-cell table:style-name="Table11.E4" office:value-type="string">
            <text:p text:style-name="P61"/>
          </table:table-cell>
        </table:table-row>
      </table:table>
      <text:h text:style-name="Heading_20_3" text:outline-level="3">TBL_STELLAROBJECTS </text:h>
      <text:p text:style-name="Standard">The table of stellar objects. This list includes stellar objects as well as extended objects. There is limited support for exo-planets, in that star systems that contain known exo-planets are indicated as such.</text:p>
      <text:p text:style-name="Standard">There is no support for solar system (dynamic) objects in this table. All solar system objects are supported by the TBL_SOLAROBJECTS tabl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3">Field Name</text:p>
          </table:table-cell>
          <table:table-cell table:style-name="Table6.A1" office:value-type="string">
            <text:p text:style-name="P23">Data Type</text:p>
          </table:table-cell>
          <table:table-cell table:style-name="Table6.A1" office:value-type="string">
            <text:p text:style-name="P23">Index</text:p>
          </table:table-cell>
          <table:table-cell table:style-name="Table6.A1" office:value-type="string">
            <text:p text:style-name="P23">Foreign Key</text:p>
          </table:table-cell>
          <table:table-cell table:style-name="Table6.E1" office:value-type="string">
            <text:p text:style-name="P23">Comments</text:p>
          </table:table-cell>
        </table:table-row>
        <table:table-row>
          <table:table-cell table:style-name="Table6.A11" office:value-type="string">
            <text:p text:style-name="P61">OBJECT_ID</text:p>
          </table:table-cell>
          <table:table-cell table:style-name="Table6.B11" office:value-type="string">
            <text:p text:style-name="P61">UNSIGNED INT<text:span text:style-name="T83">(10)</text:span></text:p>
          </table:table-cell>
          <table:table-cell table:style-name="Table6.C11" office:value-type="string">
            <text:p text:style-name="P62">Primary</text:p>
          </table:table-cell>
          <table:table-cell table:style-name="Table6.D11" office:value-type="string">
            <text:p text:style-name="P61"/>
          </table:table-cell>
          <table:table-cell table:style-name="Table6.E11" office:value-type="string">
            <text:p text:style-name="P61">Auto Increment</text:p>
          </table:table-cell>
        </table:table-row>
        <table:table-row>
          <table:table-cell table:style-name="Table6.A11" office:value-type="string">
            <text:p text:style-name="P66">CONSTELLATION_ID</text:p>
          </table:table-cell>
          <table:table-cell table:style-name="Table6.B11" office:value-type="string">
            <text:p text:style-name="P66">UNSIGNED INT(2)</text:p>
          </table:table-cell>
          <table:table-cell table:style-name="Table6.C11" office:value-type="string">
            <text:p text:style-name="P62"/>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OBJECTTYPE_ID</text:p>
          </table:table-cell>
          <table:table-cell table:style-name="Table6.B11" office:value-type="string">
            <text:p text:style-name="P66">UNSIGNED INT(2)</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ext:soft-page-break/>
        <table:table-row>
          <table:table-cell table:style-name="Table6.A11" office:value-type="string">
            <text:p text:style-name="P66">RA</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DEC</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EPOCH_ID</text:p>
          </table:table-cell>
          <table:table-cell table:style-name="Table6.B11" office:value-type="string">
            <text:p text:style-name="P66">UNSINGED INT(2)</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PMRA</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PMDEC</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RADIALVELOCITY</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PARALLAX</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
      <text:h text:style-name="Heading_20_3" text:outline-level="3">TBL_VARSTAR_VARTYPE </text:h>
      <text:p text:style-name="Standard">The type information for variable stars. This is the M-M table for TBL_VARSTARS and TBL_VARTYPES. </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3">Field Name</text:p>
          </table:table-cell>
          <table:table-cell table:style-name="Table17.A1" office:value-type="string">
            <text:p text:style-name="P23">Data Type</text:p>
          </table:table-cell>
          <table:table-cell table:style-name="Table17.A1" office:value-type="string">
            <text:p text:style-name="P23">Index</text:p>
          </table:table-cell>
          <table:table-cell table:style-name="Table17.A1" office:value-type="string">
            <text:p text:style-name="P23">Foreign Key</text:p>
          </table:table-cell>
          <table:table-cell table:style-name="Table17.E1" office:value-type="string">
            <text:p text:style-name="P23">Comments</text:p>
          </table:table-cell>
        </table:table-row>
        <table:table-row>
          <table:table-cell table:style-name="Table17.A2" office:value-type="string">
            <text:p text:style-name="Table_20_Contents">OBJECT_ID</text:p>
          </table:table-cell>
          <table:table-cell table:style-name="Table17.B2" office:value-type="string">
            <text:p text:style-name="Table_20_Contents">UNSIGNED INT</text:p>
          </table:table-cell>
          <table:table-cell table:style-name="Table17.C2" office:value-type="string">
            <text:p text:style-name="P21">Primary</text:p>
          </table:table-cell>
          <table:table-cell table:style-name="Table17.D2" office:value-type="string">
            <text:p text:style-name="Table_20_Contents"/>
          </table:table-cell>
          <table:table-cell table:style-name="Table17.E2" office:value-type="string">
            <text:p text:style-name="Table_20_Contents">Auto Increment</text:p>
          </table:table-cell>
        </table:table-row>
      </table:table>
      <text:p text:style-name="Standard">5.1.7 TBL_VERSIONINFO </text:p>
      <text:p text:style-name="Standard"/>
      <text:p text:style-name="Standard">Information of the various versions of the ATID database. </text:p>
      <text:p text:style-name="Standard"/>
      <text:h text:style-name="Heading_20_3" text:outline-level="3">TBL_VARTYPES</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3">Field Name</text:p>
          </table:table-cell>
          <table:table-cell table:style-name="Table16.A1" office:value-type="string">
            <text:p text:style-name="P23">Data Type</text:p>
          </table:table-cell>
          <table:table-cell table:style-name="Table16.A1" office:value-type="string">
            <text:p text:style-name="P23">Index</text:p>
          </table:table-cell>
          <table:table-cell table:style-name="Table16.A1" office:value-type="string">
            <text:p text:style-name="P23">Foreign Key</text:p>
          </table:table-cell>
          <table:table-cell table:style-name="Table16.E1" office:value-type="string">
            <text:p text:style-name="P23">Comments</text:p>
          </table:table-cell>
        </table:table-row>
        <table:table-row>
          <table:table-cell table:style-name="Table16.A5" office:value-type="string">
            <text:p text:style-name="Table_20_Contents">VARTYPE_ID</text:p>
          </table:table-cell>
          <table:table-cell table:style-name="Table16.B5" office:value-type="string">
            <text:p text:style-name="Table_20_Contents">UNSIGNED INT</text:p>
          </table:table-cell>
          <table:table-cell table:style-name="Table16.C5" office:value-type="string">
            <text:p text:style-name="P21">Primary</text:p>
          </table:table-cell>
          <table:table-cell table:style-name="Table16.D5" office:value-type="string">
            <text:p text:style-name="Table_20_Contents"/>
          </table:table-cell>
          <table:table-cell table:style-name="Table16.E5" office:value-type="string">
            <text:p text:style-name="Table_20_Contents">Auto Increment</text:p>
          </table:table-cell>
        </table:table-row>
        <table:table-row>
          <table:table-cell table:style-name="Table16.A5" office:value-type="string">
            <text:p text:style-name="Table_20_Contents">SHORTTEXT</text:p>
          </table:table-cell>
          <table:table-cell table:style-name="Table16.B5" office:value-type="string">
            <text:p text:style-name="Table_20_Contents">VARCHAR(10)</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LONGTEXT</text:p>
          </table:table-cell>
          <table:table-cell table:style-name="Table16.B5" office:value-type="string">
            <text:p text:style-name="Table_20_Contents">VARCHAR(255)</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DESCRIPTION</text:p>
          </table:table-cell>
          <table:table-cell table:style-name="Table16.B5" office:value-type="string">
            <text:p text:style-name="Table_20_Contents">TEXT(65535)</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
      <text:p text:style-name="Standard"/>
      <text:p text:style-name="Standard"/>
      <text:h text:style-name="Heading_20_3" text:outline-level="3">TBL_SOLAROBJECTS</text:h>
      <text:p text:style-name="Standard">This table stores the information for solar system objects. This includes planets, minor planets, comets etc. </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3">Field Name</text:p>
          </table:table-cell>
          <table:table-cell table:style-name="Table18.A1" office:value-type="string">
            <text:p text:style-name="P23">Data Type</text:p>
          </table:table-cell>
          <table:table-cell table:style-name="Table18.A1" office:value-type="string">
            <text:p text:style-name="P23">Index</text:p>
          </table:table-cell>
          <table:table-cell table:style-name="Table18.A1" office:value-type="string">
            <text:p text:style-name="P23">Foreign Key</text:p>
          </table:table-cell>
          <table:table-cell table:style-name="Table18.E1" office:value-type="string">
            <text:p text:style-name="P23">Comments</text:p>
          </table:table-cell>
        </table:table-row>
        <table:table-row>
          <table:table-cell table:style-name="Table18.A2" office:value-type="string">
            <text:p text:style-name="Table_20_Contents">VARTYPE_ID</text:p>
          </table:table-cell>
          <table:table-cell table:style-name="Table18.B2" office:value-type="string">
            <text:p text:style-name="Table_20_Contents">UNSIGNED INT</text:p>
          </table:table-cell>
          <table:table-cell table:style-name="Table18.C2" office:value-type="string">
            <text:p text:style-name="P21">Primary</text:p>
          </table:table-cell>
          <table:table-cell table:style-name="Table18.D2" office:value-type="string">
            <text:p text:style-name="Table_20_Contents"/>
          </table:table-cell>
          <table:table-cell table:style-name="Table18.E2" office:value-type="string">
            <text:p text:style-name="Table_20_Contents">Auto Increment</text:p>
          </table:table-cell>
        </table:table-row>
      </table:table>
      <text:p text:style-name="Standard"/>
      <text:p text:style-name="Standard"/>
      <text:h text:style-name="Heading_20_3" text:outline-level="3">TBL_VARSTARS The variable star information as applied to TBL_OBJECTS TBL_VARTYPES The types of variable stars. </text:h>
      <text:p text:style-name="Standard"/>
      <text:h text:style-name="Heading_20_3" text:outline-level="3">TBL_VARSTARS2 </text:h>
      <text:p text:style-name="Standard"/>
      <text:p text:style-name="Standard"><text:soft-page-break/>Used when updating the TBL_VARSTARS table with new/modified information.</text:p>
      <text:p text:style-name="Standard"/>
      <text:h text:style-name="Heading_20_3" text:outline-level="3">TBL_VERSIONINFO</text:h>
      <text:p text:style-name="Text_20_body">This table contains information about the database itself. This information includes the current version as well as past versions.</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3">Field Name</text:p>
          </table:table-cell>
          <table:table-cell table:style-name="Table21.A1" office:value-type="string">
            <text:p text:style-name="P23">Data Type</text:p>
          </table:table-cell>
          <table:table-cell table:style-name="Table21.A1" office:value-type="string">
            <text:p text:style-name="P23">Index</text:p>
          </table:table-cell>
          <table:table-cell table:style-name="Table21.A1" office:value-type="string">
            <text:p text:style-name="P23">Foreign Key</text:p>
          </table:table-cell>
          <table:table-cell table:style-name="Table21.E1" office:value-type="string">
            <text:p text:style-name="P23">Comments</text:p>
          </table:table-cell>
        </table:table-row>
        <table:table-row>
          <table:table-cell table:style-name="Table21.A2" office:value-type="string">
            <text:p text:style-name="Table_20_Contents">REVISION</text:p>
          </table:table-cell>
          <table:table-cell table:style-name="Table21.B2" office:value-type="string">
            <text:p text:style-name="Table_20_Contents">UNSIGNED INT</text:p>
          </table:table-cell>
          <table:table-cell table:style-name="Table21.C2" office:value-type="string">
            <text:p text:style-name="P21">Primary</text:p>
          </table:table-cell>
          <table:table-cell table:style-name="Table21.D2" office:value-type="string">
            <text:p text:style-name="Table_20_Contents"/>
          </table:table-cell>
          <table:table-cell table:style-name="Table21.E2" office:value-type="string">
            <text:p text:style-name="Table_20_Contents">Auto Increment</text:p>
          </table:table-cell>
        </table:table-row>
        <table:table-row>
          <table:table-cell table:style-name="Table21.A6" office:value-type="string">
            <text:p text:style-name="Table_20_Contents">STATUS</text:p>
          </table:table-cell>
          <table:table-cell table:style-name="Table21.B6" office:value-type="string">
            <text:p text:style-name="Table_20_Contents">VARCHAR2(20)</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PUBLISH_DATE</text:p>
          </table:table-cell>
          <table:table-cell table:style-name="Table21.B6" office:value-type="string">
            <text:p text:style-name="Table_20_Contents">DATE</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TARGET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IDENTIFIER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
      <text:p text:style-name="Standard">The information in the table needs to be updated manually for each subsequent issue of the database.</text:p>
      <text:p text:style-name="Standard">Allowed values for status are:</text:p>
      <text:list xml:id="list970642324" text:style-name="L20">
        <text:list-item>
          <text:p text:style-name="P256"/>
        </text:list-item>
      </text:list>
      <text:h text:style-name="Heading_20_1" text:outline-level="1">ARID Database</text:h>
      <text:p text:style-name="Text_20_body">The ARID database is contains frequently changing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text:p>
      <text:h text:style-name="Heading_20_2" text:outline-level="2">List of Tables</text:h>
      <text:h text:style-name="P195" text:outline-level="3">TBL_ASTROMETRYOBJECTS</text:h>
      <text:p text:style-name="P133">The table contains all observed objects that have been identified as astrometry objects of interest.</text:p>
      <text:p text:style-name="P133"/>
      <table:table table:name="Table34" table:style-name="Table34">
        <table:table-column table:style-name="Table34.A"/>
        <table:table-column table:style-name="Table34.B"/>
        <table:table-column table:style-name="Table34.C"/>
        <table:table-column table:style-name="Table34.D" table:number-columns-repeated="2"/>
        <table:table-column table:style-name="Table34.F"/>
        <table:table-row table:style-name="Table34.1">
          <table:table-cell table:style-name="Table34.A1" office:value-type="string">
            <text:p text:style-name="P27">Field Name</text:p>
          </table:table-cell>
          <table:table-cell table:style-name="Table34.A1" office:value-type="string">
            <text:p text:style-name="P27">Data Type</text:p>
          </table:table-cell>
          <table:table-cell table:style-name="Table34.A1" office:value-type="string">
            <text:p text:style-name="P27">Index</text:p>
          </table:table-cell>
          <table:table-cell table:style-name="Table34.A1" office:value-type="string">
            <text:p text:style-name="P27">Foreign Key</text:p>
          </table:table-cell>
          <table:table-cell table:style-name="Table34.A1" office:value-type="string">
            <text:p text:style-name="P29">Other</text:p>
          </table:table-cell>
          <table:table-cell table:style-name="Table34.F1" office:value-type="string">
            <text:p text:style-name="P29">Comments</text:p>
          </table:table-cell>
        </table:table-row>
        <table:table-row table:style-name="Table34.1">
          <table:table-cell table:style-name="Table34.A5" office:value-type="string">
            <text:p text:style-name="P73">AU_ID</text:p>
          </table:table-cell>
          <table:table-cell table:style-name="Table34.B5" office:value-type="string">
            <text:p text:style-name="P72">UNSIGNED INT</text:p>
          </table:table-cell>
          <table:table-cell table:style-name="Table34.C5" office:value-type="string">
            <text:p text:style-name="P63">Primary</text:p>
          </table:table-cell>
          <table:table-cell table:style-name="Table34.D5" office:value-type="string">
            <text:p text:style-name="P72"/>
          </table:table-cell>
          <table:table-cell table:style-name="Table34.E5" office:value-type="string">
            <text:p text:style-name="P72">Auto Increment</text:p>
          </table:table-cell>
          <table:table-cell table:style-name="Table34.F5" office:value-type="string">
            <text:p text:style-name="P69">Automatically assigned unique number</text:p>
          </table:table-cell>
        </table:table-row>
        <table:table-row table:style-name="Table34.1">
          <table:table-cell table:style-name="Table34.A5" office:value-type="string">
            <text:p text:style-name="P73">OO_ID</text:p>
          </table:table-cell>
          <table:table-cell table:style-name="Table34.B5" office:value-type="string">
            <text:p text:style-name="P73">UNSINGED INT</text:p>
          </table:table-cell>
          <table:table-cell table:style-name="Table34.C5" office:value-type="string">
            <text:p text:style-name="P63"/>
          </table:table-cell>
          <table:table-cell table:style-name="Table34.D5" office:value-type="string">
            <text:p text:style-name="P72"/>
          </table:table-cell>
          <table:table-cell table:style-name="Table34.E5" office:value-type="string">
            <text:p text:style-name="P72"/>
          </table:table-cell>
          <table:table-cell table:style-name="Table34.F5" office:value-type="string">
            <text:p text:style-name="P73">Observed Object ID</text:p>
          </table:table-cell>
        </table:table-row>
        <table:table-row table:style-name="Table34.1">
          <table:table-cell table:style-name="Table34.A5" office:value-type="string">
            <text:p text:style-name="P74">OBJECT_ID</text:p>
          </table:table-cell>
          <table:table-cell table:style-name="Table34.B5" office:value-type="string">
            <text:p text:style-name="P74">UNSIGNED INT</text:p>
          </table:table-cell>
          <table:table-cell table:style-name="Table34.C5" office:value-type="string">
            <text:p text:style-name="P63"/>
          </table:table-cell>
          <table:table-cell table:style-name="Table34.D5" office:value-type="string">
            <text:p text:style-name="P72"/>
          </table:table-cell>
          <table:table-cell table:style-name="Table34.E5" office:value-type="string">
            <text:p text:style-name="P72"/>
          </table:table-cell>
          <table:table-cell table:style-name="Table34.F5" office:value-type="string">
            <text:p text:style-name="P73"/>
          </table:table-cell>
        </table:table-row>
        <table:table-row table:style-name="Table34.1">
          <table:table-cell table:style-name="Table34.A5" office:value-type="string">
            <text:p text:style-name="P74"/>
          </table:table-cell>
          <table:table-cell table:style-name="Table34.B5" office:value-type="string">
            <text:p text:style-name="P74"/>
          </table:table-cell>
          <table:table-cell table:style-name="Table34.C5" office:value-type="string">
            <text:p text:style-name="P63"/>
          </table:table-cell>
          <table:table-cell table:style-name="Table34.D5" office:value-type="string">
            <text:p text:style-name="P72"/>
          </table:table-cell>
          <table:table-cell table:style-name="Table34.E5" office:value-type="string">
            <text:p text:style-name="P72"/>
          </table:table-cell>
          <table:table-cell table:style-name="Table34.F5" office:value-type="string">
            <text:p text:style-name="P73"/>
          </table:table-cell>
        </table:table-row>
      </table:table>
      <text:h text:style-name="P196" text:outline-level="3">TBL_IMAGE<text:span text:style-name="T91">S</text:span></text:h>
      <text:p text:style-name="Text_20_body">This table contains a list of images and the UUID corresponding to the images. Image information includes time/date information, file name and path information and provides a primary key that is used for linking observations of specific objects back to the images in which they appear.</text:p>
      <table:table table:name="Table22" table:style-name="Table22">
        <table:table-column table:style-name="Table22.A"/>
        <table:table-column table:style-name="Table22.B"/>
        <table:table-column table:style-name="Table22.C"/>
        <table:table-column table:style-name="Table22.D" table:number-columns-repeated="2"/>
        <table:table-column table:style-name="Table22.F"/>
        <table:table-row>
          <table:table-cell table:style-name="Table22.A1" office:value-type="string">
            <text:p text:style-name="P23">Field Name</text:p>
          </table:table-cell>
          <table:table-cell table:style-name="Table22.A1" office:value-type="string">
            <text:p text:style-name="P23">Data Type</text:p>
          </table:table-cell>
          <table:table-cell table:style-name="Table22.A1" office:value-type="string">
            <text:p text:style-name="P23">Index</text:p>
          </table:table-cell>
          <table:table-cell table:style-name="Table22.A1" office:value-type="string">
            <text:p text:style-name="P23">Foreign Key</text:p>
          </table:table-cell>
          <table:table-cell table:style-name="Table22.E1" table:number-columns-spanned="2" office:value-type="string">
            <text:p text:style-name="P28">Comments<text:soft-page-break/></text:p>
          </table:table-cell>
          <table:covered-table-cell/>
        </table:table-row>
        <table:table-row>
          <table:table-cell table:style-name="Table22.A8" office:value-type="string">
            <text:p text:style-name="P61">IMAGE_ID</text:p>
          </table:table-cell>
          <table:table-cell table:style-name="Table22.B8" office:value-type="string">
            <text:p text:style-name="P61">UNSIGNED INT<text:span text:style-name="T88">(11)</text:span></text:p>
          </table:table-cell>
          <table:table-cell table:style-name="Table22.C2" office:value-type="string">
            <text:p text:style-name="P62">Primary</text:p>
          </table:table-cell>
          <table:table-cell table:style-name="Table22.D2" office:value-type="string">
            <text:p text:style-name="P61"/>
          </table:table-cell>
          <table:table-cell table:style-name="Table22.E2" table:number-columns-spanned="2" office:value-type="string">
            <text:p text:style-name="P61">Auto Increment</text:p>
            <text:p text:style-name="P68">Automatically assigned unique number</text:p>
          </table:table-cell>
          <table:covered-table-cell/>
        </table:table-row>
        <table:table-row>
          <table:table-cell table:style-name="Table22.A8" office:value-type="string">
            <text:p text:style-name="P61">IMAGE_UUID</text:p>
          </table:table-cell>
          <table:table-cell table:style-name="Table22.B8" office:value-type="string">
            <text:p text:style-name="P61">VARCHAR(30)</text:p>
          </table:table-cell>
          <table:table-cell table:style-name="Table22.C3" office:value-type="string">
            <text:p text:style-name="P62">Yes</text:p>
          </table:table-cell>
          <table:table-cell table:style-name="Table22.D3" office:value-type="string">
            <text:p text:style-name="P61"/>
          </table:table-cell>
          <table:table-cell table:style-name="Table22.E3" table:number-columns-spanned="2" office:value-type="string">
            <text:p text:style-name="P61"/>
            <text:p text:style-name="P68">Assigned when image is first opened.</text:p>
          </table:table-cell>
          <table:covered-table-cell/>
        </table:table-row>
        <table:table-row>
          <table:table-cell table:style-name="Table22.A8" office:value-type="string">
            <text:p text:style-name="P61">FILENAME</text:p>
          </table:table-cell>
          <table:table-cell table:style-name="Table22.B8" office:value-type="string">
            <text:p text:style-name="P61">VARCHAR(255)</text:p>
          </table:table-cell>
          <table:table-cell table:style-name="Table22.C4" office:value-type="string">
            <text:p text:style-name="P62"/>
          </table:table-cell>
          <table:table-cell table:style-name="Table22.D4" office:value-type="string">
            <text:p text:style-name="P61"/>
          </table:table-cell>
          <table:table-cell table:style-name="Table22.E4" table:number-columns-spanned="2" office:value-type="string">
            <text:p text:style-name="P61"/>
          </table:table-cell>
          <table:covered-table-cell/>
        </table:table-row>
        <table:table-row>
          <table:table-cell table:style-name="Table22.A8" office:value-type="string">
            <text:p text:style-name="P61">FILEPATH</text:p>
          </table:table-cell>
          <table:table-cell table:style-name="Table22.B8" office:value-type="string">
            <text:p text:style-name="P61">VARCHAR(<text:span text:style-name="T85">1024</text:span>)</text:p>
          </table:table-cell>
          <table:table-cell table:style-name="Table22.C5" office:value-type="string">
            <text:p text:style-name="P62"/>
          </table:table-cell>
          <table:table-cell table:style-name="Table22.D5" office:value-type="string">
            <text:p text:style-name="P61"/>
          </table:table-cell>
          <table:table-cell table:style-name="Table22.E5" table:number-columns-spanned="2" office:value-type="string">
            <text:p text:style-name="P61"/>
          </table:table-cell>
          <table:covered-table-cell/>
        </table:table-row>
        <table:table-row>
          <table:table-cell table:style-name="Table22.A8" office:value-type="string">
            <text:p text:style-name="P61">IMAGEDATE</text:p>
          </table:table-cell>
          <table:table-cell table:style-name="Table22.B8" office:value-type="string">
            <text:p text:style-name="P61">DATETIME</text:p>
          </table:table-cell>
          <table:table-cell table:style-name="Table22.C6" office:value-type="string">
            <text:p text:style-name="P62">YES</text:p>
          </table:table-cell>
          <table:table-cell table:style-name="Table22.D6" office:value-type="string">
            <text:p text:style-name="P61"/>
          </table:table-cell>
          <table:table-cell table:style-name="Table22.E6" office:value-type="string">
            <text:p text:style-name="P61"/>
          </table:table-cell>
          <table:table-cell table:style-name="Table22.F6" office:value-type="string">
            <text:p text:style-name="P61"/>
          </table:table-cell>
        </table:table-row>
        <table:table-row>
          <table:table-cell table:style-name="Table22.A8" office:value-type="string">
            <text:p text:style-name="P61">SITE_ID</text:p>
          </table:table-cell>
          <table:table-cell table:style-name="Table22.B8" office:value-type="string">
            <text:p text:style-name="P61">UNSIGNED INT</text:p>
          </table:table-cell>
          <table:table-cell table:style-name="Table22.C7" office:value-type="string">
            <text:p text:style-name="P62">YES</text:p>
          </table:table-cell>
          <table:table-cell table:style-name="Table22.D7" office:value-type="string">
            <text:p text:style-name="P61"/>
          </table:table-cell>
          <table:table-cell table:style-name="Table22.E7" office:value-type="string">
            <text:p text:style-name="P61"/>
          </table:table-cell>
          <table:table-cell table:style-name="Table22.F7" office:value-type="string">
            <text:p text:style-name="P61"/>
          </table:table-cell>
        </table:table-row>
        <table:table-row>
          <table:table-cell table:style-name="Table22.A8" office:value-type="string">
            <text:p text:style-name="P61">INSTRUMENT_ID</text:p>
          </table:table-cell>
          <table:table-cell table:style-name="Table22.B8" office:value-type="string">
            <text:p text:style-name="P61">UNSIGNED INT</text:p>
          </table:table-cell>
          <table:table-cell table:style-name="Table22.C8" office:value-type="string">
            <text:p text:style-name="P62">YES</text:p>
          </table:table-cell>
          <table:table-cell table:style-name="Table22.D8" office:value-type="string">
            <text:p text:style-name="P61"/>
          </table:table-cell>
          <table:table-cell table:style-name="Table22.E8" office:value-type="string">
            <text:p text:style-name="P61"/>
          </table:table-cell>
          <table:table-cell table:style-name="Table22.F8" office:value-type="string">
            <text:p text:style-name="P61"/>
          </table:table-cell>
        </table:table-row>
        <table:table-row>
          <table:table-cell table:style-name="Table22.A16" office:value-type="string">
            <text:p text:style-name="P61">TELESCOPE_ID</text:p>
          </table:table-cell>
          <table:table-cell table:style-name="Table22.B16" office:value-type="string">
            <text:p text:style-name="P61">UNSIGNED INT</text:p>
          </table:table-cell>
          <table:table-cell table:style-name="Table22.C16" office:value-type="string">
            <text:p text:style-name="P62">YES</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0">LATITUDE</text:p>
          </table:table-cell>
          <table:table-cell table:style-name="Table22.B16" office:value-type="string">
            <text:p text:style-name="P70">DOUBLE</text:p>
          </table:table-cell>
          <table:table-cell table:style-name="Table22.C16" office:value-type="string">
            <text:p text:style-name="P71">NO</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0">LONGITUDE</text:p>
          </table:table-cell>
          <table:table-cell table:style-name="Table22.B16" office:value-type="string">
            <text:p text:style-name="P70">DOUBLE</text:p>
          </table:table-cell>
          <table:table-cell table:style-name="Table22.C16" office:value-type="string">
            <text:p text:style-name="P71">NO</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0">ALTITUDE</text:p>
          </table:table-cell>
          <table:table-cell table:style-name="Table22.B16" office:value-type="string">
            <text:p text:style-name="P70">DOUBLE</text:p>
          </table:table-cell>
          <table:table-cell table:style-name="Table22.C16" office:value-type="string">
            <text:p text:style-name="P71">NO</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5">RA</text:p>
          </table:table-cell>
          <table:table-cell table:style-name="Table22.B16" office:value-type="string">
            <text:p text:style-name="P75">DOUBLE</text:p>
          </table:table-cell>
          <table:table-cell table:style-name="Table22.C16" office:value-type="string">
            <text:p text:style-name="P71"/>
          </table:table-cell>
          <table:table-cell table:style-name="Table22.D16" office:value-type="string">
            <text:p text:style-name="P61"/>
          </table:table-cell>
          <table:table-cell table:style-name="Table22.E13" table:number-columns-spanned="2" office:value-type="string">
            <text:p text:style-name="P75">Right Ascension </text:p>
            <text:p text:style-name="P75">Value = H + m/60 + s/3600</text:p>
          </table:table-cell>
          <table:covered-table-cell/>
        </table:table-row>
        <table:table-row>
          <table:table-cell table:style-name="Table22.A16" office:value-type="string">
            <text:p text:style-name="P75">DEC</text:p>
          </table:table-cell>
          <table:table-cell table:style-name="Table22.B16" office:value-type="string">
            <text:p text:style-name="P75">DOUBLE</text:p>
          </table:table-cell>
          <table:table-cell table:style-name="Table22.C16" office:value-type="string">
            <text:p text:style-name="P71"/>
          </table:table-cell>
          <table:table-cell table:style-name="Table22.D16" office:value-type="string">
            <text:p text:style-name="P61"/>
          </table:table-cell>
          <table:table-cell table:style-name="Table22.E14" table:number-columns-spanned="2" office:value-type="string">
            <text:p text:style-name="P75">Declination</text:p>
            <text:p text:style-name="P75">Value = sign * (abs(D + m/60 + s/3600)</text:p>
          </table:table-cell>
          <table:covered-table-cell/>
        </table:table-row>
        <table:table-row>
          <table:table-cell table:style-name="Table22.A16" office:value-type="string">
            <text:p text:style-name="P74">IMAGE</text:p>
          </table:table-cell>
          <table:table-cell table:style-name="Table22.B16" office:value-type="string">
            <text:p text:style-name="P74">LONGBLOB</text:p>
          </table:table-cell>
          <table:table-cell table:style-name="Table22.C16" office:value-type="string">
            <text:p text:style-name="P71"/>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74">The Actual Image</text:p>
          </table:table-cell>
        </table:table-row>
        <table:table-row>
          <table:table-cell table:style-name="Table22.A16" office:value-type="string">
            <text:p text:style-name="P74"/>
          </table:table-cell>
          <table:table-cell table:style-name="Table22.B16" office:value-type="string">
            <text:p text:style-name="P74"/>
          </table:table-cell>
          <table:table-cell table:style-name="Table22.C16" office:value-type="string">
            <text:p text:style-name="P71"/>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74"/>
          </table:table-cell>
        </table:table-row>
      </table:table>
      <text:h text:style-name="Heading_20_3" text:outline-level="3">TBL_TELESCOPES</text:h>
      <text:p text:style-name="Text_20_body">This is a list of all the telescopes available to an observer.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3">Field Name</text:p>
          </table:table-cell>
          <table:table-cell table:style-name="Table7.A1" office:value-type="string">
            <text:p text:style-name="P23">Data Type</text:p>
          </table:table-cell>
          <table:table-cell table:style-name="Table7.A1" office:value-type="string">
            <text:p text:style-name="P23">Index</text:p>
          </table:table-cell>
          <table:table-cell table:style-name="Table7.A1" office:value-type="string">
            <text:p text:style-name="P23">Foreign Key</text:p>
          </table:table-cell>
          <table:table-cell table:style-name="Table7.E1" office:value-type="string">
            <text:p text:style-name="P23">Comments</text:p>
          </table:table-cell>
        </table:table-row>
        <table:table-row>
          <table:table-cell table:style-name="Table7.A9" office:value-type="string">
            <text:p text:style-name="Table_20_Contents">TELESCOPE_ID</text:p>
          </table:table-cell>
          <table:table-cell table:style-name="Table7.B9" office:value-type="string">
            <text:p text:style-name="Table_20_Contents">UNSIGNED INT</text:p>
          </table:table-cell>
          <table:table-cell table:style-name="Table7.C9" office:value-type="string">
            <text:p text:style-name="P21">Primary</text:p>
          </table:table-cell>
          <table:table-cell table:style-name="Table7.D9" office:value-type="string">
            <text:p text:style-name="Table_20_Contents"/>
          </table:table-cell>
          <table:table-cell table:style-name="Table7.E9" office:value-type="string">
            <text:p text:style-name="Table_20_Contents">Auto Increment</text:p>
          </table:table-cell>
        </table:table-row>
        <table:table-row>
          <table:table-cell table:style-name="Table7.A9" office:value-type="string">
            <text:p text:style-name="Table_20_Contents">SHORTTEXT</text:p>
          </table:table-cell>
          <table:table-cell table:style-name="Table7.B9" office:value-type="string">
            <text:p text:style-name="Table_20_Contents">VARCHAR(30)</text:p>
          </table:table-cell>
          <table:table-cell table:style-name="Table7.C9" office:value-type="string">
            <text:p text:style-name="P21"/>
          </table:table-cell>
          <table:table-cell table:style-name="Table7.D9" office:value-type="string">
            <text:p text:style-name="Table_20_Contents"/>
          </table:table-cell>
          <table:table-cell table:style-name="Table7.E9" office:value-type="string">
            <text:p text:style-name="Table_20_Contents">Not NULL</text:p>
          </table:table-cell>
        </table:table-row>
        <table:table-row>
          <table:table-cell table:style-name="Table7.A9" office:value-type="string">
            <text:p text:style-name="Table_20_Contents">MANUFACTUR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MODELNUMB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APERTURE</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FRATIO</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OBSTRUCTION</text:p>
          </table:table-cell>
          <table:table-cell table:style-name="Table7.B9" office:value-type="string">
            <text:p text:style-name="Table_20_Contents">DECIMAL(4,2)</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DONTDISPLAY</text:p>
          </table:table-cell>
          <table:table-cell table:style-name="Table7.B9" office:value-type="string">
            <text:p text:style-name="Table_20_Contents">TINYINT(1)</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
      <text:h text:style-name="Heading_20_3" text:outline-level="3">TBL_INSTRUMENTS</text:h>
      <text:p text:style-name="Text_20_body">This is a list of all the instruments available to an observer.</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3">Field Name</text:p>
          </table:table-cell>
          <table:table-cell table:style-name="Table8.A1" office:value-type="string">
            <text:p text:style-name="P23">Data Type</text:p>
          </table:table-cell>
          <table:table-cell table:style-name="Table8.A1" office:value-type="string">
            <text:p text:style-name="P23">Index</text:p>
          </table:table-cell>
          <table:table-cell table:style-name="Table8.A1" office:value-type="string">
            <text:p text:style-name="P23">Foreign Key</text:p>
          </table:table-cell>
          <table:table-cell table:style-name="Table8.E1" office:value-type="string">
            <text:p text:style-name="P23">Comments<text:soft-page-break/></text:p>
          </table:table-cell>
        </table:table-row>
        <table:table-row>
          <table:table-cell table:style-name="Table8.A12" office:value-type="string">
            <text:p text:style-name="Table_20_Contents">INSTRUMENT_ID</text:p>
          </table:table-cell>
          <table:table-cell table:style-name="Table8.B12" office:value-type="string">
            <text:p text:style-name="Table_20_Contents">UNSIGNED INT</text:p>
          </table:table-cell>
          <table:table-cell table:style-name="Table8.C12" office:value-type="string">
            <text:p text:style-name="P21">Primary</text:p>
          </table:table-cell>
          <table:table-cell table:style-name="Table8.D12" office:value-type="string">
            <text:p text:style-name="Table_20_Contents"/>
          </table:table-cell>
          <table:table-cell table:style-name="Table8.E12" office:value-type="string">
            <text:p text:style-name="Table_20_Contents">Auto Increment</text:p>
          </table:table-cell>
        </table:table-row>
        <table:table-row>
          <table:table-cell table:style-name="Table8.A12" office:value-type="string">
            <text:p text:style-name="Table_20_Contents">SHORTTEXT</text:p>
          </table:table-cell>
          <table:table-cell table:style-name="Table8.B12" office:value-type="string">
            <text:p text:style-name="Table_20_Contents">VARCHAR(26)</text:p>
          </table:table-cell>
          <table:table-cell table:style-name="Table8.C12" office:value-type="string">
            <text:p text:style-name="P21"/>
          </table:table-cell>
          <table:table-cell table:style-name="Table8.D12" office:value-type="string">
            <text:p text:style-name="Table_20_Contents"/>
          </table:table-cell>
          <table:table-cell table:style-name="Table8.E12" office:value-type="string">
            <text:p text:style-name="Table_20_Contents">Not NULL</text:p>
          </table:table-cell>
        </table:table-row>
        <table:table-row>
          <table:table-cell table:style-name="Table8.A12" office:value-type="string">
            <text:p text:style-name="Table_20_Contents">MANUFACTUR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MODE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SERIA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NX</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NY</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DX</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Y</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ADU</text:p>
          </table:table-cell>
          <table:table-cell table:style-name="Table8.B12" office:value-type="string">
            <text:p text:style-name="Table_20_Contents">NUMBER(4,2)</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ONTDISPLAY</text:p>
          </table:table-cell>
          <table:table-cell table:style-name="Table8.B12" office:value-type="string">
            <text:p text:style-name="Table_20_Contents">TINYINT(1)</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
      <text:h text:style-name="Heading_20_3" text:outline-level="3">TBL_OBSERVERS</text:h>
      <text:p text:style-name="Text_20_body">This is a list of all the observer nam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3">Field Name</text:p>
          </table:table-cell>
          <table:table-cell table:style-name="Table9.A1" office:value-type="string">
            <text:p text:style-name="P23">Data Type</text:p>
          </table:table-cell>
          <table:table-cell table:style-name="Table9.A1" office:value-type="string">
            <text:p text:style-name="P23">Index</text:p>
          </table:table-cell>
          <table:table-cell table:style-name="Table9.A1" office:value-type="string">
            <text:p text:style-name="P23">Foreign Key</text:p>
          </table:table-cell>
          <table:table-cell table:style-name="Table9.E1" office:value-type="string">
            <text:p text:style-name="P23">Comments</text:p>
          </table:table-cell>
        </table:table-row>
        <table:table-row>
          <table:table-cell table:style-name="Table9.A5" office:value-type="string">
            <text:p text:style-name="Table_20_Contents">OBSERVER_ID</text:p>
          </table:table-cell>
          <table:table-cell table:style-name="Table9.B5" office:value-type="string">
            <text:p text:style-name="Table_20_Contents">UNSIGNED INT</text:p>
          </table:table-cell>
          <table:table-cell table:style-name="Table9.C5" office:value-type="string">
            <text:p text:style-name="P21">Primary</text:p>
          </table:table-cell>
          <table:table-cell table:style-name="Table9.D5" office:value-type="string">
            <text:p text:style-name="Table_20_Contents"/>
          </table:table-cell>
          <table:table-cell table:style-name="Table9.E5" office:value-type="string">
            <text:p text:style-name="Table_20_Contents">Auto Increment</text:p>
          </table:table-cell>
        </table:table-row>
        <table:table-row>
          <table:table-cell table:style-name="Table9.A5" office:value-type="string">
            <text:p text:style-name="Table_20_Contents">SHORTTEXT</text:p>
          </table:table-cell>
          <table:table-cell table:style-name="Table9.B5" office:value-type="string">
            <text:p text:style-name="Table_20_Contents">VARCHAR(30)</text:p>
          </table:table-cell>
          <table:table-cell table:style-name="Table9.C5" office:value-type="string">
            <text:p text:style-name="P21"/>
          </table:table-cell>
          <table:table-cell table:style-name="Table9.D5" office:value-type="string">
            <text:p text:style-name="Table_20_Contents"/>
          </table:table-cell>
          <table:table-cell table:style-name="Table9.E5" office:value-type="string">
            <text:p text:style-name="Table_20_Contents">Not NULL</text:p>
          </table:table-cell>
        </table:table-row>
        <table:table-row>
          <table:table-cell table:style-name="Table9.A5" office:value-type="string">
            <text:p text:style-name="Table_20_Contents">AAVSOINITIALS</text:p>
          </table:table-cell>
          <table:table-cell table:style-name="Table9.B5" office:value-type="string">
            <text:p text:style-name="Table_20_Contents">VARCHAR(3)</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row>
          <table:table-cell table:style-name="Table9.A5" office:value-type="string">
            <text:p text:style-name="Table_20_Contents">DONTDISPLAY</text:p>
          </table:table-cell>
          <table:table-cell table:style-name="Table9.B5" office:value-type="string">
            <text:p text:style-name="Table_20_Contents">TINYINT(1)</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
      <text:h text:style-name="Heading_20_3" text:outline-level="3">TBL_SITES</text:h>
      <text:p text:style-name="Text_20_body">This is a list of all observation sites available to the observer. There are a number of pre-defined sites that would be distributed with the application, however, the user is encouraged to customise the sites as required for themselv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3">Field Name</text:p>
          </table:table-cell>
          <table:table-cell table:style-name="Table10.A1" office:value-type="string">
            <text:p text:style-name="P23">Data Type</text:p>
          </table:table-cell>
          <table:table-cell table:style-name="Table10.A1" office:value-type="string">
            <text:p text:style-name="P23">Index</text:p>
          </table:table-cell>
          <table:table-cell table:style-name="Table10.A1" office:value-type="string">
            <text:p text:style-name="P23">Foreign Key</text:p>
          </table:table-cell>
          <table:table-cell table:style-name="Table10.E1" office:value-type="string">
            <text:p text:style-name="P23">Comments</text:p>
          </table:table-cell>
        </table:table-row>
        <table:table-row>
          <table:table-cell table:style-name="Table10.A10" office:value-type="string">
            <text:p text:style-name="Table_20_Contents">SITE_ID</text:p>
          </table:table-cell>
          <table:table-cell table:style-name="Table10.B10" office:value-type="string">
            <text:p text:style-name="Table_20_Contents">UNSIGNED INT</text:p>
          </table:table-cell>
          <table:table-cell table:style-name="Table10.C10" office:value-type="string">
            <text:p text:style-name="P21">Primary</text:p>
          </table:table-cell>
          <table:table-cell table:style-name="Table10.D10" office:value-type="string">
            <text:p text:style-name="Table_20_Contents"/>
          </table:table-cell>
          <table:table-cell table:style-name="Table10.E10" office:value-type="string">
            <text:p text:style-name="Table_20_Contents">Auto Increment</text:p>
          </table:table-cell>
        </table:table-row>
        <table:table-row>
          <table:table-cell table:style-name="Table10.A10" office:value-type="string">
            <text:p text:style-name="Table_20_Contents">SHORTTEXT</text:p>
          </table:table-cell>
          <table:table-cell table:style-name="Table10.B10" office:value-type="string">
            <text:p text:style-name="Table_20_Contents">VARCHAR(30)</text:p>
          </table:table-cell>
          <table:table-cell table:style-name="Table10.C10" office:value-type="string">
            <text:p text:style-name="P21"/>
          </table:table-cell>
          <table:table-cell table:style-name="Table10.D10" office:value-type="string">
            <text:p text:style-name="Table_20_Contents"/>
          </table:table-cell>
          <table:table-cell table:style-name="Table10.E10" office:value-type="string">
            <text:p text:style-name="Table_20_Contents">Not NULL</text:p>
          </table:table-cell>
        </table:table-row>
        <table:table-row>
          <table:table-cell table:style-name="Table10.A10" office:value-type="string">
            <text:p text:style-name="Table_20_Contents">LA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LONG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AL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TIMEZON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AYLIGHTSAVING</text:p>
          </table:table-cell>
          <table:table-cell table:style-name="Table10.B10" office:value-type="string">
            <text:p text:style-name="Table_20_Contents">NUMBER(1,0)</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ext:soft-page-break/>
        <table:table-row>
          <table:table-cell table:style-name="Table10.A10" office:value-type="string">
            <text:p text:style-name="Table_20_Contents">IAUCODE</text:p>
          </table:table-cell>
          <table:table-cell table:style-name="Table10.B10" office:value-type="string">
            <text:p text:style-name="Table_20_Contents">VARCHA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ONTDISPLAY</text:p>
          </table:table-cell>
          <table:table-cell table:style-name="Table10.B10" office:value-type="string">
            <text:p text:style-name="Table_20_Contents">TINYINT(1)</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
      <text:p text:style-name="Standard">Latitude is given as a decimal value (ll.lllll)</text:p>
      <text:h text:style-name="Heading_20_3" text:outline-level="3">TBL_OBSERVEDOBJECTS</text:h>
      <text:p text:style-name="Text_20_body">This is a list of all observed objects. <text:span text:style-name="T86">Objects are considered to be observed when they are identified on images. The act of identifying on an image will allocate a temporary name. If the temporary name is changed, then the new name will be recorded in this table, with the coordinates and the image.</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3">Field Name</text:p>
          </table:table-cell>
          <table:table-cell table:style-name="Table23.A1" office:value-type="string">
            <text:p text:style-name="P23">Data Type</text:p>
          </table:table-cell>
          <table:table-cell table:style-name="Table23.A1" office:value-type="string">
            <text:p text:style-name="P23">Index</text:p>
          </table:table-cell>
          <table:table-cell table:style-name="Table23.A1" office:value-type="string">
            <text:p text:style-name="P23">Foreign Key</text:p>
          </table:table-cell>
          <table:table-cell table:style-name="Table23.E1" office:value-type="string">
            <text:p text:style-name="P23">Comments</text:p>
          </table:table-cell>
        </table:table-row>
        <table:table-row>
          <table:table-cell table:style-name="Table23.A9" office:value-type="string">
            <text:p text:style-name="Table_20_Contents">O<text:span text:style-name="T86">O</text:span>_ID</text:p>
          </table:table-cell>
          <table:table-cell table:style-name="Table23.B9" office:value-type="string">
            <text:p text:style-name="Table_20_Contents">UNSIGNED INT</text:p>
          </table:table-cell>
          <table:table-cell table:style-name="Table23.C9" office:value-type="string">
            <text:p text:style-name="P21">Primary</text:p>
          </table:table-cell>
          <table:table-cell table:style-name="Table23.D9" office:value-type="string">
            <text:p text:style-name="Table_20_Contents"/>
          </table:table-cell>
          <table:table-cell table:style-name="Table23.E9" office:value-type="string">
            <text:p text:style-name="Table_20_Contents">Auto Increment</text:p>
          </table:table-cell>
        </table:table-row>
        <table:table-row>
          <table:table-cell table:style-name="Table23.A9" office:value-type="string">
            <text:p text:style-name="P76">NAME</text:p>
          </table:table-cell>
          <table:table-cell table:style-name="Table23.B9" office:value-type="string">
            <text:p text:style-name="P76">VARCHAR(50)</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76">OBJECT_ID</text:p>
          </table:table-cell>
          <table:table-cell table:style-name="Table23.B9" office:value-type="string">
            <text:p text:style-name="P76">UNSING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76">IMAGE_ID</text:p>
          </table:table-cell>
          <table:table-cell table:style-name="Table23.B9" office:value-type="string">
            <text:p text:style-name="P76"/>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Required</text:p>
          </table:table-cell>
        </table:table-row>
        <table:table-row>
          <table:table-cell table:style-name="Table23.A9" office:value-type="string">
            <text:p text:style-name="P77">ASTROMETRY</text:p>
          </table:table-cell>
          <table:table-cell table:style-name="Table23.B9" office:value-type="string">
            <text:p text:style-name="P77">BOOL</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row>
          <table:table-cell table:style-name="Table23.A9" office:value-type="string">
            <text:p text:style-name="P77">PHOTOMETRY</text:p>
          </table:table-cell>
          <table:table-cell table:style-name="Table23.B9" office:value-type="string">
            <text:p text:style-name="P77">BOOL</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row>
          <table:table-cell table:style-name="Table23.A9" office:value-type="string">
            <text:p text:style-name="P77">ASTROMETRY_ID</text:p>
          </table:table-cell>
          <table:table-cell table:style-name="Table23.B9" office:value-type="string">
            <text:p text:style-name="P77">UNSIGN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row>
          <table:table-cell table:style-name="Table23.A9" office:value-type="string">
            <text:p text:style-name="P77">PHOTOMETRY_ID</text:p>
          </table:table-cell>
          <table:table-cell table:style-name="Table23.B9" office:value-type="string">
            <text:p text:style-name="P77">UNSIGN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
      <text:h text:style-name="Heading_20_3" text:outline-level="3">TBL_OBSPROGRAM</text:h>
      <text:p text:style-name="Text_20_body">A list of all observation programs set-up by the user.</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31">Field Name</text:p>
          </table:table-cell>
          <table:table-cell table:style-name="Table13.A1" office:value-type="string">
            <text:p text:style-name="P31">Data Type</text:p>
          </table:table-cell>
          <table:table-cell table:style-name="Table13.A1" office:value-type="string">
            <text:p text:style-name="P31">Index</text:p>
          </table:table-cell>
          <table:table-cell table:style-name="Table13.A1" office:value-type="string">
            <text:p text:style-name="P31">Foreign Key</text:p>
          </table:table-cell>
          <table:table-cell table:style-name="Table13.E1" office:value-type="string">
            <text:p text:style-name="P31">Comments</text:p>
          </table:table-cell>
        </table:table-row>
        <table:table-row>
          <table:table-cell table:style-name="Table13.A3" office:value-type="string">
            <text:p text:style-name="P32">OBSPROG_ID</text:p>
          </table:table-cell>
          <table:table-cell table:style-name="Table13.B3" office:value-type="string">
            <text:p text:style-name="P32">UNSIGNED INT</text:p>
          </table:table-cell>
          <table:table-cell table:style-name="Table13.C3" office:value-type="string">
            <text:p text:style-name="P33">Primary</text:p>
          </table:table-cell>
          <table:table-cell table:style-name="Table13.D3" office:value-type="string">
            <text:p text:style-name="P32"/>
          </table:table-cell>
          <table:table-cell table:style-name="Table13.E3" office:value-type="string">
            <text:p text:style-name="P32">Auto Increment</text:p>
          </table:table-cell>
        </table:table-row>
        <table:table-row>
          <table:table-cell table:style-name="Table13.A3" office:value-type="string">
            <text:p text:style-name="P32"/>
          </table:table-cell>
          <table:table-cell table:style-name="Table13.B3" office:value-type="string">
            <text:p text:style-name="P32"/>
          </table:table-cell>
          <table:table-cell table:style-name="Table13.C3" office:value-type="string">
            <text:p text:style-name="P33"/>
          </table:table-cell>
          <table:table-cell table:style-name="Table13.D3" office:value-type="string">
            <text:p text:style-name="P32"/>
          </table:table-cell>
          <table:table-cell table:style-name="Table13.E3" office:value-type="string">
            <text:p text:style-name="P32"/>
          </table:table-cell>
        </table:table-row>
      </table:table>
      <text:h text:style-name="Heading_20_3" text:outline-level="3">TBL_PHOTO<text:span text:style-name="T87">METRYO</text:span>BJECTS</text:h>
      <text:p text:style-name="Text_20_body">Objects that are linked to photometry programs. Includes information about how the observation should be handled and what should be observed.</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31">Field Name</text:p>
          </table:table-cell>
          <table:table-cell table:style-name="Table14.A1" office:value-type="string">
            <text:p text:style-name="P31">Data Type</text:p>
          </table:table-cell>
          <table:table-cell table:style-name="Table14.A1" office:value-type="string">
            <text:p text:style-name="P31">Index</text:p>
          </table:table-cell>
          <table:table-cell table:style-name="Table14.A1" office:value-type="string">
            <text:p text:style-name="P31">Foreign Key</text:p>
          </table:table-cell>
          <table:table-cell table:style-name="Table14.E1" office:value-type="string">
            <text:p text:style-name="P31">Comments</text:p>
          </table:table-cell>
        </table:table-row>
        <table:table-row>
          <table:table-cell table:style-name="Table14.A13" office:value-type="string">
            <text:p text:style-name="P32">PHOTOBJECT_ID</text:p>
          </table:table-cell>
          <table:table-cell table:style-name="Table14.B13" office:value-type="string">
            <text:p text:style-name="P32">UNSIGNED INT</text:p>
          </table:table-cell>
          <table:table-cell table:style-name="Table14.C13" office:value-type="string">
            <text:p text:style-name="P33">Primary</text:p>
          </table:table-cell>
          <table:table-cell table:style-name="Table14.D13" office:value-type="string">
            <text:p text:style-name="P32"/>
          </table:table-cell>
          <table:table-cell table:style-name="Table14.E13" office:value-type="string">
            <text:p text:style-name="P32">Auto Increment</text:p>
          </table:table-cell>
        </table:table-row>
        <table:table-row>
          <table:table-cell table:style-name="Table14.A13" office:value-type="string">
            <text:p text:style-name="P32">RANK</text:p>
          </table:table-cell>
          <table:table-cell table:style-name="Table14.B13" office:value-type="string">
            <text:p text:style-name="P32">UNSIGNED INT</text:p>
          </table:table-cell>
          <table:table-cell table:style-name="Table14.C13" office:value-type="string">
            <text:p text:style-name="P33">Index</text:p>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OBSPROG_ID</text:p>
          </table:table-cell>
          <table:table-cell table:style-name="Table14.B13" office:value-type="string">
            <text:p text:style-name="P32">UNSIGNED INT</text:p>
          </table:table-cell>
          <table:table-cell table:style-name="Table14.C13" office:value-type="string">
            <text:p text:style-name="P33">Index</text:p>
          </table:table-cell>
          <table:table-cell table:style-name="Table14.D13" office:value-type="string">
            <text:p text:style-name="P32">TBL_OBSPROGRAM:OBSPROG_ID</text:p>
          </table:table-cell>
          <table:table-cell table:style-name="Table14.E13" office:value-type="string">
            <text:p text:style-name="P32"/>
          </table:table-cell>
        </table:table-row>
        <table:table-row>
          <table:table-cell table:style-name="Table14.A13" office:value-type="string">
            <text:p text:style-name="P32">OBSINTERVAL</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U</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B</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V</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R</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I</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ext:soft-page-break/>
        <table:table-row>
          <table:table-cell table:style-name="Table14.A13" office:value-type="string">
            <text:p text:style-name="P32">COMP_ID</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TBL_NAMES:NAME_ID</text:p>
          </table:table-cell>
          <table:table-cell table:style-name="Table14.E13" office:value-type="string">
            <text:p text:style-name="P32"/>
          </table:table-cell>
        </table:table-row>
        <table:table-row>
          <table:table-cell table:style-name="Table14.A13" office:value-type="string">
            <text:p text:style-name="P32">CHECK_ID</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TBL_NAMES:NAME_ID</text:p>
          </table:table-cell>
          <table:table-cell table:style-name="Table14.E13" office:value-type="string">
            <text:p text:style-name="P32"/>
          </table:table-cell>
        </table:table-row>
        <table:table-row>
          <table:table-cell table:style-name="Table14.A13" office:value-type="string">
            <text:p text:style-name="P32">NAME_ID</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TBL_NAMES:NAME_ID</text:p>
          </table:table-cell>
          <table:table-cell table:style-name="Table14.E13" office:value-type="string">
            <text:p text:style-name="P32"/>
          </table:table-cell>
        </table:table-row>
      </table:table>
      <text:h text:style-name="Heading_20_3" text:outline-level="3">TBL_PHOTOBJFILTER</text:h>
      <text:p text:style-name="Text_20_body">M-M table storing the filters to be applied to a photometry object.</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1">Field Name</text:p>
          </table:table-cell>
          <table:table-cell table:style-name="Table15.A1" office:value-type="string">
            <text:p text:style-name="P31">Data Type</text:p>
          </table:table-cell>
          <table:table-cell table:style-name="Table15.A1" office:value-type="string">
            <text:p text:style-name="P31">Index</text:p>
          </table:table-cell>
          <table:table-cell table:style-name="Table15.A1" office:value-type="string">
            <text:p text:style-name="P31">Foreign Key</text:p>
          </table:table-cell>
          <table:table-cell table:style-name="Table15.E1" office:value-type="string">
            <text:p text:style-name="P31">Comments</text:p>
          </table:table-cell>
        </table:table-row>
        <table:table-row>
          <table:table-cell table:style-name="Table15.A4" office:value-type="string">
            <text:p text:style-name="P32">PHOTOBJFILTER_ID</text:p>
          </table:table-cell>
          <table:table-cell table:style-name="Table15.B4" office:value-type="string">
            <text:p text:style-name="P32">UNSIGNED INT</text:p>
          </table:table-cell>
          <table:table-cell table:style-name="Table15.C4" office:value-type="string">
            <text:p text:style-name="P33">Primary</text:p>
          </table:table-cell>
          <table:table-cell table:style-name="Table15.D4" office:value-type="string">
            <text:p text:style-name="P32"/>
          </table:table-cell>
          <table:table-cell table:style-name="Table15.E4" office:value-type="string">
            <text:p text:style-name="P32">Auto Increment</text:p>
          </table:table-cell>
        </table:table-row>
        <table:table-row>
          <table:table-cell table:style-name="Table15.A4" office:value-type="string">
            <text:p text:style-name="P32">PHOTOBJECT_ID</text:p>
          </table:table-cell>
          <table:table-cell table:style-name="Table15.B4" office:value-type="string">
            <text:p text:style-name="P32">UNSIGNED INT</text:p>
          </table:table-cell>
          <table:table-cell table:style-name="Table15.C4" office:value-type="string">
            <text:p text:style-name="P33"/>
          </table:table-cell>
          <table:table-cell table:style-name="Table15.D4" office:value-type="string">
            <text:p text:style-name="P32">TBL_PHOTOBJECTS.PHOTOBJ_ID</text:p>
          </table:table-cell>
          <table:table-cell table:style-name="Table15.E4" office:value-type="string">
            <text:p text:style-name="P32"/>
          </table:table-cell>
        </table:table-row>
        <table:table-row>
          <table:table-cell table:style-name="Table15.A4" office:value-type="string">
            <text:p text:style-name="P32">FILTER_ID</text:p>
          </table:table-cell>
          <table:table-cell table:style-name="Table15.B4" office:value-type="string">
            <text:p text:style-name="P32">UNSIGNED INT</text:p>
          </table:table-cell>
          <table:table-cell table:style-name="Table15.C4" office:value-type="string">
            <text:p text:style-name="P33"/>
          </table:table-cell>
          <table:table-cell table:style-name="Table15.D4" office:value-type="string">
            <text:p text:style-name="P32">TBL_FILTERS.FILTER_ID</text:p>
          </table:table-cell>
          <table:table-cell table:style-name="Table15.E4" office:value-type="string">
            <text:p text:style-name="P32"/>
          </table:table-cell>
        </table:table-row>
      </table:table>
      <text:h text:style-name="P197" text:outline-level="3">TBL_FILTERS</text:h>
      <text:p text:style-name="P96">This is a list of possible filters that may be used with Astronomical camera. All the most likely types are included in the initial list.</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4">Field Name</text:p>
          </table:table-cell>
          <table:table-cell table:style-name="Table12.A1" office:value-type="string">
            <text:p text:style-name="P24">Data Type</text:p>
          </table:table-cell>
          <table:table-cell table:style-name="Table12.A1" office:value-type="string">
            <text:p text:style-name="P24">Index</text:p>
          </table:table-cell>
          <table:table-cell table:style-name="Table12.A1" office:value-type="string">
            <text:p text:style-name="P24">Foreign Key</text:p>
          </table:table-cell>
          <table:table-cell table:style-name="Table12.E1" office:value-type="string">
            <text:p text:style-name="P24">Comments</text:p>
          </table:table-cell>
        </table:table-row>
        <table:table-row>
          <table:table-cell table:style-name="Table12.A4" office:value-type="string">
            <text:p text:style-name="P36">FILTER_ID</text:p>
          </table:table-cell>
          <table:table-cell table:style-name="Table12.B4" office:value-type="string">
            <text:p text:style-name="P36">UNSIGNED INT</text:p>
          </table:table-cell>
          <table:table-cell table:style-name="Table12.C4" office:value-type="string">
            <text:p text:style-name="P22">Primary</text:p>
          </table:table-cell>
          <table:table-cell table:style-name="Table12.D4" office:value-type="string">
            <text:p text:style-name="P36"/>
          </table:table-cell>
          <table:table-cell table:style-name="Table12.E4" office:value-type="string">
            <text:p text:style-name="P36">Auto Increment</text:p>
          </table:table-cell>
        </table:table-row>
        <table:table-row>
          <table:table-cell table:style-name="Table12.A4" office:value-type="string">
            <text:p text:style-name="P36">SHORTTEXT</text:p>
          </table:table-cell>
          <table:table-cell table:style-name="Table12.B4" office:value-type="string">
            <text:p text:style-name="P36">VARCHAR(6)</text:p>
          </table:table-cell>
          <table:table-cell table:style-name="Table12.C4" office:value-type="string">
            <text:p text:style-name="P22"/>
          </table:table-cell>
          <table:table-cell table:style-name="Table12.D4" office:value-type="string">
            <text:p text:style-name="P36"/>
          </table:table-cell>
          <table:table-cell table:style-name="Table12.E4" office:value-type="string">
            <text:p text:style-name="P36"/>
          </table:table-cell>
        </table:table-row>
        <table:table-row>
          <table:table-cell table:style-name="Table12.A4" office:value-type="string">
            <text:p text:style-name="P36">LONGTEXT</text:p>
          </table:table-cell>
          <table:table-cell table:style-name="Table12.B4" office:value-type="string">
            <text:p text:style-name="P36">VARCHAR2(20)</text:p>
          </table:table-cell>
          <table:table-cell table:style-name="Table12.C4" office:value-type="string">
            <text:p text:style-name="P36"/>
          </table:table-cell>
          <table:table-cell table:style-name="Table12.D4" office:value-type="string">
            <text:p text:style-name="P36"/>
          </table:table-cell>
          <table:table-cell table:style-name="Table12.E4" office:value-type="string">
            <text:p text:style-name="P36"/>
          </table:table-cell>
        </table:table-row>
      </table:table>
      <text:p text:style-name="P11"/>
      <text:p text:style-name="P11">Description This table stores a list of all available filters. This includes photometry filters and other filters. This is not a list of filters that the user has, but rather an exhaustive list of all possible filters.</text:p>
      <text:h text:style-name="P199" text:outline-level="3">TBL_<text:span text:style-name="T95">TARGETS</text:span></text:h>
      <text:p text:style-name="P287">This is the list of targets that are associated with <text:span text:style-name="T96">an observing plan.</text:span></text:p>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291">Field Name</text:p>
          </table:table-cell>
          <table:table-cell table:style-name="Table36.A1" office:value-type="string">
            <text:p text:style-name="P291">Data Type</text:p>
          </table:table-cell>
          <table:table-cell table:style-name="Table36.A1" office:value-type="string">
            <text:p text:style-name="P291">Index</text:p>
          </table:table-cell>
          <table:table-cell table:style-name="Table36.A1" office:value-type="string">
            <text:p text:style-name="P291">Foreign Key</text:p>
          </table:table-cell>
          <table:table-cell table:style-name="Table36.E1" office:value-type="string">
            <text:p text:style-name="P291">Comments</text:p>
          </table:table-cell>
        </table:table-row>
        <table:table-row>
          <table:table-cell table:style-name="Table36.A6" office:value-type="string">
            <text:p text:style-name="P294">TARGET_ID</text:p>
          </table:table-cell>
          <table:table-cell table:style-name="Table36.B6" office:value-type="string">
            <text:p text:style-name="P293">UNSIGNED INT</text:p>
          </table:table-cell>
          <table:table-cell table:style-name="Table36.C6" office:value-type="string">
            <text:p text:style-name="P292">Primary</text:p>
          </table:table-cell>
          <table:table-cell table:style-name="Table36.D6" office:value-type="string">
            <text:p text:style-name="P293"/>
          </table:table-cell>
          <table:table-cell table:style-name="Table36.E6" office:value-type="string">
            <text:p text:style-name="P293">Auto Increment</text:p>
          </table:table-cell>
        </table:table-row>
        <table:table-row>
          <table:table-cell table:style-name="Table36.A6" office:value-type="string">
            <text:p text:style-name="P294">TARGETTYPE_ID</text:p>
          </table:table-cell>
          <table:table-cell table:style-name="Table36.B6" office:value-type="string">
            <text:p text:style-name="P294">INT(11)</text:p>
          </table:table-cell>
          <table:table-cell table:style-name="Table36.C6" office:value-type="string">
            <text:p text:style-name="P292"/>
          </table:table-cell>
          <table:table-cell table:style-name="Table36.D6" office:value-type="string">
            <text:p text:style-name="P294">Yes</text:p>
          </table:table-cell>
          <table:table-cell table:style-name="Table36.E6" office:value-type="string">
            <text:p text:style-name="P293"/>
          </table:table-cell>
        </table:table-row>
        <table:table-row>
          <table:table-cell table:style-name="Table36.A6" office:value-type="string">
            <text:p text:style-name="P294">RANK</text:p>
          </table:table-cell>
          <table:table-cell table:style-name="Table36.B6" office:value-type="string">
            <text:p text:style-name="P293"><text:span text:style-name="T96">INT(10)</text:span></text:p>
          </table:table-cell>
          <table:table-cell table:style-name="Table36.C6" office:value-type="string">
            <text:p text:style-name="P293"/>
          </table:table-cell>
          <table:table-cell table:style-name="Table36.D6" office:value-type="string">
            <text:p text:style-name="P293"/>
          </table:table-cell>
          <table:table-cell table:style-name="Table36.E6" office:value-type="string">
            <text:p text:style-name="P293"/>
          </table:table-cell>
        </table:table-row>
        <table:table-row>
          <table:table-cell table:style-name="Table36.A6" office:value-type="string">
            <text:p text:style-name="P294">PLAN_ID</text:p>
          </table:table-cell>
          <table:table-cell table:style-name="Table36.B6" office:value-type="string">
            <text:p text:style-name="P294">INT(11)</text:p>
          </table:table-cell>
          <table:table-cell table:style-name="Table36.C6" office:value-type="string">
            <text:p text:style-name="P293"/>
          </table:table-cell>
          <table:table-cell table:style-name="Table36.D6" office:value-type="string">
            <text:p text:style-name="P294">Yes</text:p>
          </table:table-cell>
          <table:table-cell table:style-name="Table36.E6" office:value-type="string">
            <text:p text:style-name="P293"/>
          </table:table-cell>
        </table:table-row>
        <table:table-row>
          <table:table-cell table:style-name="Table36.A6" office:value-type="string">
            <text:p text:style-name="P294">NAME_ID</text:p>
          </table:table-cell>
          <table:table-cell table:style-name="Table36.B6" office:value-type="string">
            <text:p text:style-name="P294">INT(10)</text:p>
          </table:table-cell>
          <table:table-cell table:style-name="Table36.C6" office:value-type="string">
            <text:p text:style-name="P293"/>
          </table:table-cell>
          <table:table-cell table:style-name="Table36.D6" office:value-type="string">
            <text:p text:style-name="P294"/>
          </table:table-cell>
          <table:table-cell table:style-name="Table36.E6" office:value-type="string">
            <text:p text:style-name="P293"/>
          </table:table-cell>
        </table:table-row>
      </table:table>
      <text:p text:style-name="P258">The TARGETTYPE_ID determines the target type and also how the NAME_ID is interpreted.</text:p>
      <text:p text:style-name="P259">TARGETTYPE_ID = 1 <text:span text:style-name="T97">=&gt; Major Planet, NAME_ID = Planet Number.</text:span></text:p>
      <text:p text:style-name="P259">TARGETTYPE_ID = 2 <text:span text:style-name="T97">=&gt; Minor Planet, NAME_ID = Minor Planet Number. (MPCORB)</text:span></text:p>
      <text:p text:style-name="P259">TARGETTYPE_ID = 3 <text:span text:style-name="T98">=&gt; Comet</text:span></text:p>
      <text:p text:style-name="P259">TARGETTYPE_ID = 4 <text:span text:style-name="T98">=&gt; Stellar Object, NAME_ID = ATID NAME_ID</text:span></text:p>
      <text:h text:style-name="Heading_20_1" text:outline-level="1">Algorithms</text:h>
      <text:p text:style-name="P102">Some of the algorithms used are detailed in this section. As the software is open source, a <text:soft-page-break/>complete description of the code can be found in the code itself. Where more detailed explanations are required, it may be found in this section.</text:p>
      <text:h text:style-name="P218" text:outline-level="2">Geometrical Image Transformation</text:h>
      <text:p text:style-name="P119">All the geometrical image transformations have both a forward and reverse transform. The convention is that the forward transform is used to transform a pixel coordinate from the original image to the transformed image, while the reverse transform is used to convert a coordinate in the transformed image to the corresponding coordinate in the original image.</text:p>
      <text:p text:style-name="P119">AIRDAS uses both the forward and reverse transforms depending on the circumstances.</text:p>
      <text:h text:style-name="P198" text:outline-level="3">Translate/Rotate/Scale (TRS)</text:h>
      <text:p text:style-name="P119">This algorithm is used when an images need to be aligned. There is a forward and reverse algorithm for the TRS algorithm.</text:p>
      <text:h text:style-name="P179" text:outline-level="4">Forward Algorithm</text:h>
      <text:p text:style-name="P121">The forward algorithm converts a point on the original image to a point on the aligned image.</text:p>
      <text:p text:style-name="P120"><draw:frame draw:style-name="fr1" draw:name="Object15" text:anchor-type="as-char" svg:width="5.981cm" svg:height="6.736cm" draw:z-index="5"><draw:object xlink:href="./Object 15" xlink:type="simple" xlink:show="embed" xlink:actuate="onLoad"/><draw:image xlink:href="./ObjectReplacements/Object 15" xlink:type="simple" xlink:show="embed" xlink:actuate="onLoad"/></draw:frame></text:p>
      <text:h text:style-name="P180" text:outline-level="4">Reverse Algorithm</text:h>
      <text:p text:style-name="P122"><draw:frame draw:style-name="fr2" draw:name="Object14" text:anchor-type="paragraph" svg:y="0.594cm" svg:width="6.495cm" svg:height="6.676cm" draw:z-index="3"><draw:object xlink:href="./Object 14" xlink:type="simple" xlink:show="embed" xlink:actuate="onLoad"/><draw:image xlink:href="./ObjectReplacements/Object 14" xlink:type="simple" xlink:show="embed" xlink:actuate="onLoad"/></draw:frame>The reverse algorithm converts a point on the aligned image back to a point on the original image.</text:p>
      <text:h text:style-name="Heading_20_2" text:outline-level="2">Astrometry</text:h>
      <text:h text:style-name="Heading_20_3" text:outline-level="3"><text:soft-page-break/>Plate Constant Determination</text:h>
      <text:p text:style-name="Text_20_body">To determine the plate constants, we need to begin with the following information:</text:p>
      <text:list xml:id="list3849922064" text:style-name="L21">
        <text:list-item>
          <text:p text:style-name="P281">The approximate centre of the plate;</text:p>
        </text:list-item>
        <text:list-item>
          <text:p text:style-name="P281">At least three identified stars having the following:</text:p>
        </text:list-item>
      </text:list>
      <text:list xml:id="list3605595509" text:style-name="L22">
        <text:list-item>
          <text:p text:style-name="P282">Catalogue coordinates (<text:span text:style-name="T1">α</text:span><text:span text:style-name="T2">, </text:span><text:span text:style-name="T1">δ</text:span><text:span text:style-name="T2">)</text:span></text:p>
        </text:list-item>
        <text:list-item>
          <text:p text:style-name="P283">Measured coordinates (x, y)</text:p>
        </text:list-item>
      </text:list>
      <text:p text:style-name="Text_20_body">The following steps are then followed:</text:p>
      <text:list xml:id="list882141096" text:style-name="L23">
        <text:list-item>
          <text:p text:style-name="P285">Determine the focal length</text:p>
        </text:list-item>
      </text:list>
      <text:p text:style-name="P5">The angular distance (<text:span text:style-name="T1">ω</text:span><text:span text:style-name="T2">) </text:span>between the stellar objects is given by:</text:p>
      <text:p text:style-name="P2"><draw:frame draw:style-name="fr1" draw:name="Object5" text:anchor-type="as-char" svg:width="9.266cm" svg:height="0.529cm" draw:z-index="6"><draw:object xlink:href="./Object 6" xlink:type="simple" xlink:show="embed" xlink:actuate="onLoad"/><draw:image xlink:href="./ObjectReplacements/Object 6" xlink:type="simple" xlink:show="embed" xlink:actuate="onLoad"/><svg:desc>formula</svg:desc></draw:frame></text:p>
      <text:p text:style-name="P5">The focal length (F) is then:</text:p>
      <text:p text:style-name="P2"><draw:frame draw:style-name="fr1" draw:name="Object6" text:anchor-type="as-char" svg:width="1.277cm" svg:height="0.774cm" draw:z-index="8"><draw:object xlink:href="./Object 7" xlink:type="simple" xlink:show="embed" xlink:actuate="onLoad"/><draw:image xlink:href="./ObjectReplacements/Object 7" xlink:type="simple" xlink:show="embed" xlink:actuate="onLoad"/><svg:desc>formula</svg:desc></draw:frame></text:p>
      <text:p text:style-name="P5">where (s) is the linear distance between the two stars.</text:p>
      <text:p text:style-name="P7"><draw:frame draw:style-name="fr1" draw:name="Object7" text:anchor-type="as-char" svg:width="4.456cm" svg:height="0.633cm" draw:z-index="9"><draw:object xlink:href="./Object 5" xlink:type="simple" xlink:show="embed" xlink:actuate="onLoad"/><draw:image xlink:href="./ObjectReplacements/Object 5" xlink:type="simple" xlink:show="embed" xlink:actuate="onLoad"/><svg:desc>formula</svg:desc></draw:frame></text:p>
      <text:list xml:id="list215819617350177" text:continue-numbering="true" text:style-name="L23">
        <text:list-item>
          <text:p text:style-name="P284">Divide all the (x,y) by F</text:p>
        </text:list-item>
      </text:list>
      <text:p text:style-name="Standard"><text:span text:style-name="T2">The coordinates on the tangent plane are taken to be (</text:span><text:span text:style-name="T1">ζ</text:span><text:span text:style-name="T2">, </text:span><text:span text:style-name="T1">η</text:span><text:span text:style-name="T2">), these are called the standard coordinates.</text:span></text:p>
      <text:p text:style-name="P6"/>
      <text:p text:style-name="P6"/>
      <text:p text:style-name="Standard"/>
      <text:p text:style-name="P2"><draw:frame draw:style-name="fr1" draw:name="Object3" text:anchor-type="as-char" svg:width="8.5cm" svg:height="1.028cm" draw:z-index="10"><draw:object xlink:href="./Object 4" xlink:type="simple" xlink:show="embed" xlink:actuate="onLoad"/><draw:image xlink:href="./ObjectReplacements/Object 4" xlink:type="simple" xlink:show="embed" xlink:actuate="onLoad"/><svg:desc>formula</svg:desc></draw:frame></text:p>
      <text:p text:style-name="P2"><draw:frame draw:style-name="fr1" draw:name="Object4" text:anchor-type="as-char" svg:width="6.96cm" svg:height="1.028cm" draw:z-index="0"><draw:object xlink:href="./Object 1" xlink:type="simple" xlink:show="embed" xlink:actuate="onLoad"/><draw:image xlink:href="./ObjectReplacements/Object 1" xlink:type="simple" xlink:show="embed" xlink:actuate="onLoad"/><svg:desc>formula</svg:desc></draw:frame></text:p>
      <text:p text:style-name="P5"/>
      <text:p text:style-name="Standard">The plate constants are determined using the following equations:</text:p>
      <text:p text:style-name="P2"><draw:frame draw:style-name="fr1" draw:name="Object1" text:anchor-type="as-char" svg:width="3.141cm" svg:height="0.469cm" draw:z-index="1"><draw:object xlink:href="./Object 3" xlink:type="simple" xlink:show="embed" xlink:actuate="onLoad"/><draw:image xlink:href="./ObjectReplacements/Object 3" xlink:type="simple" xlink:show="embed" xlink:actuate="onLoad"/><svg:desc>formula</svg:desc></draw:frame></text:p>
      <text:p text:style-name="P2"><draw:frame draw:style-name="fr1" draw:name="Object2" text:anchor-type="as-char" svg:width="3.157cm" svg:height="0.485cm" draw:z-index="2"><draw:object xlink:href="./Object 2" xlink:type="simple" xlink:show="embed" xlink:actuate="onLoad"/><draw:image xlink:href="./ObjectReplacements/Object 2" xlink:type="simple" xlink:show="embed" xlink:actuate="onLoad"/><svg:desc>formula</svg:desc></draw:frame></text:p>
      <text:p text:style-name="P2"/>
      <text:h text:style-name="P219" text:outline-level="2">Statistics</text:h>
      <text:p text:style-name="P99">The statistics function used are multi-threaded as much as possible due to the large number of data points present in an image. The MCL library presents a number of multi-threaded statistics functions.</text:p>
      <text:p text:style-name="P103">The variables below are used in the discussion of the statistical functions.</text:p>
      <text:p text:style-name="P99"><draw:frame draw:style-name="fr1" draw:name="Object9" text:anchor-type="as-char" svg:width="4.023cm" svg:height="1.512cm" draw:z-index="11"><draw:object xlink:href="./Object 9" xlink:type="simple" xlink:show="embed" xlink:actuate="onLoad"/><draw:image xlink:href="./ObjectReplacements/Object 9" xlink:type="simple" xlink:show="embed" xlink:actuate="onLoad"/></draw:frame></text:p>
      <text:h text:style-name="P204" text:outline-level="3"><text:soft-page-break/>Mean –<text:span text:style-name="T37"> MCL::mean(...)</text:span></text:h>
      <text:p text:style-name="P158">The arithmetic mean is used for calculating the mean.</text:p>
      <text:p text:style-name="P163"><draw:frame draw:style-name="fr1" draw:name="Object10" text:anchor-type="as-char" svg:width="2.131cm" svg:height="1.141cm" draw:z-index="12"><draw:object xlink:href="./Object 10" xlink:type="simple" xlink:show="embed" xlink:actuate="onLoad"/><draw:image xlink:href="./ObjectReplacements/Object 10" xlink:type="simple" xlink:show="embed" xlink:actuate="onLoad"/></draw:frame></text:p>
      <text:p text:style-name="P159">The algorithm for calculating the mean can be found in the file “MCL/Include/Statistics/mean.hpp”.</text:p>
      <text:h text:style-name="P204" text:outline-level="3">Median</text:h>
      <text:h text:style-name="P204" text:outline-level="3">Min/Max</text:h>
      <text:h text:style-name="P204" text:outline-level="3">Standard Deviation –<text:span text:style-name="T37"> MCL::stdev(...)</text:span></text:h>
      <text:p text:style-name="P160">The standard deviation is calculated from the square root of the variances.</text:p>
      <text:p text:style-name="P161"><draw:frame draw:style-name="fr3" draw:name="Object8" text:anchor-type="as-char" svg:width="1.431cm" svg:height="0.572cm" draw:z-index="13"><draw:object xlink:href="./Object 8" xlink:type="simple" xlink:show="embed" xlink:actuate="onLoad"/><draw:image xlink:href="./ObjectReplacements/Object 8" xlink:type="simple" xlink:show="embed" xlink:actuate="onLoad"/></draw:frame></text:p>
      <text:p text:style-name="P162">The algorithm for standard deviation can be found in the file “MCL/Include/Statistics/stdev.hpp”.</text:p>
      <text:h text:style-name="P204" text:outline-level="3">Variance –<text:span text:style-name="T37"> MCL::variance(...)</text:span></text:h>
      <text:p text:style-name="P84"><draw:frame draw:style-name="fr1" draw:name="Object11" text:anchor-type="as-char" svg:width="3.664cm" svg:height="2.254cm" draw:z-index="14"><draw:object xlink:href="./Object 11" xlink:type="simple" xlink:show="embed" xlink:actuate="onLoad"/><draw:image xlink:href="./ObjectReplacements/Object 11" xlink:type="simple" xlink:show="embed" xlink:actuate="onLoad"/></draw:frame></text:p>
      <text:p text:style-name="P85">The variance procedure uses two algorithms. One to calculate the variances of each subset, and the second to calculate the variance of the combined subsets.</text:p>
      <text:p text:style-name="P100"><text:span text:style-name="T4">The Knuth and Welford algorithm is used to calculate the data for each subset. The Chan et al. a</text:span><text:span text:style-name="T5">lgorithm</text:span><text:span text:style-name="T4"> is used to calculate the variance of the subset data.</text:span></text:p>
      <text:p text:style-name="P101"><text:span text:style-name="T6">The code for the variance calculation can be found in “MCL/</text:span><text:span text:style-name="T7">include/</text:span><text:span text:style-name="T8">Statistics/</text:span><text:span text:style-name="T6">variance.</text:span><text:span text:style-name="T7">hpp</text:span><text:span text:style-name="T6">”.</text:span></text:p>
      <text:h text:style-name="P221" text:outline-level="2">Determining the FWHM</text:h>
      <text:p text:style-name="P86">The FWHM is determined by fitting a 2D Gaussian curve to the star image.</text:p>
      <text:p text:style-name="P86">The equation to be fitted is:</text:p>
      <text:p text:style-name="P87"><draw:frame draw:style-name="fr4" draw:name="Object12" text:anchor-type="as-char" svg:width="4.052cm" svg:height="1.057cm" draw:z-index="4"><draw:object xlink:href="./Object 12" xlink:type="simple" xlink:show="embed" xlink:actuate="onLoad"/><draw:image xlink:href="./ObjectReplacements/Object 12" xlink:type="simple" xlink:show="embed" xlink:actuate="onLoad"/></draw:frame></text:p>
      <text:p text:style-name="P104"><text:span text:style-name="T10">This is an equation in two dimensions with 4 parameters. </text:span><text:span text:style-name="T9">There are thus 4 unknowns that need to be determined. Provided that we have more than 4 points, this can be solved using </text:span><text:span text:style-name="T10">non-linear</text:span><text:span text:style-name="T9">-</text:span><text:span text:style-name="T10">l</text:span><text:span text:style-name="T9">east-squares methods.</text:span></text:p>
      <text:p text:style-name="P88">Due to the effect of the long-tails that leads to poor accuracy, the curve is only fitted to the middle part of the data. This is done to improve accuracy.</text:p>
      <text:p text:style-name="P88">Once the data has been <text:span text:style-name="T38">non-linear-</text:span>least-squares fitted, then the FWHM value can be calculated. </text:p>
      <text:p text:style-name="P94"><text:soft-page-break/>The Dlib function to solve non-linear least squares is used to calculate the four parameters. The FWHM is then calculated from:</text:p>
      <text:p text:style-name="P89"><draw:frame draw:style-name="fr1" draw:name="Object13" text:anchor-type="as-char" svg:width="4.265cm" svg:height="1.012cm" draw:z-index="7"><draw:object xlink:href="./Object 13" xlink:type="simple" xlink:show="embed" xlink:actuate="onLoad"/><draw:image xlink:href="./ObjectReplacements/Object 13" xlink:type="simple" xlink:show="embed" xlink:actuate="onLoad"/></draw:frame></text:p>
      <text:p text:style-name="P90">The absolute value is used as there will be two valid solutions, one with w positive and one with w negative. By taking the absolute value, this is corrected.</text:p>
      <text:p text:style-name="Standard"/>
      <text:h text:style-name="P226" text:outline-level="1">Recommended Reading</text:h>
      <text:p text:style-name="P126">The following books are recommended reading to understand how the various algorithms work. They can also give more details on the how-to of image analysis.</text:p>
      <text:h text:style-name="Heading_20_2" text:outline-level="2">Books</text:h>
      <text:list xml:id="list3233638546" text:style-name="L24">
        <text:list-item>
          <text:p text:style-name="P286">Explanatory Supplement to the Astronomical Almanac, </text:p>
        </text:list-item>
        <text:list-item>
          <text:p text:style-name="P286">Definition of the flexible image transport system (FITS). FITS Standard Version 3.0 2008 July 10</text:p>
        </text:list-item>
        <text:list-item>
          <text:p text:style-name="P286">The Handbook of Astronomical Image Processing</text:p>
        </text:list-item>
      </text:list>
      <text:h text:style-name="P227" text:outline-level="1" text:is-list-header="true"/>
      <text:h text:style-name="P228" text:outline-level="1">GNU Free Documentation License</text:h>
      <text:p text:style-name="P168">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114">0. PREAMBLE</text:p>
      <text:p text:style-name="P115">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115">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114">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text:soft-page-break/>Cover Texts, in the notice that says that the Document is released under this License. A Front-Cover Text may</text:p>
      <text:p text:style-name="Text_20_body">be at most 5 words, and a Back-Cover Text may be at most 25 words. </text:p>
      <text:p text:style-name="P11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115">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15">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115">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114">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p text:style-name="P114">3. COPYING IN QUANTITY</text:p>
      <text:p text:style-name="Text_20_body"><text:soft-page-break/>If you publish printed copies (or copies in media that commonly have printed covers) of the Document, numbering more than 100, and the Document's license notice requires Cover Texts, you must enclose the</text:p>
      <text:p text:style-name="P115">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115">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11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115">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114">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xt:span text:style-name="T55">t</text:span>erms of this License, in the form shown in the Addendum below.</text:p>
      <text:p text:style-name="Text_20_body"><text:soft-page-break/>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55">p</text:span>ublisher of the Modified Version as given on the Title Page. If there is no section Entitled "History" in the Document, create one <text:span text:style-name="T55">s</text:span>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114">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text:soft-page-break/>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114">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14">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14">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114"><text:soft-page-break/>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114">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114">11. RELICENSING</text:p>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ext:soft-page-break/>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text-properties style:font-name="Liberation Sans"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199cm" loext:contextual-spacing="false" style:register-true="true" style:shadow="none"/>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loext:graphic-properties draw:fill="none" draw:fill-color="#99ccff"/>
      <style:paragraph-properties fo:margin-left="1cm" fo:margin-right="0cm" fo:margin-top="0.3cm" fo:margin-bottom="0.3cm" loext:contextual-spacing="false" fo:text-indent="-1cm" style:auto-text-indent="false" style:page-number="auto" fo:background-color="transparent" style:shadow="none">
        <style:tab-stops>
          <style:tab-stop style:position="1cm"/>
        </style:tab-stops>
      </style:paragraph-propertie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loext:graphic-properties draw:fill="none" draw:fill-color="#99ccff"/>
      <style:paragraph-properties fo:margin-left="0cm" fo:margin-right="0cm" fo:margin-top="0.101cm" fo:margin-bottom="0.101cm" loext:contextual-spacing="false" fo:text-indent="0cm" style:auto-text-indent="false" style:page-number="auto" fo:background-color="transparent"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499cm"/>
        </style:tab-stops>
      </style:paragraph-properties>
      <style:text-properties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loext:graphic-properties draw:fill="none" draw:fill-color="#99ccff"/>
      <style:paragraph-properties style:page-number="auto" fo:background-color="transparent" style:shadow="none" text:number-lines="false" text:line-number="0">
        <style:tab-stops/>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loext: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Times New Roman" fo:font-family="'Times New Roman'" style:font-family-generic="roman" style:font-pitch="variable" fo:font-size="11pt" style:font-name-asian="OpenSymbol1" style:font-family-asian="OpenSymbol" style:font-size-asian="9.60000038146973pt" style:font-name-complex="OpenSymbol1" style:font-family-complex="OpenSymbol" style:font-size-complex="11pt"/>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8-09-01T21:06:56.882342507</dc:date>
    <meta:editing-duration>P19DT11H10M50S</meta:editing-duration>
    <meta:editing-cycles>473</meta:editing-cycles>
    <meta:generator>LibreOffice/6.0.3.2$Linux_X86_64 LibreOffice_project/00m0$Build-2</meta:generator>
    <meta:document-statistic meta:table-count="36" meta:image-count="0" meta:object-count="15" meta:page-count="51" meta:paragraph-count="1566" meta:word-count="15927" meta:character-count="97759" meta:non-whitespace-character-count="83464"/>
  </office:meta>
</office:document-meta>
</file>

<file path=Object 1/content.xml><?xml version="1.0" encoding="utf-8"?>
<math xmlns="http://www.w3.org/1998/Math/MathML" display="block">
  <semantics>
    <mrow>
      <mrow>
        <mi mathvariant="normal">η</mi>
        <mo stretchy="false">=</mo>
        <mi>tan</mi>
      </mrow>
      <mi mathvariant="normal">ε</mi>
      <mi>cos</mi>
      <mrow>
        <mi mathvariant="normal">γ</mi>
        <mo stretchy="false">=</mo>
        <mfrac>
          <mrow>
            <mi>tan</mi>
            <mrow>
              <mi mathvariant="normal">δ</mi>
              <mo stretchy="false">−</mo>
              <mi>tan</mi>
            </mrow>
            <mi>D</mi>
            <mi>cos</mi>
            <mrow>
              <mo fence="true" stretchy="false">(</mo>
              <mrow>
                <mrow>
                  <mi mathvariant="normal">α</mi>
                  <mo stretchy="false">−</mo>
                  <mi>A</mi>
                </mrow>
              </mrow>
              <mo fence="true" stretchy="false">)</mo>
            </mrow>
          </mrow>
          <mrow>
            <mi>tan</mi>
            <mi>D</mi>
            <mi>tan</mi>
            <mrow>
              <mi mathvariant="normal">δ</mi>
              <mo stretchy="false">+</mo>
              <mi>cos</mi>
            </mrow>
            <mrow>
              <mo fence="true" stretchy="false">(</mo>
              <mrow>
                <mrow>
                  <mi mathvariant="normal">α</mi>
                  <mo stretchy="false">−</mo>
                  <mi>A</mi>
                </mrow>
              </mrow>
              <mo fence="true" stretchy="false">)</mo>
            </mrow>
          </mrow>
        </mfrac>
      </mrow>
    </mrow>
    <annotation encoding="StarMath 5.0">%eta = tan{%varepsilon}cos{%gamma}= {tan{%delta}-tan{D}cos(%alpha-A)} over {tan{D}tan{%delta}+cos(%alpha-A)} </annotation>
  </semantics>
</math>
</file>

<file path=Object 10/content.xml><?xml version="1.0" encoding="utf-8"?>
<math xmlns="http://www.w3.org/1998/Math/MathML" display="block">
  <semantics>
    <mrow>
      <mover accent="true">
        <mi>x</mi>
        <mo stretchy="false">¯</mo>
      </mover>
      <mo stretchy="false">=</mo>
      <mrow>
        <mfrac>
          <mn>1</mn>
          <mi>n</mi>
        </mfrac>
        <mo stretchy="false">⋅</mo>
        <mrow>
          <munderover>
            <mo stretchy="false">∑</mo>
            <mrow>
              <mi>i</mi>
              <mo stretchy="false">=</mo>
              <mn>1</mn>
            </mrow>
            <mi>n</mi>
          </munderover>
          <msub>
            <mi>x</mi>
            <mi>i</mi>
          </msub>
        </mrow>
      </mrow>
    </mrow>
    <annotation encoding="StarMath 5.0">{bar x} = {1 over n} cdot {sum from {i=1} to {n} x_i}</annotation>
  </semantics>
</math>
</file>

<file path=Object 11/content.xml><?xml version="1.0" encoding="utf-8"?>
<math xmlns="http://www.w3.org/1998/Math/MathML" display="block">
  <semantics>
    <mrow>
      <msup>
        <mi>s</mi>
        <mn>2</mn>
      </msup>
      <mo stretchy="false">=</mo>
      <mfrac>
        <mrow>
          <mrow>
            <munderover>
              <mo stretchy="false">∑</mo>
              <mrow>
                <mi>i</mi>
                <mo stretchy="false">=</mo>
                <mn>1</mn>
              </mrow>
              <mi>n</mi>
            </munderover>
            <msubsup>
              <mi>x</mi>
              <mi>i</mi>
              <mn>2</mn>
            </msubsup>
          </mrow>
          <mo stretchy="false">−</mo>
          <mfrac>
            <msup>
              <mrow>
                <mo fence="true" stretchy="false">(</mo>
                <mrow>
                  <mrow>
                    <munderover>
                      <mo stretchy="false">∑</mo>
                      <mrow>
                        <mi>i</mi>
                        <mo stretchy="false">=</mo>
                        <mn>1</mn>
                      </mrow>
                      <mi>n</mi>
                    </munderover>
                    <msub>
                      <mi>x</mi>
                      <mi>i</mi>
                    </msub>
                  </mrow>
                </mrow>
                <mo fence="true" stretchy="false">)</mo>
              </mrow>
              <mn>2</mn>
            </msup>
            <mi>n</mi>
          </mfrac>
        </mrow>
        <mrow>
          <mi>n</mi>
          <mo stretchy="false">−</mo>
          <mn>1</mn>
        </mrow>
      </mfrac>
    </mrow>
    <annotation encoding="StarMath 5.0">s^2 = {{sum from {i=1} to {n} x_i^2}-{(sum from {i=1} to {n} x_i)^2 over n}} over {n-1}</annotation>
  </semantics>
</math>
</file>

<file path=Object 12/content.xml><?xml version="1.0" encoding="utf-8"?>
<math xmlns="http://www.w3.org/1998/Math/MathML" display="block">
  <semantics>
    <mrow>
      <msub>
        <mi>I</mi>
        <mi mathvariant="italic">xy</mi>
      </msub>
      <mo stretchy="false">=</mo>
      <mrow>
        <mi>A</mi>
        <mo stretchy="false">⋅</mo>
        <msup>
          <mi>e</mi>
          <mrow>
            <mo stretchy="false">−</mo>
            <mrow>
              <mo fence="true" stretchy="true">(</mo>
              <mrow>
                <mfrac>
                  <mrow>
                    <msup>
                      <mrow>
                        <mo fence="true" stretchy="false">(</mo>
                        <mrow>
                          <mrow>
                            <mi>x</mi>
                            <mo stretchy="false">−</mo>
                            <msub>
                              <mi>x</mi>
                              <mi>o</mi>
                            </msub>
                          </mrow>
                        </mrow>
                        <mo fence="true" stretchy="false">)</mo>
                      </mrow>
                      <mn>2</mn>
                    </msup>
                    <mo stretchy="false">+</mo>
                    <msup>
                      <mrow>
                        <mo fence="true" stretchy="false">(</mo>
                        <mrow>
                          <mrow>
                            <mi>y</mi>
                            <mo stretchy="false">−</mo>
                            <msub>
                              <mi>y</mi>
                              <mi>o</mi>
                            </msub>
                          </mrow>
                        </mrow>
                        <mo fence="true" stretchy="false">)</mo>
                      </mrow>
                      <mn>2</mn>
                    </msup>
                  </mrow>
                  <mrow>
                    <mn>2</mn>
                    <msup>
                      <mi>w</mi>
                      <mn>2</mn>
                    </msup>
                  </mrow>
                </mfrac>
              </mrow>
              <mo fence="true" stretchy="true">)</mo>
            </mrow>
          </mrow>
        </msup>
      </mrow>
    </mrow>
    <annotation encoding="StarMath 5.0">I_xy = A cdot e^{-left ( {(x-x_o)^2 + (y-y_o)^2} over {2w^2} right )}</annotation>
  </semantics>
</math>
</file>

<file path=Object 13/content.xml><?xml version="1.0" encoding="utf-8"?>
<math xmlns="http://www.w3.org/1998/Math/MathML" display="block">
  <semantics>
    <mtable>
      <mtr>
        <mtd>
          <mrow>
            <mrow>
              <mi mathvariant="italic">FWHM</mi>
              <mo stretchy="false">=</mo>
              <mn>2</mn>
            </mrow>
            <mrow>
              <msqrt>
                <mrow>
                  <mn>2</mn>
                  <mi>ln</mi>
                  <mrow>
                    <mo fence="true" stretchy="false">(</mo>
                    <mrow>
                      <mn>2</mn>
                    </mrow>
                    <mo fence="true" stretchy="false">)</mo>
                  </mrow>
                </mrow>
              </msqrt>
              <mo stretchy="false">⋅</mo>
              <mrow>
                <mo fence="true" stretchy="true">|</mo>
                <mrow>
                  <mi>w</mi>
                </mrow>
                <mo fence="true" stretchy="true">|</mo>
              </mrow>
            </mrow>
          </mrow>
        </mtd>
      </mtr>
      <mtr>
        <mtd>
          <mrow>
            <mi mathvariant="italic">FWHM</mi>
            <mo stretchy="false">=</mo>
            <mrow>
              <mn>2.35482</mn>
              <mo stretchy="false">⋅</mo>
              <mrow>
                <mo fence="true" stretchy="true">|</mo>
                <mrow>
                  <mi>w</mi>
                </mrow>
                <mo fence="true" stretchy="true">|</mo>
              </mrow>
            </mrow>
          </mrow>
        </mtd>
      </mtr>
    </mtable>
    <annotation encoding="StarMath 5.0">FWHM = 2 sqrt{2 ln(2) } cdot abs{w} newline FWHM = 2.35482 cdot abs{w}</annotation>
  </semantics>
</math>
</file>

<file path=Object 14/content.xml><?xml version="1.0" encoding="utf-8"?>
<math xmlns="http://www.w3.org/1998/Math/MathML" display="block">
  <semantics>
    <mtable>
      <mtr>
        <mtd>
          <mrow>
            <mi>x</mi>
            <mo stretchy="false">=</mo>
            <mrow>
              <msub>
                <mi>x</mi>
                <mi mathvariant="italic">aligned</mi>
              </msub>
              <mo stretchy="false">−</mo>
              <msub>
                <mi>x</mi>
                <mn>0</mn>
              </msub>
              <mo stretchy="false">−</mo>
              <msub>
                <mi>x</mi>
                <mi>t</mi>
              </msub>
            </mrow>
          </mrow>
        </mtd>
      </mtr>
      <mtr>
        <mtd>
          <mrow>
            <mi>y</mi>
            <mo stretchy="false">=</mo>
            <mrow>
              <msub>
                <mi>y</mi>
                <mi mathvariant="italic">aligned</mi>
              </msub>
              <mo stretchy="false">−</mo>
              <msub>
                <mi>y</mi>
                <mn>0</mn>
              </msub>
              <mo stretchy="false">−</mo>
              <msub>
                <mi>y</mi>
                <mi>t</mi>
              </msub>
            </mrow>
          </mrow>
        </mtd>
      </mtr>
      <mtr>
        <mtd>
          <mrow>
            <msub>
              <mi>x</mi>
              <mi mathvariant="italic">mm</mi>
            </msub>
            <mo stretchy="false">=</mo>
            <mrow>
              <mi>x</mi>
              <mo stretchy="false">×</mo>
              <msub>
                <mi>p</mi>
                <mi>w</mi>
              </msub>
            </mrow>
          </mrow>
        </mtd>
      </mtr>
      <mtr>
        <mtd>
          <mrow>
            <msub>
              <mi>y</mi>
              <mi mathvariant="italic">mm</mi>
            </msub>
            <mo stretchy="false">=</mo>
            <mrow>
              <mi>y</mi>
              <mo stretchy="false">×</mo>
              <msub>
                <mi>p</mi>
                <mi>h</mi>
              </msub>
            </mrow>
          </mrow>
        </mtd>
      </mtr>
      <mtr>
        <mtd>
          <mrow>
            <msub>
              <mi>x</mi>
              <mi mathvariant="italic">temp</mi>
            </msub>
            <mo stretchy="false">=</mo>
            <mfrac>
              <mrow>
                <mrow>
                  <mo fence="true" stretchy="false">(</mo>
                  <mrow>
                    <mrow>
                      <mrow>
                        <msub>
                          <mi>x</mi>
                          <mi mathvariant="italic">mm</mi>
                        </msub>
                        <mo stretchy="false">×</mo>
                        <mi>cos</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sin</mi>
                      </mrow>
                      <mrow>
                        <mo fence="true" stretchy="false">(</mo>
                        <mrow>
                          <mi mathvariant="normal">θ</mi>
                        </mrow>
                        <mo fence="true" stretchy="false">)</mo>
                      </mrow>
                    </mrow>
                  </mrow>
                  <mo fence="true" stretchy="false">)</mo>
                </mrow>
              </mrow>
              <mi mathvariant="italic">sc</mi>
            </mfrac>
          </mrow>
        </mtd>
      </mtr>
      <mtr>
        <mtd>
          <mrow>
            <msub>
              <mi>y</mi>
              <mi mathvariant="italic">temp</mi>
            </msub>
            <mo stretchy="false">=</mo>
            <mfrac>
              <mrow>
                <mrow>
                  <mo fence="true" stretchy="false">(</mo>
                  <mrow>
                    <mrow>
                      <mrow>
                        <msub>
                          <mi>x</mi>
                          <mi mathvariant="italic">mm</mi>
                        </msub>
                        <mo stretchy="false">×</mo>
                        <mi>sin</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cos</mi>
                      </mrow>
                      <mrow>
                        <mo fence="true" stretchy="false">(</mo>
                        <mrow>
                          <mi mathvariant="normal">θ</mi>
                        </mrow>
                        <mo fence="true" stretchy="false">)</mo>
                      </mrow>
                    </mrow>
                  </mrow>
                  <mo fence="true" stretchy="false">)</mo>
                </mrow>
              </mrow>
              <mi mathvariant="italic">sc</mi>
            </mfrac>
          </mrow>
        </mtd>
      </mtr>
      <mtr>
        <mtd>
          <mrow>
            <msub>
              <mi>x</mi>
              <mi mathvariant="italic">original</mi>
            </msub>
            <mo stretchy="false">=</mo>
            <mrow>
              <msub>
                <mi>x</mi>
                <mn>0</mn>
              </msub>
              <mo stretchy="false">+</mo>
              <mfrac>
                <msub>
                  <mi>x</mi>
                  <mi mathvariant="italic">temp</mi>
                </msub>
                <msub>
                  <mi>p</mi>
                  <mi>w</mi>
                </msub>
              </mfrac>
            </mrow>
          </mrow>
        </mtd>
      </mtr>
      <mtr>
        <mtd>
          <mrow>
            <msub>
              <mi>y</mi>
              <mi mathvariant="italic">original</mi>
            </msub>
            <mo stretchy="false">=</mo>
            <mrow>
              <msub>
                <mi>y</mi>
                <mn>0</mn>
              </msub>
              <mo stretchy="false">+</mo>
              <mfrac>
                <msub>
                  <mi>y</mi>
                  <mi mathvariant="italic">temp</mi>
                </msub>
                <msub>
                  <mi>p</mi>
                  <mi>h</mi>
                </msub>
              </mfrac>
            </mrow>
          </mrow>
        </mtd>
      </mtr>
    </mtable>
    <annotation encoding="StarMath 5.0">x = x_aligned - x_0 - x_t newline
y = y_aligned - y_0 - y_t newline
x_mm = x times p_w newline
y_mm = y times p_h newline
x_temp = {(x_mm times cos(%theta)) - (y_mm times sin(%theta))} over {sc} newline
y_temp = {(x_mm times sin(%theta)) + (y_mm times cos(%theta))} over {sc} newline
x_original = x_0 + x_temp over p_w newline
y_original = y_0 + y_temp over p_h</annotation>
  </semantics>
</math>
</file>

<file path=Object 15/content.xml><?xml version="1.0" encoding="utf-8"?>
<math xmlns="http://www.w3.org/1998/Math/MathML" display="block">
  <semantics>
    <mtable>
      <mtr>
        <mtd>
          <mrow>
            <msub>
              <mi>x</mi>
              <mi mathvariant="italic">temp</mi>
            </msub>
            <mo stretchy="false">=</mo>
            <mrow>
              <mrow>
                <mo fence="true" stretchy="false">(</mo>
                <mrow>
                  <mrow>
                    <msub>
                      <mi>x</mi>
                      <mi mathvariant="italic">original</mi>
                    </msub>
                    <mo stretchy="false">−</mo>
                    <msub>
                      <mi>x</mi>
                      <mn>0</mn>
                    </msub>
                  </mrow>
                </mrow>
                <mo fence="true" stretchy="false">)</mo>
              </mrow>
              <mo stretchy="false">×</mo>
              <msub>
                <mi>p</mi>
                <mi>w</mi>
              </msub>
            </mrow>
          </mrow>
        </mtd>
      </mtr>
      <mtr>
        <mtd>
          <mrow>
            <msub>
              <mi>y</mi>
              <mi mathvariant="italic">temp</mi>
            </msub>
            <mo stretchy="false">=</mo>
            <mrow>
              <mrow>
                <mo fence="true" stretchy="false">(</mo>
                <mrow>
                  <mrow>
                    <msub>
                      <mi>y</mi>
                      <mi mathvariant="italic">original</mi>
                    </msub>
                    <mo stretchy="false">−</mo>
                    <msub>
                      <mi>y</mi>
                      <mn>0</mn>
                    </msub>
                  </mrow>
                </mrow>
                <mo fence="true" stretchy="false">)</mo>
              </mrow>
              <mo stretchy="false">×</mo>
              <msub>
                <mi>p</mi>
                <mi>h</mi>
              </msub>
            </mrow>
          </mrow>
        </mtd>
      </mtr>
      <mtr>
        <mtd>
          <mrow>
            <msub>
              <mi>x</mi>
              <mi mathvariant="italic">temp</mi>
            </msub>
            <mo stretchy="false">=</mo>
            <mrow>
              <msub>
                <mi>x</mi>
                <mi mathvariant="italic">temp</mi>
              </msub>
              <mo stretchy="false">×</mo>
              <mi mathvariant="italic">sc</mi>
            </mrow>
          </mrow>
        </mtd>
      </mtr>
      <mtr>
        <mtd>
          <mrow>
            <msub>
              <mi>y</mi>
              <mi mathvariant="italic">temp</mi>
            </msub>
            <mo stretchy="false">=</mo>
            <mrow>
              <msub>
                <mi>y</mi>
                <mi mathvariant="italic">temp</mi>
              </msub>
              <mo stretchy="false">×</mo>
              <mi mathvariant="italic">sc</mi>
            </mrow>
          </mrow>
        </mtd>
      </mtr>
      <mtr>
        <mtd>
          <mrow>
            <mrow>
              <msub>
                <mi>x</mi>
                <mi mathvariant="italic">mm</mi>
              </msub>
              <mo stretchy="false">=</mo>
              <mrow>
                <msub>
                  <mi>x</mi>
                  <mi mathvariant="italic">temp</mi>
                </msub>
                <mo stretchy="false">×</mo>
                <mi>cos</mi>
              </mrow>
            </mrow>
            <mrow>
              <mrow>
                <mo fence="true" stretchy="false">(</mo>
                <mrow>
                  <mi mathvariant="normal">θ</mi>
                </mrow>
                <mo fence="true" stretchy="false">)</mo>
              </mrow>
              <mo stretchy="false">+</mo>
              <mrow>
                <msub>
                  <mi>y</mi>
                  <mi mathvariant="italic">temp</mi>
                </msub>
                <mo stretchy="false">×</mo>
                <mi>sin</mi>
              </mrow>
            </mrow>
            <mrow>
              <mo fence="true" stretchy="false">(</mo>
              <mrow>
                <mi mathvariant="normal">θ</mi>
              </mrow>
              <mo fence="true" stretchy="false">)</mo>
            </mrow>
          </mrow>
        </mtd>
      </mtr>
      <mtr>
        <mtd>
          <mrow>
            <mrow>
              <msub>
                <mi>y</mi>
                <mi mathvariant="italic">mm</mi>
              </msub>
              <mo stretchy="false">=</mo>
              <mrow>
                <msub>
                  <mi>y</mi>
                  <mi mathvariant="italic">temp</mi>
                </msub>
                <mo stretchy="false">×</mo>
                <mi>cos</mi>
              </mrow>
            </mrow>
            <mrow>
              <mrow>
                <mo fence="true" stretchy="false">(</mo>
                <mrow>
                  <mi mathvariant="normal">θ</mi>
                </mrow>
                <mo fence="true" stretchy="false">)</mo>
              </mrow>
              <mo stretchy="false">−</mo>
              <mrow>
                <msub>
                  <mi>x</mi>
                  <mi mathvariant="italic">temp</mi>
                </msub>
                <mo stretchy="false">×</mo>
                <mi>sin</mi>
              </mrow>
            </mrow>
            <mrow>
              <mo fence="true" stretchy="false">(</mo>
              <mrow>
                <mi mathvariant="normal">θ</mi>
              </mrow>
              <mo fence="true" stretchy="false">)</mo>
            </mrow>
          </mrow>
        </mtd>
      </mtr>
      <mtr>
        <mtd>
          <mrow>
            <mi>x</mi>
            <mo stretchy="false">=</mo>
            <mfrac>
              <msub>
                <mi>x</mi>
                <mi mathvariant="italic">mm</mi>
              </msub>
              <msub>
                <mi>p</mi>
                <mi>w</mi>
              </msub>
            </mfrac>
          </mrow>
        </mtd>
      </mtr>
      <mtr>
        <mtd>
          <mrow>
            <mi>y</mi>
            <mo stretchy="false">=</mo>
            <mfrac>
              <msub>
                <mi>y</mi>
                <mi mathvariant="italic">mm</mi>
              </msub>
              <msub>
                <mi>p</mi>
                <mi>h</mi>
              </msub>
            </mfrac>
          </mrow>
        </mtd>
      </mtr>
      <mtr>
        <mtd>
          <mrow>
            <msub>
              <mi>x</mi>
              <mi mathvariant="italic">aligned</mi>
            </msub>
            <mo stretchy="false">=</mo>
            <mrow>
              <mi>x</mi>
              <mo stretchy="false">+</mo>
              <msub>
                <mi>x</mi>
                <mn>0</mn>
              </msub>
              <mo stretchy="false">+</mo>
              <msub>
                <mi>x</mi>
                <mi>t</mi>
              </msub>
            </mrow>
          </mrow>
        </mtd>
      </mtr>
      <mtr>
        <mtd>
          <mrow>
            <msub>
              <mi>y</mi>
              <mi mathvariant="italic">aligned</mi>
            </msub>
            <mo stretchy="false">=</mo>
            <mrow>
              <mi>y</mi>
              <mo stretchy="false">+</mo>
              <msub>
                <mi>y</mi>
                <mn>0</mn>
              </msub>
              <mo stretchy="false">+</mo>
              <msub>
                <mi>y</mi>
                <mi>t</mi>
              </msub>
            </mrow>
          </mrow>
        </mtd>
      </mtr>
    </mtable>
    <annotation encoding="StarMath 5.0">x_temp = (x_original - x_0) times p_w newline
y_temp = (y_original - y_0) times p_h newline
x_temp = x_temp times sc newline
y_temp = y_temp times sc newline
x_mm = x_temp times cos(%theta) + y_temp times sin(%theta) newline
y_mm = y_temp times cos(%theta) - x_temp times sin(%theta) newline
x = x_mm over p_w newline
y = y_mm over p_h newline
x_aligned = x + x_0 + x_t newline
y_aligned = y + y_0 + y_t

</annotation>
  </semantics>
</math>
</file>

<file path=Object 2/content.xml><?xml version="1.0" encoding="utf-8"?>
<math xmlns="http://www.w3.org/1998/Math/MathML" display="block">
  <semantics>
    <mrow>
      <mrow>
        <mi mathvariant="normal">η</mi>
        <mo stretchy="false">−</mo>
        <mi>y</mi>
      </mrow>
      <mo stretchy="false">=</mo>
      <mrow>
        <mi mathvariant="italic">dx</mi>
        <mo stretchy="false">+</mo>
        <mi mathvariant="italic">ey</mi>
        <mo stretchy="false">+</mo>
        <mi>f</mi>
      </mrow>
    </mrow>
    <annotation encoding="StarMath 5.0">%eta -y = dx + ey + f</annotation>
  </semantics>
</math>
</file>

<file path=Object 3/content.xml><?xml version="1.0" encoding="utf-8"?>
<math xmlns="http://www.w3.org/1998/Math/MathML" display="block">
  <semantics>
    <mrow>
      <mrow>
        <mi mathvariant="normal">ζ</mi>
        <mo stretchy="false">−</mo>
        <mi>x</mi>
      </mrow>
      <mo stretchy="false">=</mo>
      <mrow>
        <mi mathvariant="italic">ax</mi>
        <mo stretchy="false">+</mo>
        <mi mathvariant="italic">by</mi>
        <mo stretchy="false">+</mo>
        <mi>c</mi>
      </mrow>
    </mrow>
    <annotation encoding="StarMath 5.0">%zeta -x = ax + by + c
</annotation>
  </semantics>
</math>
</file>

<file path=Object 4/content.xml><?xml version="1.0" encoding="utf-8"?>
<math xmlns="http://www.w3.org/1998/Math/MathML" display="block">
  <semantics>
    <mrow>
      <mrow>
        <mi mathvariant="normal">ζ</mi>
        <mo stretchy="false">=</mo>
        <mi>tan</mi>
      </mrow>
      <mrow>
        <mo fence="true" stretchy="false">(</mo>
        <mrow>
          <mi mathvariant="normal">ε</mi>
        </mrow>
        <mo fence="true" stretchy="false">)</mo>
      </mrow>
      <mi>cos</mi>
      <mrow>
        <mrow>
          <mo fence="true" stretchy="false">(</mo>
          <mrow>
            <mi mathvariant="normal">γ</mi>
          </mrow>
          <mo fence="true" stretchy="false">)</mo>
        </mrow>
        <mo stretchy="false">=</mo>
        <mfrac>
          <mrow>
            <mi>sin</mi>
            <mrow>
              <mo fence="true" stretchy="false">(</mo>
              <mrow>
                <mrow>
                  <mi mathvariant="normal">α</mi>
                  <mo stretchy="false">−</mo>
                  <mi>A</mi>
                </mrow>
              </mrow>
              <mo fence="true" stretchy="false">)</mo>
            </mrow>
          </mrow>
          <mrow>
            <mi>sin</mi>
            <mi>D</mi>
            <mi>tan</mi>
            <mrow>
              <mi mathvariant="normal">δ</mi>
              <mo stretchy="false">+</mo>
              <mi>cos</mi>
            </mrow>
            <mi>D</mi>
            <mi>cos</mi>
            <mrow>
              <mo fence="true" stretchy="false">(</mo>
              <mrow>
                <mrow>
                  <mi mathvariant="normal">α</mi>
                  <mo stretchy="false">−</mo>
                  <mi>A</mi>
                </mrow>
              </mrow>
              <mo fence="true" stretchy="false">)</mo>
            </mrow>
          </mrow>
        </mfrac>
      </mrow>
    </mrow>
    <annotation encoding="StarMath 5.0">%zeta = tan(%varepsilon ) cos(%gamma ) = {sin(%alpha -A)} over {sin{D}tan{%delta}+cos{D}cos(%alpha-A)} </annotation>
  </semantics>
</math>
</file>

<file path=Object 5/content.xml><?xml version="1.0" encoding="utf-8"?>
<math xmlns="http://www.w3.org/1998/Math/MathML" display="block">
  <semantics>
    <mrow>
      <mi>s</mi>
      <mo stretchy="false">=</mo>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mrow>
    <annotation encoding="StarMath 5.0">s=sqrt{(x_1-x_2)^2 + (y_1-y_2)^2 } </annotation>
  </semantics>
</math>
</file>

<file path=Object 6/content.xml><?xml version="1.0" encoding="utf-8"?>
<math xmlns="http://www.w3.org/1998/Math/MathML" display="block">
  <semantics>
    <mrow>
      <mi>cos</mi>
      <mrow>
        <mrow>
          <mo fence="true" stretchy="false">(</mo>
          <mrow>
            <mi mathvariant="normal">ω</mi>
          </mrow>
          <mo fence="true" stretchy="false">)</mo>
        </mrow>
        <mo stretchy="false">=</mo>
        <mi>sin</mi>
      </mrow>
      <mrow>
        <mo fence="true" stretchy="false">(</mo>
        <mrow>
          <msub>
            <mi mathvariant="normal">δ</mi>
            <mn>1</mn>
          </msub>
        </mrow>
        <mo fence="true" stretchy="false">)</mo>
      </mrow>
      <mi>sin</mi>
      <mrow>
        <mrow>
          <mo fence="true" stretchy="false">(</mo>
          <mrow>
            <msub>
              <mi mathvariant="normal">δ</mi>
              <mn>2</mn>
            </msub>
          </mrow>
          <mo fence="true" stretchy="false">)</mo>
        </mrow>
        <mo stretchy="false">+</mo>
        <mi>cos</mi>
      </mrow>
      <mrow>
        <mo fence="true" stretchy="false">(</mo>
        <mrow>
          <msub>
            <mi mathvariant="normal">δ</mi>
            <mn>1</mn>
          </msub>
        </mrow>
        <mo fence="true" stretchy="false">)</mo>
      </mrow>
      <mi>cos</mi>
      <mrow>
        <mo fence="true" stretchy="false">(</mo>
        <mrow>
          <msub>
            <mi mathvariant="normal">δ</mi>
            <mn>2</mn>
          </msub>
        </mrow>
        <mo fence="true" stretchy="false">)</mo>
      </mrow>
      <mi>cos</mi>
      <mrow>
        <mo fence="true" stretchy="false">(</mo>
        <mrow>
          <mrow>
            <msub>
              <mi mathvariant="normal">α</mi>
              <mn>1</mn>
            </msub>
            <mo stretchy="false">−</mo>
            <msub>
              <mi mathvariant="normal">α</mi>
              <mn>2</mn>
            </msub>
          </mrow>
        </mrow>
        <mo fence="true" stretchy="false">)</mo>
      </mrow>
    </mrow>
    <annotation encoding="StarMath 5.0">cos(%omega) = sin(%delta_{1})sin(%delta_{2})+cos(%delta_1)cos(%delta_2)cos(%alpha_1-%alpha_2)</annotation>
  </semantics>
</math>
</file>

<file path=Object 7/content.xml><?xml version="1.0" encoding="utf-8"?>
<math xmlns="http://www.w3.org/1998/Math/MathML" display="block">
  <semantics>
    <mrow>
      <mi>F</mi>
      <mo stretchy="false">=</mo>
      <mfrac>
        <mi>s</mi>
        <mi mathvariant="normal">ω</mi>
      </mfrac>
    </mrow>
    <annotation encoding="StarMath 5.0">F={s} over %omega </annotation>
  </semantics>
</math>
</file>

<file path=Object 8/content.xml><?xml version="1.0" encoding="utf-8"?>
<math xmlns="http://www.w3.org/1998/Math/MathML" display="block">
  <semantics>
    <mrow>
      <mi mathvariant="normal">σ</mi>
      <mo stretchy="false">=</mo>
      <msqrt>
        <msup>
          <mi>s</mi>
          <mn>2</mn>
        </msup>
      </msqrt>
    </mrow>
    <annotation encoding="StarMath 5.0">%sigma = sqrt{s^2} </annotation>
  </semantics>
</math>
</file>

<file path=Object 9/content.xml><?xml version="1.0" encoding="utf-8"?>
<math xmlns="http://www.w3.org/1998/Math/MathML" display="block">
  <semantics>
    <mtable>
      <mtr>
        <mtd columnalign="left">
          <mrow>
            <mrow>
              <mi mathvariant="normal">σ</mi>
              <mo stretchy="false">=</mo>
              <mi mathvariant="italic">standard</mi>
            </mrow>
            <mi mathvariant="italic">deviation</mi>
          </mrow>
        </mtd>
      </mtr>
      <mtr>
        <mtd columnalign="left">
          <mrow>
            <msup>
              <mi>s</mi>
              <mn>2</mn>
            </msup>
            <mo stretchy="false">=</mo>
            <mi mathvariant="italic">variance</mi>
          </mrow>
        </mtd>
      </mtr>
      <mtr>
        <mtd columnalign="left">
          <mrow>
            <mover accent="true">
              <mi>x</mi>
              <mo stretchy="false">¯</mo>
            </mover>
            <mo stretchy="false">=</mo>
            <mi mathvariant="italic">mean</mi>
          </mrow>
        </mtd>
      </mtr>
    </mtable>
    <annotation encoding="StarMath 5.0">alignl{%sigma = standard deviation} newline 
alignl{s^{2} = variance} newline
alignl{bar x} = mean 
 </annotation>
  </semantics>
</math>
</file>